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Жирный" style:font-family-generic="roman" style:font-pitch="variable"/>
    <style:font-face style:name="Times New Roman2" svg:font-family="'Times New Roman'" style:font-adornments="Жирный курсив" style:font-family-generic="roman" style:font-pitch="variable"/>
    <style:font-face style:name="Times New Roman3" svg:font-family="'Times New Roman'" style:font-adornments="Обычный" style:font-family-generic="roman" style:font-pitch="variable"/>
  </office:font-face-decls>
  <office:automatic-styles>
    <style:style style:name="P1" style:family="paragraph" style:parent-style-name="Standard">
      <style:paragraph-properties fo:line-height="150%" fo:text-align="end" style:justify-single-word="false"/>
      <style:text-properties style:font-name="Times New Roman" fo:font-size="14pt" fo:font-weight="normal" officeooo:rsid="000ffefd" officeooo:paragraph-rsid="000ffefd" style:font-size-asian="12.25pt" style:font-weight-asian="normal" style:font-size-complex="14pt" style:font-weight-complex="normal"/>
    </style:style>
    <style:style style:name="P2" style:family="paragraph" style:parent-style-name="Standard">
      <style:paragraph-properties fo:line-height="150%" fo:text-align="center" style:justify-single-word="false"/>
      <style:text-properties style:font-name="Times New Roman" fo:font-size="14pt" fo:font-weight="normal" officeooo:rsid="000ffefd" officeooo:paragraph-rsid="000ffefd" style:font-size-asian="12.25pt" style:font-weight-asian="normal" style:font-size-complex="14pt" style:font-weight-complex="normal"/>
    </style:style>
    <style:style style:name="P3" style:family="paragraph" style:parent-style-name="Standard">
      <style:paragraph-properties fo:line-height="150%" fo:text-align="center" style:justify-single-word="false"/>
      <style:text-properties style:font-name="Times New Roman" fo:font-size="14pt" fo:font-weight="normal" officeooo:rsid="0011e969" officeooo:paragraph-rsid="0011e969" style:font-size-asian="12.25pt" style:font-weight-asian="normal" style:font-size-complex="14pt" style:font-weight-complex="normal"/>
    </style:style>
    <style:style style:name="P4" style:family="paragraph" style:parent-style-name="Standard">
      <style:paragraph-properties fo:margin-top="0.101cm" fo:margin-bottom="0.101cm" style:contextual-spacing="false" fo:line-height="150%" fo:text-align="center" style:justify-single-word="false"/>
      <style:text-properties style:font-name="Times New Roman" fo:font-size="14pt" fo:font-weight="normal" officeooo:rsid="0011e969" officeooo:paragraph-rsid="0011e969" style:font-size-asian="12.25pt" style:font-weight-asian="normal" style:font-size-complex="14pt" style:font-weight-complex="normal"/>
    </style:style>
    <style:style style:name="P5"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1e969" officeooo:paragraph-rsid="0011e969" style:font-size-asian="12.25pt" style:font-weight-asian="normal" style:font-size-complex="14pt" style:font-weight-complex="normal"/>
    </style:style>
    <style:style style:name="P6"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1e969" officeooo:paragraph-rsid="0018f097" style:font-size-asian="12.25pt" style:font-weight-asian="normal" style:font-size-complex="14pt" style:font-weight-complex="normal"/>
    </style:style>
    <style:style style:name="P7" style:family="paragraph" style:parent-style-name="Standard">
      <style:paragraph-properties fo:margin-top="0.101cm" fo:margin-bottom="0.101cm" style:contextual-spacing="false" fo:line-height="150%" fo:text-align="center" style:justify-single-word="false"/>
      <style:text-properties style:font-name="Times New Roman" fo:font-size="14pt" fo:font-weight="normal" officeooo:rsid="0018f097" officeooo:paragraph-rsid="0018f097" style:font-size-asian="12.25pt" style:font-weight-asian="normal" style:font-size-complex="14pt" style:font-weight-complex="normal"/>
    </style:style>
    <style:style style:name="P8"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8f097" officeooo:paragraph-rsid="0018f097" style:font-size-asian="12.25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style:font-name="Times New Roman" fo:font-size="14pt" fo:font-weight="normal" officeooo:rsid="0018f097" style:font-size-asian="12.25pt" style:font-weight-asian="normal" style:font-size-complex="14pt" style:font-weight-complex="normal"/>
    </style:style>
    <style:style style:name="P10"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b8107" officeooo:paragraph-rsid="001b8107" style:font-size-asian="12.25pt" style:font-weight-asian="normal" style:font-size-complex="14pt" style:font-weight-complex="normal"/>
    </style:style>
    <style:style style:name="P11" style:family="paragraph" style:parent-style-name="Standard">
      <style:paragraph-properties fo:line-height="150%" fo:text-align="justify" style:justify-single-word="false"/>
      <style:text-properties style:font-name="Times New Roman" fo:font-size="14pt" fo:font-weight="normal" officeooo:rsid="0020763e" officeooo:paragraph-rsid="001eba2b" style:font-size-asian="12.25pt" style:font-weight-asian="normal" style:font-size-complex="14pt" style:font-weight-complex="normal"/>
    </style:style>
    <style:style style:name="P12" style:family="paragraph" style:parent-style-name="Standard">
      <style:paragraph-properties fo:line-height="150%" fo:text-align="justify" style:justify-single-word="false"/>
      <style:text-properties style:font-name="Times New Roman" fo:font-size="14pt" fo:font-weight="normal" officeooo:rsid="0020763e" officeooo:paragraph-rsid="0020763e" style:font-size-asian="12.25pt" style:font-weight-asian="normal" style:font-size-complex="14pt" style:font-weight-complex="normal"/>
    </style:style>
    <style:style style:name="P13" style:family="paragraph" style:parent-style-name="Standard">
      <style:paragraph-properties fo:line-height="150%" fo:text-align="start" style:justify-single-word="false"/>
      <style:text-properties style:font-name="Times New Roman" fo:font-size="14pt" fo:font-weight="normal" officeooo:rsid="0020763e" officeooo:paragraph-rsid="001eba2b" style:font-size-asian="12.25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Times New Roman" fo:font-size="14pt" fo:font-weight="normal" officeooo:rsid="0020dd99" officeooo:paragraph-rsid="0020763e" style:font-size-asian="12.25pt" style:font-weight-asian="normal" style:font-size-complex="14pt" style:font-weight-complex="normal"/>
    </style:style>
    <style:style style:name="P15" style:family="paragraph" style:parent-style-name="Standard">
      <style:paragraph-properties fo:line-height="150%" fo:text-align="justify" style:justify-single-word="false"/>
      <style:text-properties style:font-name="Times New Roman" fo:font-size="14pt" fo:font-weight="normal" officeooo:rsid="00228fcf" officeooo:paragraph-rsid="00228fcf" style:font-size-asian="12.25pt" style:font-weight-asian="normal" style:font-size-complex="14pt" style:font-weight-complex="normal"/>
    </style:style>
    <style:style style:name="P16"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e6582" officeooo:paragraph-rsid="001b8107" style:font-size-asian="12.25pt" style:font-weight-asian="normal" style:font-size-complex="14pt" style:font-weight-complex="normal"/>
    </style:style>
    <style:style style:name="P17" style:family="paragraph" style:parent-style-name="Standard">
      <style:paragraph-properties fo:line-height="150%" fo:text-align="justify" style:justify-single-word="false"/>
      <style:text-properties style:font-name="Times New Roman" fo:font-size="14pt" fo:font-weight="normal" officeooo:rsid="001eba2b" officeooo:paragraph-rsid="001eba2b" style:font-size-asian="12.25pt" style:font-weight-asian="normal" style:font-size-complex="14pt" style:font-weight-complex="normal"/>
    </style:style>
    <style:style style:name="P18" style:family="paragraph" style:parent-style-name="Standard">
      <style:paragraph-properties fo:line-height="150%" fo:text-align="justify" style:justify-single-word="false"/>
      <style:text-properties style:font-name="Times New Roman" fo:font-size="14pt" fo:font-weight="normal" officeooo:rsid="0024700e" officeooo:paragraph-rsid="0020763e" style:font-size-asian="12.25pt" style:font-weight-asian="normal" style:font-size-complex="14pt" style:font-weight-complex="normal"/>
    </style:style>
    <style:style style:name="P19" style:family="paragraph" style:parent-style-name="Standard">
      <style:paragraph-properties fo:line-height="150%" fo:text-align="justify" style:justify-single-word="false"/>
      <style:text-properties style:font-name="Times New Roman" fo:font-size="14pt" fo:font-weight="normal" officeooo:rsid="0024700e" officeooo:paragraph-rsid="0024700e" style:font-size-asian="12.25pt" style:font-weight-asian="normal" style:font-size-complex="14pt" style:font-weight-complex="normal"/>
    </style:style>
    <style:style style:name="P20" style:family="paragraph" style:parent-style-name="Standard">
      <style:paragraph-properties fo:line-height="150%" fo:text-align="justify" style:justify-single-word="false"/>
      <style:text-properties style:font-name="Times New Roman" fo:font-size="14pt" fo:font-weight="normal" officeooo:rsid="0024ea1c" officeooo:paragraph-rsid="0024700e" style:font-size-asian="12.25pt" style:font-weight-asian="normal" style:font-size-complex="14pt" style:font-weight-complex="normal"/>
    </style:style>
    <style:style style:name="P21" style:family="paragraph" style:parent-style-name="Standard">
      <style:paragraph-properties fo:line-height="150%" fo:text-align="justify" style:justify-single-word="false"/>
      <style:text-properties style:font-name="Times New Roman" fo:font-size="14pt" fo:font-weight="normal" officeooo:rsid="0024ea1c" officeooo:paragraph-rsid="0024ea1c" style:font-size-asian="12.25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style:font-name="Times New Roman" fo:font-size="14pt" fo:font-weight="normal" officeooo:rsid="00272448" officeooo:paragraph-rsid="00272448" style:font-size-asian="12.25pt" style:font-weight-asian="normal" style:font-size-complex="14pt" style:font-weight-complex="normal"/>
    </style:style>
    <style:style style:name="P23" style:family="paragraph" style:parent-style-name="Text_20_body">
      <style:paragraph-properties fo:line-height="150%" fo:text-align="justify" style:justify-single-word="false"/>
      <style:text-properties style:font-name="Times New Roman" fo:font-size="14pt" fo:font-weight="normal" officeooo:rsid="0028b01b" officeooo:paragraph-rsid="00272448" style:font-size-asian="12.25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style:font-name="Times New Roman" fo:font-size="14pt" fo:font-weight="normal" officeooo:rsid="00296e17" officeooo:paragraph-rsid="00296e17" style:font-size-asian="12.25pt" style:font-weight-asian="normal" style:font-size-complex="14pt" style:font-weight-complex="normal"/>
    </style:style>
    <style:style style:name="P25" style:family="paragraph" style:parent-style-name="Text_20_body">
      <style:paragraph-properties fo:line-height="150%" fo:text-align="justify" style:justify-single-word="false"/>
      <style:text-properties style:font-name="Times New Roman" fo:font-size="14pt" fo:font-weight="normal" officeooo:rsid="002a36d2" officeooo:paragraph-rsid="002a36d2" style:font-size-asian="12.25pt" style:font-weight-asian="normal" style:font-size-complex="14pt" style:font-weight-complex="normal"/>
    </style:style>
    <style:style style:name="P26" style:family="paragraph" style:parent-style-name="Standard">
      <style:paragraph-properties fo:line-height="150%" fo:text-align="justify" style:justify-single-word="false"/>
      <style:text-properties style:font-name="Times New Roman" fo:font-size="14pt" fo:font-weight="normal" officeooo:rsid="00313eaf" officeooo:paragraph-rsid="00313eaf" style:font-size-asian="12.25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style:font-name="Times New Roman" fo:font-size="14pt" fo:font-weight="normal" officeooo:rsid="00313eaf" officeooo:paragraph-rsid="00313eaf" style:font-size-asian="12.25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style:font-name="Times New Roman" fo:font-size="14pt" fo:font-weight="normal" officeooo:rsid="00313eaf" officeooo:paragraph-rsid="002facdb" style:font-size-asian="12.25pt" style:font-weight-asian="normal" style:font-size-complex="14pt" style:font-weight-complex="normal"/>
    </style:style>
    <style:style style:name="P29" style:family="paragraph" style:parent-style-name="Text_20_body">
      <style:paragraph-properties fo:line-height="150%" fo:text-align="justify" style:justify-single-word="false"/>
      <style:text-properties style:font-name="Times New Roman" fo:font-size="14pt" fo:font-weight="normal" officeooo:rsid="002facdb" officeooo:paragraph-rsid="002facdb" style:font-size-asian="12.25pt" style:font-weight-asian="normal" style:font-size-complex="14pt" style:font-weight-complex="normal"/>
    </style:style>
    <style:style style:name="P30" style:family="paragraph" style:parent-style-name="Text_20_body">
      <style:paragraph-properties fo:line-height="150%" fo:text-align="justify" style:justify-single-word="false"/>
      <style:text-properties style:font-name="Times New Roman" fo:font-size="14pt" fo:font-weight="normal" officeooo:rsid="0031e576" officeooo:paragraph-rsid="0031e576" style:font-size-asian="12.25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style:font-name="Times New Roman" fo:font-size="14pt" fo:font-weight="normal" officeooo:rsid="0032a04c" officeooo:paragraph-rsid="0032a04c" style:font-size-asian="12.25pt" style:font-weight-asian="normal" style:font-size-complex="14pt" style:font-weight-complex="normal"/>
    </style:style>
    <style:style style:name="P32" style:family="paragraph" style:parent-style-name="Text_20_body">
      <style:paragraph-properties fo:line-height="150%" fo:text-align="justify" style:justify-single-word="false"/>
      <style:text-properties style:font-name="Times New Roman" fo:font-size="14pt" fo:font-weight="normal" officeooo:rsid="003464fa" style:font-size-asian="12.25pt" style:font-weight-asian="normal" style:font-size-complex="14pt" style:font-weight-complex="normal"/>
    </style:style>
    <style:style style:name="P33" style:family="paragraph" style:parent-style-name="Text_20_body">
      <style:paragraph-properties fo:line-height="150%" fo:text-align="justify" style:justify-single-word="false"/>
      <style:text-properties style:font-name="Times New Roman" fo:font-size="14pt" fo:font-weight="normal" officeooo:rsid="00362a03" officeooo:paragraph-rsid="00362a03" style:font-size-asian="12.25pt" style:font-weight-asian="normal" style:font-size-complex="14pt" style:font-weight-complex="normal"/>
    </style:style>
    <style:style style:name="P34" style:family="paragraph" style:parent-style-name="Text_20_body">
      <style:paragraph-properties fo:line-height="150%" fo:text-align="justify" style:justify-single-word="false"/>
      <style:text-properties style:font-name="Times New Roman" fo:font-size="14pt" fo:font-weight="normal" officeooo:rsid="0039fb66" officeooo:paragraph-rsid="0039fb66" style:font-size-asian="12.25pt" style:font-weight-asian="normal" style:font-size-complex="14pt" style:font-weight-complex="normal"/>
    </style:style>
    <style:style style:name="P35" style:family="paragraph" style:parent-style-name="Text_20_body">
      <style:paragraph-properties fo:line-height="150%" fo:text-align="justify" style:justify-single-word="false"/>
      <style:text-properties style:font-name="Times New Roman" fo:font-size="14pt" fo:font-weight="normal" officeooo:rsid="003b9fc1" officeooo:paragraph-rsid="0039fb66" style:font-size-asian="12.25pt" style:font-weight-asian="normal" style:font-size-complex="14pt" style:font-weight-complex="normal"/>
    </style:style>
    <style:style style:name="P36" style:family="paragraph" style:parent-style-name="Text_20_body">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37" style:family="paragraph" style:parent-style-name="Text_20_body">
      <style:paragraph-properties fo:line-height="150%" fo:text-align="justify" style:justify-single-word="false"/>
      <style:text-properties style:font-name="Times New Roman" fo:font-size="14pt" fo:font-weight="normal" officeooo:rsid="003bc016" officeooo:paragraph-rsid="003b9fc1" style:font-size-asian="12.25pt" style:font-weight-asian="normal" style:font-size-complex="14pt" style:font-weight-complex="normal"/>
    </style:style>
    <style:style style:name="P38" style:family="paragraph" style:parent-style-name="Text_20_body">
      <style:paragraph-properties fo:line-height="150%" fo:text-align="justify" style:justify-single-word="false"/>
      <style:text-properties style:font-name="Times New Roman" fo:font-size="14pt" fo:font-weight="normal" officeooo:rsid="003bc016" officeooo:paragraph-rsid="003bc016" style:font-size-asian="12.25pt" style:font-weight-asian="normal" style:font-size-complex="14pt" style:font-weight-complex="normal"/>
    </style:style>
    <style:style style:name="P39" style:family="paragraph" style:parent-style-name="Standard">
      <style:paragraph-properties fo:margin-top="0.101cm" fo:margin-bottom="0.101cm" style:contextual-spacing="false" fo:line-height="150%" fo:text-align="justify" style:justify-single-word="false"/>
      <style:text-properties style:font-name="Times New Roman" fo:font-size="14pt" fo:font-style="normal" officeooo:rsid="001735fb" officeooo:paragraph-rsid="00151848" style:font-size-asian="14pt" style:font-style-asian="normal" style:font-size-complex="14pt" style:font-style-complex="normal"/>
    </style:style>
    <style:style style:name="P40" style:family="paragraph" style:parent-style-name="Standard">
      <style:paragraph-properties fo:line-height="150%" fo:text-align="center" style:justify-single-word="false"/>
      <style:text-properties style:font-name="Times New Roman" fo:font-size="14pt" style:font-size-asian="12.25pt" style:font-size-complex="14pt"/>
    </style:style>
    <style:style style:name="P41" style:family="paragraph" style:parent-style-name="Standard">
      <style:paragraph-properties fo:line-height="150%" fo:text-align="center" style:justify-single-word="false"/>
      <style:text-properties style:font-name="Times New Roman" fo:font-size="16pt" fo:font-weight="bold" officeooo:rsid="000ffefd" officeooo:paragraph-rsid="000ffefd" style:font-size-asian="14pt" style:font-weight-asian="bold" style:font-size-complex="16pt" style:font-weight-complex="bold"/>
    </style:style>
    <style:style style:name="P42" style:family="paragraph" style:parent-style-name="Standard">
      <style:paragraph-properties fo:line-height="150%" fo:text-align="center" style:justify-single-word="false"/>
      <style:text-properties style:font-name="Times New Roman" fo:font-size="18pt" fo:font-weight="bold" officeooo:rsid="000ffefd" officeooo:paragraph-rsid="000ffefd" style:font-size-asian="18pt" style:font-weight-asian="bold" style:font-size-complex="18pt" style:font-weight-complex="bold"/>
    </style:style>
    <style:style style:name="P43" style:family="paragraph" style:parent-style-name="Standard">
      <style:paragraph-properties fo:line-height="150%" fo:text-align="justify" style:justify-single-word="false"/>
      <style:text-properties officeooo:paragraph-rsid="0011e969"/>
    </style:style>
    <style:style style:name="P44" style:family="paragraph" style:parent-style-name="Standard">
      <style:paragraph-properties fo:margin-top="0.101cm" fo:margin-bottom="0.101cm" style:contextual-spacing="false" fo:line-height="150%" fo:text-align="justify" style:justify-single-word="false"/>
      <style:text-properties officeooo:paragraph-rsid="00151848"/>
    </style:style>
    <style:style style:name="P45" style:family="paragraph" style:parent-style-name="Standard">
      <style:paragraph-properties fo:margin-top="0.101cm" fo:margin-bottom="0.101cm" style:contextual-spacing="false" fo:line-height="150%" fo:text-align="justify" style:justify-single-word="false"/>
      <style:text-properties officeooo:paragraph-rsid="0019ca73"/>
    </style:style>
    <style:style style:name="P46" style:family="paragraph" style:parent-style-name="Standard">
      <style:paragraph-properties fo:margin-top="0.101cm" fo:margin-bottom="0.101cm" style:contextual-spacing="false" fo:line-height="150%" fo:text-align="justify" style:justify-single-word="false"/>
      <style:text-properties officeooo:paragraph-rsid="001b8107"/>
    </style:style>
    <style:style style:name="P47" style:family="paragraph" style:parent-style-name="Standard">
      <style:paragraph-properties fo:line-height="150%" fo:text-align="justify" style:justify-single-word="false"/>
      <style:text-properties officeooo:paragraph-rsid="001eba2b"/>
    </style:style>
    <style:style style:name="P48" style:family="paragraph" style:parent-style-name="Standard">
      <style:paragraph-properties fo:line-height="150%" fo:text-align="justify" style:justify-single-word="false"/>
      <style:text-properties officeooo:paragraph-rsid="00206f90"/>
    </style:style>
    <style:style style:name="P49" style:family="paragraph" style:parent-style-name="Standard">
      <style:paragraph-properties fo:line-height="150%" fo:text-align="justify" style:justify-single-word="false"/>
      <style:text-properties officeooo:paragraph-rsid="0020763e"/>
    </style:style>
    <style:style style:name="P50" style:family="paragraph" style:parent-style-name="Standard">
      <style:paragraph-properties fo:line-height="150%" fo:text-align="justify" style:justify-single-word="false"/>
      <style:text-properties officeooo:paragraph-rsid="0024700e"/>
    </style:style>
    <style:style style:name="P51" style:family="paragraph" style:parent-style-name="Text_20_body">
      <style:paragraph-properties fo:line-height="150%" fo:text-align="justify" style:justify-single-word="false"/>
    </style:style>
    <style:style style:name="P52" style:family="paragraph" style:parent-style-name="Text_20_body">
      <style:paragraph-properties fo:line-height="150%" fo:text-align="justify" style:justify-single-word="false"/>
      <style:text-properties officeooo:paragraph-rsid="00272448"/>
    </style:style>
    <style:style style:name="P53" style:family="paragraph" style:parent-style-name="Text_20_body">
      <style:paragraph-properties fo:line-height="150%" fo:text-align="justify" style:justify-single-word="false"/>
      <style:text-properties officeooo:paragraph-rsid="00296e17"/>
    </style:style>
    <style:style style:name="P54" style:family="paragraph" style:parent-style-name="Text_20_body">
      <style:paragraph-properties fo:line-height="150%" fo:text-align="justify" style:justify-single-word="false"/>
      <style:text-properties officeooo:paragraph-rsid="002a36d2"/>
    </style:style>
    <style:style style:name="P55" style:family="paragraph" style:parent-style-name="Text_20_body">
      <style:paragraph-properties fo:line-height="150%" fo:text-align="justify" style:justify-single-word="false"/>
      <style:text-properties officeooo:paragraph-rsid="00362a03"/>
    </style:style>
    <style:style style:name="P56" style:family="paragraph" style:parent-style-name="Heading_20_2">
      <style:paragraph-properties fo:line-height="150%" fo:text-align="center" style:justify-single-word="false"/>
    </style:style>
    <style:style style:name="P57" style:family="paragraph" style:parent-style-name="Text_20_body">
      <style:paragraph-properties fo:line-height="150%" fo:text-align="center" style:justify-single-word="false"/>
    </style:style>
    <style:style style:name="P58" style:family="paragraph" style:parent-style-name="Standard">
      <style:paragraph-properties fo:margin-top="0.101cm" fo:margin-bottom="0.101cm" style:contextual-spacing="false" fo:line-height="150%" fo:text-align="justify" style:justify-single-word="false"/>
      <style:text-properties officeooo:rsid="001e6582" officeooo:paragraph-rsid="001e6582"/>
    </style:style>
    <style:style style:name="P59" style:family="paragraph" style:parent-style-name="Standard">
      <style:paragraph-properties fo:margin-top="0.101cm" fo:margin-bottom="0.101cm" style:contextual-spacing="false" fo:line-height="150%" fo:text-align="justify" style:justify-single-word="false"/>
      <style:text-properties officeooo:rsid="00206f90" officeooo:paragraph-rsid="00206f90"/>
    </style:style>
    <style:style style:name="P60" style:family="paragraph" style:parent-style-name="Standard">
      <style:paragraph-properties fo:line-height="150%" fo:text-align="justify" style:justify-single-word="false"/>
      <style:text-properties officeooo:rsid="0024700e" officeooo:paragraph-rsid="0020763e"/>
    </style:style>
    <style:style style:name="P61" style:family="paragraph" style:parent-style-name="Standard">
      <style:paragraph-properties fo:line-height="150%" fo:text-align="justify" style:justify-single-word="false"/>
      <style:text-properties officeooo:rsid="0024700e" officeooo:paragraph-rsid="0024700e"/>
    </style:style>
    <style:style style:name="P62" style:family="paragraph" style:parent-style-name="Standard">
      <style:paragraph-properties fo:line-height="150%" fo:text-align="justify" style:justify-single-word="false"/>
      <style:text-properties officeooo:rsid="0024ea1c" officeooo:paragraph-rsid="0024ea1c"/>
    </style:style>
    <style:style style:name="P63" style:family="paragraph" style:parent-style-name="Text_20_body">
      <style:paragraph-properties fo:line-height="150%" fo:text-align="justify" style:justify-single-word="false"/>
      <style:text-properties officeooo:rsid="00272448" officeooo:paragraph-rsid="00272448"/>
    </style:style>
    <style:style style:name="P64" style:family="paragraph" style:parent-style-name="Text_20_body">
      <style:paragraph-properties fo:line-height="150%" fo:text-align="justify" style:justify-single-word="false"/>
      <style:text-properties officeooo:rsid="00296e17" officeooo:paragraph-rsid="00296e17"/>
    </style:style>
    <style:style style:name="P65" style:family="paragraph" style:parent-style-name="Text_20_body">
      <style:paragraph-properties fo:line-height="150%" fo:text-align="justify" style:justify-single-word="false"/>
      <style:text-properties officeooo:rsid="002ba9fc" officeooo:paragraph-rsid="002ba9fc"/>
    </style:style>
    <style:style style:name="P66" style:family="paragraph" style:parent-style-name="Text_20_body">
      <style:paragraph-properties fo:line-height="150%" fo:text-align="justify" style:justify-single-word="false"/>
      <style:text-properties officeooo:rsid="00313eaf" officeooo:paragraph-rsid="00313eaf"/>
    </style:style>
    <style:style style:name="P67" style:family="paragraph" style:parent-style-name="Text_20_body">
      <style:paragraph-properties fo:line-height="150%" fo:text-align="justify" style:justify-single-word="false"/>
      <style:text-properties officeooo:rsid="002facdb" officeooo:paragraph-rsid="002facdb"/>
    </style:style>
    <style:style style:name="P68" style:family="paragraph" style:parent-style-name="Text_20_body">
      <style:paragraph-properties fo:line-height="150%" fo:text-align="justify" style:justify-single-word="false"/>
      <style:text-properties officeooo:rsid="0031e576" officeooo:paragraph-rsid="0031e576"/>
    </style:style>
    <style:style style:name="P69" style:family="paragraph" style:parent-style-name="Text_20_body">
      <style:paragraph-properties fo:line-height="150%" fo:text-align="justify" style:justify-single-word="false"/>
      <style:text-properties officeooo:rsid="0032a04c" officeooo:paragraph-rsid="0032a04c"/>
    </style:style>
    <style:style style:name="P70" style:family="paragraph" style:parent-style-name="Text_20_body">
      <style:paragraph-properties fo:line-height="150%" fo:text-align="justify" style:justify-single-word="false"/>
      <style:text-properties officeooo:rsid="0039fb66" officeooo:paragraph-rsid="0039fb66"/>
    </style:style>
    <style:style style:name="P71" style:family="paragraph" style:parent-style-name="Text_20_body">
      <style:paragraph-properties fo:line-height="150%" fo:text-align="justify" style:justify-single-word="false"/>
      <style:text-properties officeooo:rsid="003b9fc1" officeooo:paragraph-rsid="003b9fc1"/>
    </style:style>
    <style:style style:name="P72" style:family="paragraph" style:parent-style-name="Text_20_body">
      <style:paragraph-properties fo:line-height="150%" fo:text-align="justify" style:justify-single-word="false"/>
      <style:text-properties officeooo:rsid="003bc016" officeooo:paragraph-rsid="003bc016"/>
    </style:style>
    <style:style style:name="P73" style:family="paragraph" style:parent-style-name="Heading_20_2">
      <style:paragraph-properties fo:line-height="150%" fo:text-align="center" style:justify-single-word="false"/>
    </style:style>
    <style:style style:name="P74" style:family="paragraph" style:parent-style-name="Heading_20_3">
      <style:paragraph-properties fo:line-height="150%" fo:text-align="center" style:justify-single-word="false"/>
    </style:style>
    <style:style style:name="P75" style:family="paragraph" style:parent-style-name="Heading_20_3">
      <style:paragraph-properties fo:line-height="150%" fo:text-align="center" style:justify-single-word="false"/>
      <style:text-properties officeooo:paragraph-rsid="007fb405"/>
    </style:style>
    <style:style style:name="P76" style:family="paragraph" style:parent-style-name="Heading_20_3">
      <style:paragraph-properties fo:line-height="150%" fo:text-align="center" style:justify-single-word="false"/>
      <style:text-properties fo:font-weight="bold" style:font-weight-asian="bold" style:font-weight-complex="bold"/>
    </style:style>
    <style:style style:name="P77" style:family="paragraph" style:parent-style-name="Heading_20_3">
      <style:paragraph-properties fo:text-align="center" style:justify-single-word="false"/>
    </style:style>
    <style:style style:name="P78" style:family="paragraph" style:parent-style-name="Heading_20_4">
      <style:paragraph-properties fo:text-align="center" style:justify-single-word="false"/>
    </style:style>
    <style:style style:name="P79" style:family="paragraph" style:parent-style-name="Heading_20_4">
      <style:paragraph-properties fo:line-height="150%" fo:text-align="center" style:justify-single-word="false"/>
    </style:style>
    <style:style style:name="P80" style:family="paragraph" style:parent-style-name="Standard" style:list-style-name="L1">
      <style:paragraph-properties fo:margin-top="0.101cm" fo:margin-bottom="0.101cm" style:contextual-spacing="false" fo:line-height="150%" fo:text-align="justify" style:justify-single-word="false"/>
      <style:text-properties style:font-name="Times New Roman" fo:font-size="14pt" fo:font-weight="normal" officeooo:rsid="001e6582" officeooo:paragraph-rsid="001e6582" style:font-size-asian="12.25pt" style:font-weight-asian="normal" style:font-size-complex="14pt" style:font-weight-complex="normal"/>
    </style:style>
    <style:style style:name="P81" style:family="paragraph" style:parent-style-name="Standard" style:list-style-name="L56">
      <style:paragraph-properties fo:line-height="150%" fo:text-align="start" style:justify-single-word="false"/>
      <style:text-properties style:font-name="Times New Roman" fo:font-size="14pt" fo:font-weight="normal" officeooo:rsid="00154d2a" officeooo:paragraph-rsid="00154d2a" style:font-size-asian="12.25pt" style:font-weight-asian="normal" style:font-size-complex="14pt" style:font-weight-complex="normal"/>
    </style:style>
    <style:style style:name="P82" style:family="paragraph" style:parent-style-name="Standard" style:list-style-name="L56">
      <style:paragraph-properties fo:line-height="150%" fo:text-align="start" style:justify-single-word="false"/>
      <style:text-properties style:font-name="Times New Roman" fo:font-size="12pt" officeooo:paragraph-rsid="00674627" style:font-size-asian="12pt" style:font-size-complex="12pt"/>
    </style:style>
    <style:style style:name="P83" style:family="paragraph" style:parent-style-name="Standard" style:list-style-name="L1">
      <style:paragraph-properties fo:margin-top="0.101cm" fo:margin-bottom="0.101cm" style:contextual-spacing="false" fo:line-height="150%" fo:text-align="justify" style:justify-single-word="false"/>
      <style:text-properties officeooo:rsid="001e6582" officeooo:paragraph-rsid="001e6582"/>
    </style:style>
    <style:style style:name="P84" style:family="paragraph" style:parent-style-name="Standard" style:list-style-name="L56">
      <style:paragraph-properties fo:line-height="150%" fo:text-align="start" style:justify-single-word="false"/>
      <style:text-properties fo:font-size="12pt" officeooo:paragraph-rsid="00154d2a" style:font-size-asian="12pt" style:font-size-complex="12pt"/>
    </style:style>
    <style:style style:name="P85" style:family="paragraph" style:parent-style-name="Standard" style:list-style-name="L56">
      <style:paragraph-properties fo:line-height="150%" fo:text-align="start" style:justify-single-word="false"/>
      <style:text-properties officeooo:paragraph-rsid="00674627"/>
    </style:style>
    <style:style style:name="P86" style:family="paragraph" style:parent-style-name="Standard">
      <style:paragraph-properties fo:text-align="justify" style:justify-single-word="false"/>
      <style:text-properties officeooo:paragraph-rsid="008738fd"/>
    </style:style>
    <style:style style:name="P87" style:family="paragraph" style:parent-style-name="Standard" style:list-style-name="L56">
      <style:paragraph-properties fo:line-height="150%" fo:text-align="start" style:justify-single-word="false"/>
      <style:text-properties officeooo:rsid="007bda84" officeooo:paragraph-rsid="007bda84"/>
    </style:style>
    <style:style style:name="P88" style:family="paragraph" style:parent-style-name="Standard">
      <style:paragraph-properties fo:margin-top="0cm" fo:margin-bottom="0cm" style:contextual-spacing="false" fo:line-height="150%"/>
      <style:text-properties style:font-name="Times New Roman" fo:font-size="14pt" style:font-size-asian="12.25pt" style:font-size-complex="14pt"/>
    </style:style>
    <style:style style:name="P89" style:family="paragraph" style:parent-style-name="Standard">
      <style:paragraph-properties fo:margin-top="0cm" fo:margin-bottom="0cm" style:contextual-spacing="false" fo:line-height="150%" fo:text-align="center" style:justify-single-word="false"/>
      <style:text-properties style:font-name="Times New Roman" fo:font-size="14pt" officeooo:rsid="00857dec" officeooo:paragraph-rsid="00857dec" style:font-size-asian="12.25pt" style:font-size-complex="14pt"/>
    </style:style>
    <style:style style:name="P90" style:family="paragraph" style:parent-style-name="Standard">
      <style:paragraph-properties fo:margin-top="0cm" fo:margin-bottom="0cm" style:contextual-spacing="false" fo:line-height="150%" fo:text-align="justify" style:justify-single-word="false"/>
      <style:text-properties style:font-name="Times New Roman" fo:font-size="14pt" officeooo:rsid="00857dec" officeooo:paragraph-rsid="00857dec" style:font-size-asian="12.25pt" style:font-size-complex="14pt"/>
    </style:style>
    <style:style style:name="P91" style:family="paragraph" style:parent-style-name="Standard" style:list-style-name="L84">
      <style:paragraph-properties fo:margin-top="0cm" fo:margin-bottom="0cm" style:contextual-spacing="false" fo:line-height="150%" fo:text-align="justify" style:justify-single-word="false"/>
      <style:text-properties style:font-name="Times New Roman" fo:font-size="14pt" officeooo:rsid="00857dec" officeooo:paragraph-rsid="00857dec" style:font-size-asian="12.25pt" style:font-size-complex="14pt"/>
    </style:style>
    <style:style style:name="P92" style:family="paragraph" style:parent-style-name="Standard" style:list-style-name="L85">
      <style:text-properties officeooo:rsid="008738fd" officeooo:paragraph-rsid="008738fd"/>
    </style:style>
    <style:style style:name="P93" style:family="paragraph" style:parent-style-name="Standard">
      <style:text-properties officeooo:rsid="008738fd" officeooo:paragraph-rsid="008738fd"/>
    </style:style>
    <style:style style:name="P94" style:family="paragraph" style:parent-style-name="Standard" style:list-style-name="L86">
      <style:text-properties officeooo:rsid="008738fd" officeooo:paragraph-rsid="008738fd"/>
    </style:style>
    <style:style style:name="P95" style:family="paragraph" style:parent-style-name="Standard" style:list-style-name="L86">
      <style:text-properties officeooo:paragraph-rsid="008738fd"/>
    </style:style>
    <style:style style:name="P96" style:family="paragraph" style:parent-style-name="Standard">
      <style:text-properties officeooo:paragraph-rsid="008738fd"/>
    </style:style>
    <style:style style:name="P97" style:family="paragraph" style:parent-style-name="Text_20_body" style:list-style-name="L2">
      <style:paragraph-properties fo:line-height="150%" fo:text-align="justify" style:justify-single-word="false"/>
      <style:text-properties officeooo:paragraph-rsid="00272448"/>
    </style:style>
    <style:style style:name="P98" style:family="paragraph" style:parent-style-name="Text_20_body" style:list-style-name="L3">
      <style:paragraph-properties fo:line-height="150%" fo:text-align="justify" style:justify-single-word="false"/>
      <style:text-properties officeooo:paragraph-rsid="00296e17"/>
    </style:style>
    <style:style style:name="P99" style:family="paragraph" style:parent-style-name="Text_20_body">
      <style:paragraph-properties fo:margin-top="0.101cm" fo:margin-bottom="0.347cm" style:contextual-spacing="false" fo:line-height="150%" fo:text-align="justify" style:justify-single-word="false"/>
      <style:text-properties officeooo:paragraph-rsid="0079d823"/>
    </style:style>
    <style:style style:name="P100" style:family="paragraph" style:parent-style-name="Text_20_body">
      <style:paragraph-properties fo:line-height="150%" fo:text-align="justify" style:justify-single-word="false"/>
      <style:text-properties officeooo:paragraph-rsid="0079d823"/>
    </style:style>
    <style:style style:name="P101" style:family="paragraph" style:parent-style-name="Text_20_body">
      <style:paragraph-properties fo:line-height="150%" fo:text-align="justify" style:justify-single-word="false"/>
    </style:style>
    <style:style style:name="P102" style:family="paragraph" style:parent-style-name="Text_20_body">
      <style:paragraph-properties fo:line-height="150%" fo:text-align="justify" style:justify-single-word="false"/>
      <style:text-properties officeooo:paragraph-rsid="00454bb0"/>
    </style:style>
    <style:style style:name="P103" style:family="paragraph" style:parent-style-name="Text_20_body">
      <style:paragraph-properties fo:line-height="150%" fo:text-align="justify" style:justify-single-word="false"/>
      <style:text-properties officeooo:paragraph-rsid="0053a9c3"/>
    </style:style>
    <style:style style:name="P104" style:family="paragraph" style:parent-style-name="Text_20_body">
      <style:paragraph-properties fo:line-height="150%" fo:text-align="justify" style:justify-single-word="false"/>
      <style:text-properties officeooo:paragraph-rsid="0056c027"/>
    </style:style>
    <style:style style:name="P105" style:family="paragraph" style:parent-style-name="Text_20_body">
      <style:paragraph-properties fo:line-height="150%" fo:text-align="justify" style:justify-single-word="false"/>
      <style:text-properties officeooo:paragraph-rsid="00647a30"/>
    </style:style>
    <style:style style:name="P106" style:family="paragraph" style:parent-style-name="Text_20_body" style:list-style-name="L54">
      <style:paragraph-properties fo:line-height="150%" fo:text-align="justify" style:justify-single-word="false"/>
      <style:text-properties officeooo:paragraph-rsid="0068f843"/>
    </style:style>
    <style:style style:name="P107" style:family="paragraph" style:parent-style-name="Text_20_body" style:list-style-name="L55">
      <style:paragraph-properties fo:line-height="150%" fo:text-align="justify" style:justify-single-word="false"/>
      <style:text-properties officeooo:paragraph-rsid="006ea4f0"/>
    </style:style>
    <style:style style:name="P108" style:family="paragraph" style:parent-style-name="Text_20_body">
      <style:paragraph-properties fo:line-height="150%" fo:text-align="justify" style:justify-single-word="false"/>
      <style:text-properties officeooo:paragraph-rsid="0073cb18"/>
    </style:style>
    <style:style style:name="P109" style:family="paragraph" style:parent-style-name="Text_20_body">
      <style:paragraph-properties fo:line-height="150%" fo:text-align="justify" style:justify-single-word="false"/>
      <style:text-properties officeooo:paragraph-rsid="007039bf"/>
    </style:style>
    <style:style style:name="P110" style:family="paragraph" style:parent-style-name="Text_20_body" style:list-style-name="L58">
      <style:paragraph-properties fo:line-height="150%" fo:text-align="justify" style:justify-single-word="false"/>
      <style:text-properties officeooo:paragraph-rsid="007039bf"/>
    </style:style>
    <style:style style:name="P111" style:family="paragraph" style:parent-style-name="Text_20_body" style:list-style-name="L62">
      <style:paragraph-properties fo:line-height="150%" fo:text-align="justify" style:justify-single-word="false"/>
      <style:text-properties officeooo:paragraph-rsid="007039bf"/>
    </style:style>
    <style:style style:name="P112" style:family="paragraph" style:parent-style-name="Text_20_body" style:list-style-name="L64">
      <style:paragraph-properties fo:line-height="150%" fo:text-align="justify" style:justify-single-word="false"/>
      <style:text-properties officeooo:paragraph-rsid="007039bf"/>
    </style:style>
    <style:style style:name="P113" style:family="paragraph" style:parent-style-name="Text_20_body" style:list-style-name="L72">
      <style:paragraph-properties fo:line-height="150%" fo:text-align="justify" style:justify-single-word="false"/>
      <style:text-properties officeooo:paragraph-rsid="007039bf"/>
    </style:style>
    <style:style style:name="P114" style:family="paragraph" style:parent-style-name="Text_20_body" style:list-style-name="L67">
      <style:paragraph-properties fo:line-height="150%" fo:text-align="justify" style:justify-single-word="false"/>
      <style:text-properties officeooo:paragraph-rsid="007039bf"/>
    </style:style>
    <style:style style:name="P115" style:family="paragraph" style:parent-style-name="Text_20_body" style:list-style-name="L68">
      <style:paragraph-properties fo:line-height="150%" fo:text-align="justify" style:justify-single-word="false"/>
      <style:text-properties officeooo:paragraph-rsid="007039bf"/>
    </style:style>
    <style:style style:name="P116" style:family="paragraph" style:parent-style-name="Text_20_body" style:list-style-name="L69">
      <style:paragraph-properties fo:line-height="150%" fo:text-align="justify" style:justify-single-word="false"/>
      <style:text-properties officeooo:paragraph-rsid="007039bf"/>
    </style:style>
    <style:style style:name="P117" style:family="paragraph" style:parent-style-name="Text_20_body" style:list-style-name="L70">
      <style:paragraph-properties fo:line-height="150%" fo:text-align="justify" style:justify-single-word="false"/>
      <style:text-properties officeooo:paragraph-rsid="007039bf"/>
    </style:style>
    <style:style style:name="P118" style:family="paragraph" style:parent-style-name="Text_20_body" style:list-style-name="L71">
      <style:paragraph-properties fo:line-height="150%" fo:text-align="justify" style:justify-single-word="false"/>
      <style:text-properties officeooo:paragraph-rsid="007039bf"/>
    </style:style>
    <style:style style:name="P119" style:family="paragraph" style:parent-style-name="Text_20_body" style:list-style-name="L73">
      <style:paragraph-properties fo:line-height="150%" fo:text-align="justify" style:justify-single-word="false"/>
      <style:text-properties officeooo:paragraph-rsid="007039bf"/>
    </style:style>
    <style:style style:name="P120" style:family="paragraph" style:parent-style-name="Text_20_body" style:list-style-name="L75">
      <style:paragraph-properties fo:line-height="150%" fo:text-align="justify" style:justify-single-word="false"/>
      <style:text-properties officeooo:paragraph-rsid="007039bf"/>
    </style:style>
    <style:style style:name="P121" style:family="paragraph" style:parent-style-name="Text_20_body" style:list-style-name="L76">
      <style:paragraph-properties fo:line-height="150%" fo:text-align="justify" style:justify-single-word="false"/>
      <style:text-properties officeooo:paragraph-rsid="00763d5e"/>
    </style:style>
    <style:style style:name="P122" style:family="paragraph" style:parent-style-name="Text_20_body">
      <style:paragraph-properties fo:line-height="150%" fo:text-align="justify" style:justify-single-word="false"/>
      <style:text-properties officeooo:paragraph-rsid="00763d5e"/>
    </style:style>
    <style:style style:name="P123" style:family="paragraph" style:parent-style-name="Text_20_body">
      <style:paragraph-properties fo:line-height="150%" fo:text-align="justify" style:justify-single-word="false"/>
      <style:text-properties officeooo:paragraph-rsid="0078f7b9"/>
    </style:style>
    <style:style style:name="P124" style:family="paragraph" style:parent-style-name="Text_20_body" style:list-style-name="L79">
      <style:paragraph-properties fo:line-height="150%" fo:text-align="justify" style:justify-single-word="false"/>
      <style:text-properties officeooo:paragraph-rsid="0079d823"/>
    </style:style>
    <style:style style:name="P125" style:family="paragraph" style:parent-style-name="Text_20_body" style:list-style-name="L81">
      <style:paragraph-properties fo:line-height="150%" fo:text-align="justify" style:justify-single-word="false"/>
      <style:text-properties officeooo:paragraph-rsid="0079d823"/>
    </style:style>
    <style:style style:name="P126" style:family="paragraph" style:parent-style-name="Text_20_body" style:list-style-name="L80">
      <style:paragraph-properties fo:line-height="150%" fo:text-align="justify" style:justify-single-word="false"/>
      <style:text-properties officeooo:paragraph-rsid="0079d823"/>
    </style:style>
    <style:style style:name="P127" style:family="paragraph" style:parent-style-name="Text_20_body" style:list-style-name="L82">
      <style:paragraph-properties fo:line-height="150%" fo:text-align="justify" style:justify-single-word="false"/>
      <style:text-properties officeooo:paragraph-rsid="007cac15"/>
    </style:style>
    <style:style style:name="P128" style:family="paragraph" style:parent-style-name="Text_20_body">
      <style:paragraph-properties fo:margin-top="0cm" fo:margin-bottom="0.146cm" style:contextual-spacing="false" fo:line-height="150%" fo:text-align="justify" style:justify-single-word="false"/>
      <style:text-properties officeooo:paragraph-rsid="00848fde"/>
    </style:style>
    <style:style style:name="P129" style:family="paragraph" style:parent-style-name="Text_20_body">
      <style:paragraph-properties fo:line-height="150%" fo:text-align="center" style:justify-single-word="false"/>
    </style:style>
    <style:style style:name="P130" style:family="paragraph" style:parent-style-name="Text_20_body" style:list-style-name="L60">
      <style:paragraph-properties fo:line-height="150%"/>
    </style:style>
    <style:style style:name="P131" style:family="paragraph" style:parent-style-name="Text_20_body" style:list-style-name="L61">
      <style:paragraph-properties fo:line-height="150%"/>
    </style:style>
    <style:style style:name="P132" style:family="paragraph" style:parent-style-name="Text_20_body">
      <style:paragraph-properties fo:line-height="150%"/>
    </style:style>
    <style:style style:name="P133" style:family="paragraph" style:parent-style-name="Text_20_body" style:list-style-name="L3">
      <style:paragraph-properties fo:line-height="150%" fo:text-align="justify" style:justify-single-word="false"/>
      <style:text-properties style:font-name="Times New Roman" fo:font-size="14pt" fo:font-weight="normal" officeooo:rsid="00296e17" officeooo:paragraph-rsid="00296e17" style:font-size-asian="12.25pt" style:font-weight-asian="normal" style:font-size-complex="14pt" style:font-weight-complex="normal"/>
    </style:style>
    <style:style style:name="P134" style:family="paragraph" style:parent-style-name="Text_20_body" style:list-style-name="L4">
      <style:paragraph-properties fo:line-height="150%" fo:text-align="justify" style:justify-single-word="false"/>
      <style:text-properties style:font-name="Times New Roman" fo:font-size="14pt" fo:font-weight="normal" officeooo:rsid="0039fb66" officeooo:paragraph-rsid="0039fb66" style:font-size-asian="12.25pt" style:font-weight-asian="normal" style:font-size-complex="14pt" style:font-weight-complex="normal"/>
    </style:style>
    <style:style style:name="P135" style:family="paragraph" style:parent-style-name="Text_20_body" style:list-style-name="L5">
      <style:paragraph-properties fo:line-height="150%" fo:text-align="justify" style:justify-single-word="false"/>
      <style:text-properties style:font-name="Times New Roman" fo:font-size="14pt" fo:font-weight="normal" officeooo:rsid="0039fb66" officeooo:paragraph-rsid="0039fb66" style:font-size-asian="12.25pt" style:font-weight-asian="normal" style:font-size-complex="14pt" style:font-weight-complex="normal"/>
    </style:style>
    <style:style style:name="P136" style:family="paragraph" style:parent-style-name="Text_20_body" style:list-style-name="L6">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137" style:family="paragraph" style:parent-style-name="Text_20_body" style:list-style-name="L7">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138" style:family="paragraph" style:parent-style-name="Text_20_body" style:list-style-name="L8">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139" style:family="paragraph" style:parent-style-name="Text_20_body" style:list-style-name="L9">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140" style:family="paragraph" style:parent-style-name="Text_20_body" style:list-style-name="L10">
      <style:paragraph-properties fo:line-height="150%" fo:text-align="justify" style:justify-single-word="false"/>
      <style:text-properties style:font-name="Times New Roman" fo:font-size="14pt" fo:font-weight="normal" officeooo:rsid="003bc016" officeooo:paragraph-rsid="003bc016" style:font-size-asian="12.25pt" style:font-weight-asian="normal" style:font-size-complex="14pt" style:font-weight-complex="normal"/>
    </style:style>
    <style:style style:name="P141" style:family="paragraph" style:parent-style-name="Text_20_body" style:list-style-name="L11">
      <style:paragraph-properties fo:line-height="150%" fo:text-align="justify" style:justify-single-word="false"/>
      <style:text-properties style:font-name="Times New Roman" fo:font-size="14pt" fo:font-weight="normal" officeooo:rsid="003bc016" officeooo:paragraph-rsid="003bc016" style:font-size-asian="12.25pt" style:font-weight-asian="normal" style:font-size-complex="14pt" style:font-weight-complex="normal"/>
    </style:style>
    <style:style style:name="P142" style:family="paragraph" style:parent-style-name="Text_20_body">
      <style:paragraph-properties fo:line-height="150%" fo:text-align="justify" style:justify-single-word="false"/>
      <style:text-properties style:font-name="Times New Roman" fo:font-size="14pt" fo:font-weight="normal" officeooo:rsid="00439be4" style:font-size-asian="12.25pt" style:font-weight-asian="normal" style:font-size-complex="14pt" style:font-weight-complex="normal"/>
    </style:style>
    <style:style style:name="P143" style:family="paragraph" style:parent-style-name="Text_20_body" style:list-style-name="L12">
      <style:paragraph-properties fo:line-height="150%" fo:text-align="justify" style:justify-single-word="false"/>
      <style:text-properties style:font-name="Times New Roman" fo:font-size="14pt" fo:font-weight="normal" officeooo:rsid="00439be4" officeooo:paragraph-rsid="00439be4" style:font-size-asian="12.25pt" style:font-weight-asian="normal" style:font-size-complex="14pt" style:font-weight-complex="normal"/>
    </style:style>
    <style:style style:name="P144" style:family="paragraph" style:parent-style-name="Text_20_body">
      <style:paragraph-properties fo:line-height="150%" fo:text-align="justify" style:justify-single-word="false"/>
      <style:text-properties style:font-name="Times New Roman" fo:font-size="14pt" fo:font-weight="normal" officeooo:rsid="00454bb0" style:font-size-asian="12.25pt" style:font-weight-asian="normal" style:font-size-complex="14pt" style:font-weight-complex="normal"/>
    </style:style>
    <style:style style:name="P145" style:family="paragraph" style:parent-style-name="Text_20_body" style:list-style-name="L13">
      <style:paragraph-properties fo:line-height="150%" fo:text-align="justify" style:justify-single-word="false"/>
      <style:text-properties style:font-name="Times New Roman" fo:font-size="14pt" fo:font-weight="normal" officeooo:rsid="00454bb0" officeooo:paragraph-rsid="00454bb0" style:font-size-asian="12.25pt" style:font-weight-asian="normal" style:font-size-complex="14pt" style:font-weight-complex="normal"/>
    </style:style>
    <style:style style:name="P146" style:family="paragraph" style:parent-style-name="Text_20_body">
      <style:paragraph-properties fo:line-height="150%" fo:text-align="justify" style:justify-single-word="false"/>
      <style:text-properties style:font-name="Times New Roman" fo:font-size="14pt" fo:font-weight="normal" officeooo:rsid="00454bb0" officeooo:paragraph-rsid="00454bb0" style:font-size-asian="12.25pt" style:font-weight-asian="normal" style:font-size-complex="14pt" style:font-weight-complex="normal"/>
    </style:style>
    <style:style style:name="P147" style:family="paragraph" style:parent-style-name="Text_20_body" style:list-style-name="L14">
      <style:paragraph-properties fo:line-height="150%" fo:text-align="justify" style:justify-single-word="false"/>
      <style:text-properties style:font-name="Times New Roman" fo:font-size="14pt" fo:font-weight="normal" officeooo:rsid="00454bb0" officeooo:paragraph-rsid="00454bb0" style:font-size-asian="12.25pt" style:font-weight-asian="normal" style:font-size-complex="14pt" style:font-weight-complex="normal"/>
    </style:style>
    <style:style style:name="P148" style:family="paragraph" style:parent-style-name="Text_20_body">
      <style:paragraph-properties fo:line-height="150%" fo:text-align="justify" style:justify-single-word="false"/>
      <style:text-properties style:font-name="Times New Roman" fo:font-size="14pt" fo:font-weight="normal" officeooo:rsid="0046cbd7" style:font-size-asian="12.25pt" style:font-weight-asian="normal" style:font-size-complex="14pt" style:font-weight-complex="normal"/>
    </style:style>
    <style:style style:name="P149" style:family="paragraph" style:parent-style-name="Text_20_body" style:list-style-name="L15">
      <style:paragraph-properties fo:line-height="150%" fo:text-align="justify" style:justify-single-word="false"/>
      <style:text-properties style:font-name="Times New Roman" fo:font-size="14pt" fo:font-weight="normal" officeooo:rsid="0046cbd7" officeooo:paragraph-rsid="0046cbd7" style:font-size-asian="12.25pt" style:font-weight-asian="normal" style:font-size-complex="14pt" style:font-weight-complex="normal"/>
    </style:style>
    <style:style style:name="P150" style:family="paragraph" style:parent-style-name="Text_20_body" style:list-style-name="L15">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151" style:family="paragraph" style:parent-style-name="Text_20_body">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152" style:family="paragraph" style:parent-style-name="Text_20_body" style:list-style-name="L16">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153" style:family="paragraph" style:parent-style-name="Text_20_body" style:list-style-name="L17">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154" style:family="paragraph" style:parent-style-name="Text_20_body">
      <style:paragraph-properties fo:line-height="150%" fo:text-align="justify" style:justify-single-word="false"/>
      <style:text-properties style:font-name="Times New Roman" fo:font-size="14pt" fo:font-weight="normal" officeooo:rsid="00494d87" style:font-size-asian="12.25pt" style:font-weight-asian="normal" style:font-size-complex="14pt" style:font-weight-complex="normal"/>
    </style:style>
    <style:style style:name="P155" style:family="paragraph" style:parent-style-name="Text_20_body" style:list-style-name="L18">
      <style:paragraph-properties fo:line-height="150%" fo:text-align="justify" style:justify-single-word="false"/>
      <style:text-properties style:font-name="Times New Roman" fo:font-size="14pt" fo:font-weight="normal" officeooo:rsid="00494d87" officeooo:paragraph-rsid="00494d87" style:font-size-asian="12.25pt" style:font-weight-asian="normal" style:font-size-complex="14pt" style:font-weight-complex="normal"/>
    </style:style>
    <style:style style:name="P156" style:family="paragraph" style:parent-style-name="Text_20_body">
      <style:paragraph-properties fo:line-height="150%" fo:text-align="justify" style:justify-single-word="false"/>
      <style:text-properties style:font-name="Times New Roman" fo:font-size="14pt" fo:font-weight="normal" officeooo:rsid="00494d87" officeooo:paragraph-rsid="00494d87" style:font-size-asian="12.25pt" style:font-weight-asian="normal" style:font-size-complex="14pt" style:font-weight-complex="normal"/>
    </style:style>
    <style:style style:name="P157" style:family="paragraph" style:parent-style-name="Text_20_body" style:list-style-name="L19">
      <style:paragraph-properties fo:line-height="150%" fo:text-align="justify" style:justify-single-word="false"/>
      <style:text-properties style:font-name="Times New Roman" fo:font-size="14pt" fo:font-weight="normal" officeooo:rsid="00494d87" officeooo:paragraph-rsid="00494d87" style:font-size-asian="12.25pt" style:font-weight-asian="normal" style:font-size-complex="14pt" style:font-weight-complex="normal"/>
    </style:style>
    <style:style style:name="P158" style:family="paragraph" style:parent-style-name="Text_20_body">
      <style:paragraph-properties fo:line-height="150%" fo:text-align="justify" style:justify-single-word="false"/>
      <style:text-properties style:font-name="Times New Roman" fo:font-size="14pt" fo:font-weight="normal" officeooo:rsid="004a199c" officeooo:paragraph-rsid="00494d87" style:font-size-asian="12.25pt" style:font-weight-asian="normal" style:font-size-complex="14pt" style:font-weight-complex="normal"/>
    </style:style>
    <style:style style:name="P159" style:family="paragraph" style:parent-style-name="Text_20_body" style:list-style-name="L20">
      <style:paragraph-properties fo:line-height="150%" fo:text-align="justify" style:justify-single-word="false"/>
      <style:text-properties style:font-name="Times New Roman" fo:font-size="14pt" fo:font-weight="normal" officeooo:rsid="004a199c" officeooo:paragraph-rsid="004a199c" style:font-size-asian="12.25pt" style:font-weight-asian="normal" style:font-size-complex="14pt" style:font-weight-complex="normal"/>
    </style:style>
    <style:style style:name="P160" style:family="paragraph" style:parent-style-name="Text_20_body">
      <style:paragraph-properties fo:line-height="150%" fo:text-align="justify" style:justify-single-word="false"/>
      <style:text-properties style:font-name="Times New Roman" fo:font-size="14pt" fo:font-weight="normal" officeooo:rsid="004a199c" officeooo:paragraph-rsid="004a199c" style:font-size-asian="12.25pt" style:font-weight-asian="normal" style:font-size-complex="14pt" style:font-weight-complex="normal"/>
    </style:style>
    <style:style style:name="P161" style:family="paragraph" style:parent-style-name="Text_20_body">
      <style:paragraph-properties fo:line-height="150%" fo:text-align="justify" style:justify-single-word="false"/>
      <style:text-properties style:font-name="Times New Roman" fo:font-size="14pt" fo:font-weight="normal" officeooo:rsid="004b7002" style:font-size-asian="12.25pt" style:font-weight-asian="normal" style:font-size-complex="14pt" style:font-weight-complex="normal"/>
    </style:style>
    <style:style style:name="P162" style:family="paragraph" style:parent-style-name="Text_20_body" style:list-style-name="L21">
      <style:paragraph-properties fo:line-height="150%" fo:text-align="justify" style:justify-single-word="false"/>
      <style:text-properties style:font-name="Times New Roman" fo:font-size="14pt" fo:font-weight="normal" officeooo:rsid="004b7002" officeooo:paragraph-rsid="004b7002" style:font-size-asian="12.25pt" style:font-weight-asian="normal" style:font-size-complex="14pt" style:font-weight-complex="normal"/>
    </style:style>
    <style:style style:name="P163" style:family="paragraph" style:parent-style-name="Text_20_body">
      <style:paragraph-properties fo:line-height="150%" fo:text-align="justify" style:justify-single-word="false"/>
      <style:text-properties style:font-name="Times New Roman" fo:font-size="14pt" fo:font-weight="normal" officeooo:rsid="004b7002" officeooo:paragraph-rsid="004b7002" style:font-size-asian="12.25pt" style:font-weight-asian="normal" style:font-size-complex="14pt" style:font-weight-complex="normal"/>
    </style:style>
    <style:style style:name="P164" style:family="paragraph" style:parent-style-name="Text_20_body" style:list-style-name="L22">
      <style:paragraph-properties fo:line-height="150%" fo:text-align="justify" style:justify-single-word="false"/>
      <style:text-properties style:font-name="Times New Roman" fo:font-size="14pt" fo:font-weight="normal" officeooo:rsid="004b7002" officeooo:paragraph-rsid="004b7002" style:font-size-asian="12.25pt" style:font-weight-asian="normal" style:font-size-complex="14pt" style:font-weight-complex="normal"/>
    </style:style>
    <style:style style:name="P165" style:family="paragraph" style:parent-style-name="Text_20_body" style:list-style-name="L23">
      <style:paragraph-properties fo:line-height="150%" fo:text-align="justify" style:justify-single-word="false"/>
      <style:text-properties style:font-name="Times New Roman" fo:font-size="14pt" fo:font-weight="normal" officeooo:rsid="004f7846" officeooo:paragraph-rsid="004f7846" style:font-size-asian="12.25pt" style:font-weight-asian="normal" style:font-size-complex="14pt" style:font-weight-complex="normal"/>
    </style:style>
    <style:style style:name="P166" style:family="paragraph" style:parent-style-name="Text_20_body">
      <style:paragraph-properties fo:line-height="150%" fo:text-align="justify" style:justify-single-word="false"/>
      <style:text-properties style:font-name="Times New Roman" fo:font-size="14pt" fo:font-weight="normal" officeooo:rsid="004f7846" officeooo:paragraph-rsid="004f7846" style:font-size-asian="12.25pt" style:font-weight-asian="normal" style:font-size-complex="14pt" style:font-weight-complex="normal"/>
    </style:style>
    <style:style style:name="P167" style:family="paragraph" style:parent-style-name="Text_20_body" style:list-style-name="L24">
      <style:paragraph-properties fo:line-height="150%" fo:text-align="justify" style:justify-single-word="false"/>
      <style:text-properties style:font-name="Times New Roman" fo:font-size="14pt" fo:font-weight="normal" officeooo:rsid="005176b7" officeooo:paragraph-rsid="005176b7" style:font-size-asian="12.25pt" style:font-weight-asian="normal" style:font-size-complex="14pt" style:font-weight-complex="normal"/>
    </style:style>
    <style:style style:name="P168" style:family="paragraph" style:parent-style-name="Text_20_body">
      <style:paragraph-properties fo:line-height="150%" fo:text-align="justify" style:justify-single-word="false"/>
      <style:text-properties style:font-name="Times New Roman" fo:font-size="14pt" fo:font-weight="normal" officeooo:rsid="005176b7" officeooo:paragraph-rsid="005176b7" style:font-size-asian="12.25pt" style:font-weight-asian="normal" style:font-size-complex="14pt" style:font-weight-complex="normal"/>
    </style:style>
    <style:style style:name="P169" style:family="paragraph" style:parent-style-name="Text_20_body" style:list-style-name="L25">
      <style:paragraph-properties fo:line-height="150%" fo:text-align="justify" style:justify-single-word="false"/>
      <style:text-properties style:font-name="Times New Roman" fo:font-size="14pt" fo:font-weight="normal" officeooo:rsid="005176b7" officeooo:paragraph-rsid="005176b7" style:font-size-asian="12.25pt" style:font-weight-asian="normal" style:font-size-complex="14pt" style:font-weight-complex="normal"/>
    </style:style>
    <style:style style:name="P170" style:family="paragraph" style:parent-style-name="Text_20_body" style:list-style-name="L26">
      <style:paragraph-properties fo:line-height="150%" fo:text-align="justify" style:justify-single-word="false"/>
      <style:text-properties style:font-name="Times New Roman" fo:font-size="14pt" fo:font-weight="normal" officeooo:rsid="0051e6a7" officeooo:paragraph-rsid="0051e6a7" style:font-size-asian="12.25pt" style:font-weight-asian="normal" style:font-size-complex="14pt" style:font-weight-complex="normal"/>
    </style:style>
    <style:style style:name="P171" style:family="paragraph" style:parent-style-name="Text_20_body">
      <style:paragraph-properties fo:line-height="150%" fo:text-align="justify" style:justify-single-word="false"/>
      <style:text-properties style:font-name="Times New Roman" fo:font-size="14pt" fo:font-weight="normal" officeooo:rsid="0053a9c3" officeooo:paragraph-rsid="0053a9c3" style:font-size-asian="12.25pt" style:font-weight-asian="normal" style:font-size-complex="14pt" style:font-weight-complex="normal"/>
    </style:style>
    <style:style style:name="P172" style:family="paragraph" style:parent-style-name="Text_20_body" style:list-style-name="L27">
      <style:paragraph-properties fo:line-height="150%" fo:text-align="justify" style:justify-single-word="false"/>
      <style:text-properties style:font-name="Times New Roman" fo:font-size="14pt" fo:font-weight="normal" officeooo:rsid="0053a9c3" officeooo:paragraph-rsid="0053a9c3" style:font-size-asian="12.25pt" style:font-weight-asian="normal" style:font-size-complex="14pt" style:font-weight-complex="normal"/>
    </style:style>
    <style:style style:name="P173" style:family="paragraph" style:parent-style-name="Text_20_body" style:list-style-name="L28">
      <style:paragraph-properties fo:line-height="150%" fo:text-align="justify" style:justify-single-word="false"/>
      <style:text-properties style:font-name="Times New Roman" fo:font-size="14pt" fo:font-weight="normal" officeooo:rsid="0053a9c3" officeooo:paragraph-rsid="0053a9c3" style:font-size-asian="12.25pt" style:font-weight-asian="normal" style:font-size-complex="14pt" style:font-weight-complex="normal"/>
    </style:style>
    <style:style style:name="P174" style:family="paragraph" style:parent-style-name="Text_20_body" style:list-style-name="L29">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175" style:family="paragraph" style:parent-style-name="Text_20_body">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176" style:family="paragraph" style:parent-style-name="Text_20_body" style:list-style-name="L30">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177" style:family="paragraph" style:parent-style-name="Text_20_body" style:list-style-name="L31">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178" style:family="paragraph" style:parent-style-name="Text_20_body" style:list-style-name="L32">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179" style:family="paragraph" style:parent-style-name="Text_20_body">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180" style:family="paragraph" style:parent-style-name="Text_20_body" style:list-style-name="L33">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181" style:family="paragraph" style:parent-style-name="Text_20_body" style:list-style-name="L34">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182" style:family="paragraph" style:parent-style-name="Text_20_body">
      <style:paragraph-properties fo:line-height="150%" fo:text-align="justify" style:justify-single-word="false"/>
      <style:text-properties style:font-name="Times New Roman" fo:font-size="14pt" fo:font-weight="normal" officeooo:rsid="00555efc" officeooo:paragraph-rsid="00555efc" style:font-size-asian="12.25pt" style:font-weight-asian="normal" style:font-size-complex="14pt" style:font-weight-complex="normal"/>
    </style:style>
    <style:style style:name="P183" style:family="paragraph" style:parent-style-name="Text_20_body" style:list-style-name="L35">
      <style:paragraph-properties fo:line-height="150%" fo:text-align="justify" style:justify-single-word="false"/>
      <style:text-properties style:font-name="Times New Roman" fo:font-size="14pt" fo:font-weight="normal" officeooo:rsid="00555efc" officeooo:paragraph-rsid="00555efc" style:font-size-asian="12.25pt" style:font-weight-asian="normal" style:font-size-complex="14pt" style:font-weight-complex="normal"/>
    </style:style>
    <style:style style:name="P184" style:family="paragraph" style:parent-style-name="Text_20_body" style:list-style-name="L36">
      <style:paragraph-properties fo:line-height="150%" fo:text-align="justify" style:justify-single-word="false"/>
      <style:text-properties style:font-name="Times New Roman" fo:font-size="14pt" fo:font-weight="normal" officeooo:rsid="00564dbf" officeooo:paragraph-rsid="00564dbf" style:font-size-asian="12.25pt" style:font-weight-asian="normal" style:font-size-complex="14pt" style:font-weight-complex="normal"/>
    </style:style>
    <style:style style:name="P185" style:family="paragraph" style:parent-style-name="Text_20_body">
      <style:paragraph-properties fo:line-height="150%" fo:text-align="justify" style:justify-single-word="false"/>
      <style:text-properties style:font-name="Times New Roman" fo:font-size="14pt" fo:font-weight="normal" officeooo:rsid="00564dbf" officeooo:paragraph-rsid="00564dbf" style:font-size-asian="12.25pt" style:font-weight-asian="normal" style:font-size-complex="14pt" style:font-weight-complex="normal"/>
    </style:style>
    <style:style style:name="P186" style:family="paragraph" style:parent-style-name="Text_20_body" style:list-style-name="L37">
      <style:paragraph-properties fo:line-height="150%" fo:text-align="justify" style:justify-single-word="false"/>
      <style:text-properties style:font-name="Times New Roman" fo:font-size="14pt" fo:font-weight="normal" officeooo:rsid="00564dbf" officeooo:paragraph-rsid="00564dbf" style:font-size-asian="12.25pt" style:font-weight-asian="normal" style:font-size-complex="14pt" style:font-weight-complex="normal"/>
    </style:style>
    <style:style style:name="P187" style:family="paragraph" style:parent-style-name="Text_20_body" style:list-style-name="L37">
      <style:paragraph-properties fo:line-height="150%" fo:text-align="justify" style:justify-single-word="false"/>
      <style:text-properties style:font-name="Times New Roman" fo:font-size="14pt" fo:font-weight="normal" officeooo:rsid="0056c027" officeooo:paragraph-rsid="0056c027" style:font-size-asian="12.25pt" style:font-weight-asian="normal" style:font-size-complex="14pt" style:font-weight-complex="normal"/>
    </style:style>
    <style:style style:name="P188" style:family="paragraph" style:parent-style-name="Text_20_body">
      <style:paragraph-properties fo:line-height="150%" fo:text-align="justify" style:justify-single-word="false"/>
      <style:text-properties style:font-name="Times New Roman" fo:font-size="14pt" fo:font-weight="normal" officeooo:rsid="0059d2ab" style:font-size-asian="12.25pt" style:font-weight-asian="normal" style:font-size-complex="14pt" style:font-weight-complex="normal"/>
    </style:style>
    <style:style style:name="P189" style:family="paragraph" style:parent-style-name="Text_20_body" style:list-style-name="L38">
      <style:paragraph-properties fo:line-height="150%" fo:text-align="justify" style:justify-single-word="false"/>
      <style:text-properties style:font-name="Times New Roman" fo:font-size="14pt" fo:font-weight="normal" officeooo:rsid="0059d2ab" officeooo:paragraph-rsid="0059d2ab" style:font-size-asian="12.25pt" style:font-weight-asian="normal" style:font-size-complex="14pt" style:font-weight-complex="normal"/>
    </style:style>
    <style:style style:name="P190" style:family="paragraph" style:parent-style-name="Text_20_body">
      <style:paragraph-properties fo:line-height="150%" fo:text-align="justify" style:justify-single-word="false"/>
      <style:text-properties style:font-name="Times New Roman" fo:font-size="14pt" fo:font-weight="normal" officeooo:rsid="0059d2ab" officeooo:paragraph-rsid="0059d2ab" style:font-size-asian="12.25pt" style:font-weight-asian="normal" style:font-size-complex="14pt" style:font-weight-complex="normal"/>
    </style:style>
    <style:style style:name="P191" style:family="paragraph" style:parent-style-name="Text_20_body" style:list-style-name="L39">
      <style:paragraph-properties fo:line-height="150%" fo:text-align="justify" style:justify-single-word="false"/>
      <style:text-properties style:font-name="Times New Roman" fo:font-size="14pt" fo:font-weight="normal" officeooo:rsid="005a8a16" officeooo:paragraph-rsid="005a8a16" style:font-size-asian="12.25pt" style:font-weight-asian="normal" style:font-size-complex="14pt" style:font-weight-complex="normal"/>
    </style:style>
    <style:style style:name="P192" style:family="paragraph" style:parent-style-name="Text_20_body">
      <style:paragraph-properties fo:line-height="150%" fo:text-align="justify" style:justify-single-word="false"/>
      <style:text-properties style:font-name="Times New Roman" fo:font-size="14pt" fo:font-weight="normal" officeooo:rsid="005a8a16" officeooo:paragraph-rsid="005a8a16" style:font-size-asian="12.25pt" style:font-weight-asian="normal" style:font-size-complex="14pt" style:font-weight-complex="normal"/>
    </style:style>
    <style:style style:name="P193" style:family="paragraph" style:parent-style-name="Text_20_body">
      <style:paragraph-properties fo:line-height="150%" fo:text-align="center" style:justify-single-word="false"/>
      <style:text-properties style:font-name="Times New Roman" fo:font-size="14pt" fo:font-weight="normal" officeooo:rsid="005ea794" officeooo:paragraph-rsid="005ea794" style:font-size-asian="12.25pt" style:font-weight-asian="normal" style:font-size-complex="14pt" style:font-weight-complex="normal"/>
    </style:style>
    <style:style style:name="P194" style:family="paragraph" style:parent-style-name="Text_20_body">
      <style:paragraph-properties fo:line-height="150%" fo:text-align="justify" style:justify-single-word="false"/>
      <style:text-properties style:font-name="Times New Roman" fo:font-size="14pt" fo:font-weight="normal" officeooo:rsid="005ea794" style:font-size-asian="12.25pt" style:font-weight-asian="normal" style:font-size-complex="14pt" style:font-weight-complex="normal"/>
    </style:style>
    <style:style style:name="P195" style:family="paragraph" style:parent-style-name="Text_20_body">
      <style:paragraph-properties fo:line-height="150%" fo:text-align="justify" style:justify-single-word="false"/>
      <style:text-properties style:font-name="Times New Roman" fo:font-size="14pt" fo:font-weight="normal" officeooo:rsid="005ea794" officeooo:paragraph-rsid="005ea794" style:font-size-asian="12.25pt" style:font-weight-asian="normal" style:font-size-complex="14pt" style:font-weight-complex="normal"/>
    </style:style>
    <style:style style:name="P196" style:family="paragraph" style:parent-style-name="Text_20_body">
      <style:paragraph-properties fo:line-height="150%" fo:text-align="justify" style:justify-single-word="false"/>
      <style:text-properties style:font-name="Times New Roman" fo:font-size="14pt" fo:font-weight="normal" officeooo:rsid="005f9e37" officeooo:paragraph-rsid="005ea794" style:font-size-asian="12.25pt" style:font-weight-asian="normal" style:font-size-complex="14pt" style:font-weight-complex="normal"/>
    </style:style>
    <style:style style:name="P197" style:family="paragraph" style:parent-style-name="Text_20_body">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198" style:family="paragraph" style:parent-style-name="Text_20_body" style:list-style-name="L40">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199" style:family="paragraph" style:parent-style-name="Text_20_body" style:list-style-name="L41">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00" style:family="paragraph" style:parent-style-name="Text_20_body" style:list-style-name="L42">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01" style:family="paragraph" style:parent-style-name="Text_20_body" style:list-style-name="L43">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02" style:family="paragraph" style:parent-style-name="Text_20_body">
      <style:paragraph-properties fo:line-height="150%" fo:text-align="center"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03" style:family="paragraph" style:parent-style-name="Text_20_body">
      <style:paragraph-properties fo:line-height="150%" fo:text-align="justify" style:justify-single-word="false"/>
      <style:text-properties style:font-name="Times New Roman" fo:font-size="14pt" fo:font-weight="normal" officeooo:rsid="0061c188" officeooo:paragraph-rsid="0061c188" style:font-size-asian="12.25pt" style:font-weight-asian="normal" style:font-size-complex="14pt" style:font-weight-complex="normal"/>
    </style:style>
    <style:style style:name="P204" style:family="paragraph" style:parent-style-name="Text_20_body" style:list-style-name="L44">
      <style:paragraph-properties fo:line-height="150%" fo:text-align="justify" style:justify-single-word="false"/>
      <style:text-properties style:font-name="Times New Roman" fo:font-size="14pt" fo:font-weight="normal" officeooo:rsid="0061f3c6" officeooo:paragraph-rsid="0061f3c6" style:font-size-asian="12.25pt" style:font-weight-asian="normal" style:font-size-complex="14pt" style:font-weight-complex="normal"/>
    </style:style>
    <style:style style:name="P205" style:family="paragraph" style:parent-style-name="Text_20_body">
      <style:paragraph-properties fo:line-height="150%" fo:text-align="justify" style:justify-single-word="false"/>
      <style:text-properties style:font-name="Times New Roman" fo:font-size="14pt" fo:font-weight="normal" officeooo:rsid="006397e4" officeooo:paragraph-rsid="006397e4" style:font-size-asian="12.25pt" style:font-weight-asian="normal" style:font-size-complex="14pt" style:font-weight-complex="normal"/>
    </style:style>
    <style:style style:name="P206" style:family="paragraph" style:parent-style-name="Text_20_body" style:list-style-name="L45">
      <style:paragraph-properties fo:line-height="150%" fo:text-align="justify" style:justify-single-word="false"/>
      <style:text-properties style:font-name="Times New Roman" fo:font-size="14pt" fo:font-weight="normal" officeooo:rsid="00647a30" officeooo:paragraph-rsid="00647a30" style:font-size-asian="12.25pt" style:font-weight-asian="normal" style:font-size-complex="14pt" style:font-weight-complex="normal"/>
    </style:style>
    <style:style style:name="P207" style:family="paragraph" style:parent-style-name="Text_20_body">
      <style:paragraph-properties fo:line-height="150%" fo:text-align="justify" style:justify-single-word="false"/>
      <style:text-properties style:font-name="Times New Roman" fo:font-size="14pt" fo:font-weight="normal" officeooo:rsid="00647a30" officeooo:paragraph-rsid="00647a30" style:font-size-asian="12.25pt" style:font-weight-asian="normal" style:font-size-complex="14pt" style:font-weight-complex="normal"/>
    </style:style>
    <style:style style:name="P208" style:family="paragraph" style:parent-style-name="Text_20_body" style:list-style-name="L46">
      <style:paragraph-properties fo:line-height="150%" fo:text-align="justify" style:justify-single-word="false"/>
      <style:text-properties style:font-name="Times New Roman" fo:font-size="14pt" fo:font-weight="normal" officeooo:rsid="00647a30" officeooo:paragraph-rsid="00647a30" style:font-size-asian="12.25pt" style:font-weight-asian="normal" style:font-size-complex="14pt" style:font-weight-complex="normal"/>
    </style:style>
    <style:style style:name="P209" style:family="paragraph" style:parent-style-name="Text_20_body" style:list-style-name="L47">
      <style:paragraph-properties fo:line-height="150%" fo:text-align="justify" style:justify-single-word="false"/>
      <style:text-properties style:font-name="Times New Roman" fo:font-size="14pt" fo:font-weight="normal" officeooo:rsid="00652e21" officeooo:paragraph-rsid="00652e21" style:font-size-asian="12.25pt" style:font-weight-asian="normal" style:font-size-complex="14pt" style:font-weight-complex="normal"/>
    </style:style>
    <style:style style:name="P210" style:family="paragraph" style:parent-style-name="Text_20_body">
      <style:paragraph-properties fo:line-height="150%" fo:text-align="justify" style:justify-single-word="false"/>
      <style:text-properties style:font-name="Times New Roman" fo:font-size="14pt" fo:font-weight="normal" officeooo:rsid="00652e21" officeooo:paragraph-rsid="00652e21" style:font-size-asian="12.25pt" style:font-weight-asian="normal" style:font-size-complex="14pt" style:font-weight-complex="normal"/>
    </style:style>
    <style:style style:name="P211" style:family="paragraph" style:parent-style-name="Text_20_body" style:list-style-name="L48">
      <style:paragraph-properties fo:line-height="150%" fo:text-align="justify" style:justify-single-word="false"/>
      <style:text-properties style:font-name="Times New Roman" fo:font-size="14pt" fo:font-weight="normal" officeooo:rsid="00652e21" officeooo:paragraph-rsid="00652e21" style:font-size-asian="12.25pt" style:font-weight-asian="normal" style:font-size-complex="14pt" style:font-weight-complex="normal"/>
    </style:style>
    <style:style style:name="P212" style:family="paragraph" style:parent-style-name="Text_20_body">
      <style:paragraph-properties fo:line-height="150%" fo:text-align="center" style:justify-single-word="false"/>
      <style:text-properties style:font-name="Times New Roman" fo:font-size="14pt" fo:font-weight="normal" officeooo:rsid="0066e25f" officeooo:paragraph-rsid="0066e25f" style:font-size-asian="12.25pt" style:font-weight-asian="normal" style:font-size-complex="14pt" style:font-weight-complex="normal"/>
    </style:style>
    <style:style style:name="P213" style:family="paragraph" style:parent-style-name="Text_20_body" style:list-style-name="L49">
      <style:paragraph-properties fo:line-height="150%" fo:text-align="justify" style:justify-single-word="false"/>
      <style:text-properties style:font-name="Times New Roman" fo:font-size="14pt" fo:font-weight="normal" officeooo:rsid="0066e25f" officeooo:paragraph-rsid="0066e25f" style:font-size-asian="12.25pt" style:font-weight-asian="normal" style:font-size-complex="14pt" style:font-weight-complex="normal"/>
    </style:style>
    <style:style style:name="P214" style:family="paragraph" style:parent-style-name="Text_20_body" style:list-style-name="L50">
      <style:paragraph-properties fo:line-height="150%" fo:text-align="justify" style:justify-single-word="false"/>
      <style:text-properties style:font-name="Times New Roman" fo:font-size="14pt" fo:font-weight="normal" officeooo:rsid="00674627" officeooo:paragraph-rsid="00674627" style:font-size-asian="12.25pt" style:font-weight-asian="normal" style:font-size-complex="14pt" style:font-weight-complex="normal"/>
    </style:style>
    <style:style style:name="P215" style:family="paragraph" style:parent-style-name="Text_20_body">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16" style:family="paragraph" style:parent-style-name="Text_20_body" style:list-style-name="L51">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17" style:family="paragraph" style:parent-style-name="Text_20_body" style:list-style-name="L53">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18" style:family="paragraph" style:parent-style-name="Text_20_body" style:list-style-name="L54">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19" style:family="paragraph" style:parent-style-name="Text_20_body">
      <style:paragraph-properties fo:line-height="150%" fo:text-align="center" style:justify-single-word="false"/>
      <style:text-properties style:font-name="Times New Roman" fo:font-size="14pt" fo:font-weight="normal" officeooo:rsid="00694a8c" officeooo:paragraph-rsid="00694a8c" style:font-size-asian="12.25pt" style:font-weight-asian="normal" style:font-size-complex="14pt" style:font-weight-complex="normal"/>
    </style:style>
    <style:style style:name="P220" style:family="paragraph" style:parent-style-name="Text_20_body" style:list-style-name="L54">
      <style:paragraph-properties fo:line-height="150%" fo:text-align="justify" style:justify-single-word="false"/>
      <style:text-properties style:font-name="Times New Roman" fo:font-size="14pt" fo:font-weight="normal" officeooo:rsid="0068f843" officeooo:paragraph-rsid="0068f843" style:font-size-asian="12.25pt" style:font-weight-asian="normal" style:font-size-complex="14pt" style:font-weight-complex="normal"/>
    </style:style>
    <style:style style:name="P221" style:family="paragraph" style:parent-style-name="Text_20_body">
      <style:paragraph-properties fo:line-height="150%" fo:text-align="center" style:justify-single-word="false"/>
      <style:text-properties style:font-name="Times New Roman" fo:font-size="14pt" fo:font-weight="normal" officeooo:rsid="006d2cf5" officeooo:paragraph-rsid="006d2cf5" style:font-size-asian="12.25pt" style:font-weight-asian="normal" style:font-size-complex="14pt" style:font-weight-complex="normal"/>
    </style:style>
    <style:style style:name="P222" style:family="paragraph" style:parent-style-name="Text_20_body" style:list-style-name="L55">
      <style:paragraph-properties fo:line-height="150%" fo:text-align="justify" style:justify-single-word="false"/>
      <style:text-properties style:font-name="Times New Roman" fo:font-size="14pt" fo:font-weight="normal" officeooo:rsid="006d2cf5" officeooo:paragraph-rsid="006d2cf5" style:font-size-asian="12.25pt" style:font-weight-asian="normal" style:font-size-complex="14pt" style:font-weight-complex="normal"/>
    </style:style>
    <style:style style:name="P223" style:family="paragraph" style:parent-style-name="Text_20_body" style:list-style-name="L55">
      <style:paragraph-properties fo:line-height="150%" fo:text-align="justify" style:justify-single-word="false"/>
      <style:text-properties style:font-name="Times New Roman" fo:font-size="14pt" fo:font-weight="normal" officeooo:rsid="006ea4f0" officeooo:paragraph-rsid="006ea4f0" style:font-size-asian="12.25pt" style:font-weight-asian="normal" style:font-size-complex="14pt" style:font-weight-complex="normal"/>
    </style:style>
    <style:style style:name="P224" style:family="paragraph" style:parent-style-name="Text_20_body" style:list-style-name="L55">
      <style:paragraph-properties fo:line-height="150%" fo:text-align="justify" style:justify-single-word="false"/>
      <style:text-properties style:font-name="Times New Roman" fo:font-size="14pt" fo:font-weight="normal" officeooo:rsid="007039bf" officeooo:paragraph-rsid="007039bf" style:font-size-asian="12.25pt" style:font-weight-asian="normal" style:font-size-complex="14pt" style:font-weight-complex="normal"/>
    </style:style>
    <style:style style:name="P225" style:family="paragraph" style:parent-style-name="Text_20_body">
      <style:paragraph-properties fo:line-height="150%" fo:text-align="justify" style:justify-single-word="false"/>
      <style:text-properties style:font-name="Times New Roman" fo:font-size="14pt" fo:font-weight="normal" officeooo:rsid="007039bf" officeooo:paragraph-rsid="007039bf" style:font-size-asian="12.25pt" style:font-weight-asian="normal" style:font-size-complex="14pt" style:font-weight-complex="normal"/>
    </style:style>
    <style:style style:name="P226" style:family="paragraph" style:parent-style-name="Text_20_body">
      <style:paragraph-properties fo:line-height="150%" fo:text-align="center" style:justify-single-word="false"/>
      <style:text-properties style:font-name="Times New Roman" fo:font-size="14pt" fo:font-weight="normal" officeooo:rsid="007039bf" officeooo:paragraph-rsid="007039bf" style:font-size-asian="12.25pt" style:font-weight-asian="normal" style:font-size-complex="14pt" style:font-weight-complex="normal"/>
    </style:style>
    <style:style style:name="P227" style:family="paragraph" style:parent-style-name="Text_20_body">
      <style:paragraph-properties fo:line-height="150%" fo:text-align="center" style:justify-single-word="false"/>
      <style:text-properties style:font-name="Times New Roman" fo:font-size="14pt" fo:font-weight="normal" officeooo:rsid="0073cb18" officeooo:paragraph-rsid="0073cb18" style:font-size-asian="12.25pt" style:font-weight-asian="normal" style:font-size-complex="14pt" style:font-weight-complex="normal"/>
    </style:style>
    <style:style style:name="P228" style:family="paragraph" style:parent-style-name="Text_20_body">
      <style:paragraph-properties fo:line-height="150%" fo:text-align="justify" style:justify-single-word="false"/>
      <style:text-properties style:font-name="Times New Roman" fo:font-size="14pt" fo:font-weight="normal" officeooo:rsid="0073cb18" officeooo:paragraph-rsid="0073cb18" style:font-size-asian="12.25pt" style:font-weight-asian="normal" style:font-size-complex="14pt" style:font-weight-complex="normal"/>
    </style:style>
    <style:style style:name="P229" style:family="paragraph" style:parent-style-name="Text_20_body">
      <style:paragraph-properties fo:line-height="150%"/>
      <style:text-properties style:font-name="Times New Roman" fo:font-size="14pt" fo:font-weight="normal" officeooo:rsid="00760918" style:font-size-asian="12.25pt" style:font-weight-asian="normal" style:font-size-complex="14pt" style:font-weight-complex="normal"/>
    </style:style>
    <style:style style:name="P230" style:family="paragraph" style:parent-style-name="Text_20_body">
      <style:paragraph-properties fo:line-height="150%" fo:text-align="center" style:justify-single-word="false"/>
      <style:text-properties style:font-name="Times New Roman" fo:font-size="14pt" fo:font-weight="normal" officeooo:rsid="00760918" officeooo:paragraph-rsid="00760918" style:font-size-asian="12.25pt" style:font-weight-asian="normal" style:font-size-complex="14pt" style:font-weight-complex="normal"/>
    </style:style>
    <style:style style:name="P231" style:family="paragraph" style:parent-style-name="Text_20_body">
      <style:paragraph-properties fo:line-height="150%" fo:text-align="justify" style:justify-single-word="false"/>
      <style:text-properties style:font-name="Times New Roman" fo:font-size="14pt" fo:font-weight="normal" officeooo:rsid="00760918" officeooo:paragraph-rsid="00760918" style:font-size-asian="12.25pt" style:font-weight-asian="normal" style:font-size-complex="14pt" style:font-weight-complex="normal"/>
    </style:style>
    <style:style style:name="P232" style:family="paragraph" style:parent-style-name="Text_20_body" style:list-style-name="L65">
      <style:paragraph-properties fo:line-height="150%" fo:text-align="justify" style:justify-single-word="false"/>
      <style:text-properties style:font-name="Times New Roman" fo:font-size="14pt" fo:font-weight="normal" officeooo:rsid="00760918" officeooo:paragraph-rsid="00760918" style:font-size-asian="12.25pt" style:font-weight-asian="normal" style:font-size-complex="14pt" style:font-weight-complex="normal"/>
    </style:style>
    <style:style style:name="P233" style:family="paragraph" style:parent-style-name="Text_20_body">
      <style:paragraph-properties fo:line-height="150%" fo:text-align="justify" style:justify-single-word="false"/>
      <style:text-properties style:font-name="Times New Roman" fo:font-size="14pt" fo:font-weight="normal" officeooo:rsid="00761a57" officeooo:paragraph-rsid="007039bf" style:font-size-asian="12.25pt" style:font-weight-asian="normal" style:font-size-complex="14pt" style:font-weight-complex="normal"/>
    </style:style>
    <style:style style:name="P234" style:family="paragraph" style:parent-style-name="Text_20_body">
      <style:paragraph-properties fo:line-height="150%" fo:text-align="justify" style:justify-single-word="false"/>
      <style:text-properties style:font-name="Times New Roman" fo:font-size="14pt" fo:font-weight="normal" officeooo:rsid="0073ffa6" officeooo:paragraph-rsid="007039bf" style:font-size-asian="12.25pt" style:font-weight-asian="normal" style:font-size-complex="14pt" style:font-weight-complex="normal"/>
    </style:style>
    <style:style style:name="P235" style:family="paragraph" style:parent-style-name="Text_20_body" style:list-style-name="L74">
      <style:paragraph-properties fo:line-height="150%" fo:text-align="justify" style:justify-single-word="false"/>
      <style:text-properties style:font-name="Times New Roman" fo:font-size="14pt" fo:font-weight="normal" officeooo:rsid="00763481" officeooo:paragraph-rsid="00763481" style:font-size-asian="12.25pt" style:font-weight-asian="normal" style:font-size-complex="14pt" style:font-weight-complex="normal"/>
    </style:style>
    <style:style style:name="P236" style:family="paragraph" style:parent-style-name="Text_20_body">
      <style:paragraph-properties fo:line-height="150%" fo:text-align="justify" style:justify-single-word="false"/>
      <style:text-properties style:font-name="Times New Roman" fo:font-size="14pt" fo:font-weight="normal" officeooo:rsid="0043feff" officeooo:paragraph-rsid="00439be4" style:font-size-asian="12.25pt" style:font-weight-asian="normal" style:font-size-complex="14pt" style:font-weight-complex="normal"/>
    </style:style>
    <style:style style:name="P237" style:family="paragraph" style:parent-style-name="Text_20_body" style:list-style-name="L55">
      <style:paragraph-properties fo:line-height="150%" fo:text-align="justify" style:justify-single-word="false"/>
      <style:text-properties style:font-name="Times New Roman" officeooo:rsid="006ea4f0" officeooo:paragraph-rsid="006ea4f0"/>
    </style:style>
    <style:style style:name="P238" style:family="paragraph" style:parent-style-name="Text_20_body">
      <style:paragraph-properties fo:line-height="150%" fo:text-align="justify" style:justify-single-word="false"/>
      <style:text-properties style:font-name="Times New Roman" officeooo:rsid="007039bf" officeooo:paragraph-rsid="007039bf"/>
    </style:style>
    <style:style style:name="P239" style:family="paragraph" style:parent-style-name="Text_20_body">
      <style:paragraph-properties fo:line-height="150%" fo:text-align="justify" style:justify-single-word="false"/>
      <style:text-properties style:font-name="Times New Roman" fo:font-weight="normal" style:font-weight-asian="normal" style:font-weight-complex="normal"/>
    </style:style>
    <style:style style:name="P240" style:family="paragraph" style:parent-style-name="Text_20_body" style:list-style-name="L8">
      <style:paragraph-properties fo:line-height="150%" fo:text-align="justify" style:justify-single-word="false"/>
      <style:text-properties officeooo:rsid="003b9fc1" officeooo:paragraph-rsid="003b9fc1"/>
    </style:style>
    <style:style style:name="P241" style:family="paragraph" style:parent-style-name="Text_20_body" style:list-style-name="L11">
      <style:paragraph-properties fo:line-height="150%" fo:text-align="justify" style:justify-single-word="false"/>
      <style:text-properties officeooo:rsid="003bc016" officeooo:paragraph-rsid="003bc016"/>
    </style:style>
    <style:style style:name="P242" style:family="paragraph" style:parent-style-name="Text_20_body" style:list-style-name="L14">
      <style:paragraph-properties fo:line-height="150%" fo:text-align="justify" style:justify-single-word="false"/>
      <style:text-properties fo:font-weight="normal" officeooo:rsid="00454bb0" officeooo:paragraph-rsid="00454bb0" style:font-weight-asian="normal" style:font-weight-complex="normal"/>
    </style:style>
    <style:style style:name="P243" style:family="paragraph" style:parent-style-name="Text_20_body" style:list-style-name="L23">
      <style:paragraph-properties fo:line-height="150%" fo:text-align="justify" style:justify-single-word="false"/>
      <style:text-properties fo:font-weight="normal" officeooo:rsid="004f7846" officeooo:paragraph-rsid="004f7846" style:font-weight-asian="normal" style:font-weight-complex="normal"/>
    </style:style>
    <style:style style:name="P244" style:family="paragraph" style:parent-style-name="Text_20_body">
      <style:paragraph-properties fo:line-height="150%" fo:text-align="justify" style:justify-single-word="false"/>
      <style:text-properties fo:font-weight="normal" officeooo:rsid="004f7846" officeooo:paragraph-rsid="004f7846" style:font-weight-asian="normal" style:font-weight-complex="normal"/>
    </style:style>
    <style:style style:name="P245" style:family="paragraph" style:parent-style-name="Text_20_body" style:list-style-name="L26">
      <style:paragraph-properties fo:line-height="150%" fo:text-align="justify" style:justify-single-word="false"/>
      <style:text-properties fo:font-weight="normal" officeooo:rsid="0051e6a7" officeooo:paragraph-rsid="0051e6a7" style:font-weight-asian="normal" style:font-weight-complex="normal"/>
    </style:style>
    <style:style style:name="P246" style:family="paragraph" style:parent-style-name="Text_20_body">
      <style:paragraph-properties fo:line-height="150%" fo:text-align="justify" style:justify-single-word="false"/>
      <style:text-properties fo:font-weight="normal" officeooo:rsid="0051e6a7" officeooo:paragraph-rsid="0051e6a7" style:font-weight-asian="normal" style:font-weight-complex="normal"/>
    </style:style>
    <style:style style:name="P247" style:family="paragraph" style:parent-style-name="Text_20_body">
      <style:paragraph-properties fo:line-height="150%" fo:text-align="justify" style:justify-single-word="false"/>
      <style:text-properties fo:font-weight="normal" officeooo:rsid="005f9e37" officeooo:paragraph-rsid="005f9e37" style:font-weight-asian="normal" style:font-weight-complex="normal"/>
    </style:style>
    <style:style style:name="P248" style:family="paragraph" style:parent-style-name="Text_20_body">
      <style:paragraph-properties fo:line-height="150%" fo:text-align="justify" style:justify-single-word="false"/>
      <style:text-properties fo:font-weight="normal" officeooo:rsid="0061c188" officeooo:paragraph-rsid="0061c188" style:font-weight-asian="normal" style:font-weight-complex="normal"/>
    </style:style>
    <style:style style:name="P249" style:family="paragraph" style:parent-style-name="Text_20_body" style:list-style-name="L44">
      <style:paragraph-properties fo:line-height="150%" fo:text-align="justify" style:justify-single-word="false"/>
      <style:text-properties fo:font-weight="normal" officeooo:rsid="0061c188" officeooo:paragraph-rsid="0061c188" style:font-weight-asian="normal" style:font-weight-complex="normal"/>
    </style:style>
    <style:style style:name="P250" style:family="paragraph" style:parent-style-name="Text_20_body" style:list-style-name="L44">
      <style:paragraph-properties fo:line-height="150%" fo:text-align="justify" style:justify-single-word="false"/>
      <style:text-properties fo:font-weight="normal" officeooo:rsid="0061f3c6" officeooo:paragraph-rsid="0061f3c6" style:font-weight-asian="normal" style:font-weight-complex="normal"/>
    </style:style>
    <style:style style:name="P251" style:family="paragraph" style:parent-style-name="Text_20_body">
      <style:paragraph-properties fo:line-height="150%" fo:text-align="justify" style:justify-single-word="false"/>
      <style:text-properties fo:font-weight="normal" officeooo:rsid="00647a30" officeooo:paragraph-rsid="00647a30" style:font-weight-asian="normal" style:font-weight-complex="normal"/>
    </style:style>
    <style:style style:name="P252" style:family="paragraph" style:parent-style-name="Text_20_body">
      <style:paragraph-properties fo:line-height="150%" fo:text-align="justify" style:justify-single-word="false"/>
      <style:text-properties fo:font-weight="normal" officeooo:rsid="00652e21" officeooo:paragraph-rsid="00652e21" style:font-weight-asian="normal" style:font-weight-complex="normal"/>
    </style:style>
    <style:style style:name="P253" style:family="paragraph" style:parent-style-name="Text_20_body">
      <style:paragraph-properties fo:line-height="150%" fo:text-align="justify" style:justify-single-word="false"/>
      <style:text-properties fo:font-weight="normal" officeooo:rsid="0066e25f" officeooo:paragraph-rsid="0066e25f" style:font-weight-asian="normal" style:font-weight-complex="normal"/>
    </style:style>
    <style:style style:name="P254" style:family="paragraph" style:parent-style-name="Text_20_body">
      <style:paragraph-properties fo:line-height="150%" fo:text-align="justify" style:justify-single-word="false"/>
      <style:text-properties fo:font-weight="normal" officeooo:rsid="00689266" officeooo:paragraph-rsid="00689266" style:font-weight-asian="normal" style:font-weight-complex="normal"/>
    </style:style>
    <style:style style:name="P255" style:family="paragraph" style:parent-style-name="Text_20_body" style:list-style-name="L52">
      <style:paragraph-properties fo:line-height="150%" fo:text-align="justify" style:justify-single-word="false"/>
      <style:text-properties fo:font-weight="normal" officeooo:rsid="00689266" officeooo:paragraph-rsid="00689266" style:font-weight-asian="normal" style:font-weight-complex="normal"/>
    </style:style>
    <style:style style:name="P256" style:family="paragraph" style:parent-style-name="Text_20_body" style:list-style-name="L54">
      <style:paragraph-properties fo:line-height="150%" fo:text-align="justify" style:justify-single-word="false"/>
      <style:text-properties fo:font-weight="normal" officeooo:rsid="00689266" officeooo:paragraph-rsid="00689266" style:font-weight-asian="normal" style:font-weight-complex="normal"/>
    </style:style>
    <style:style style:name="P257" style:family="paragraph" style:parent-style-name="Text_20_body">
      <style:paragraph-properties fo:line-height="150%" fo:text-align="justify" style:justify-single-word="false"/>
      <style:text-properties fo:font-weight="normal" style:font-weight-asian="normal" style:font-weight-complex="normal"/>
    </style:style>
    <style:style style:name="P258" style:family="paragraph" style:parent-style-name="Text_20_body">
      <style:paragraph-properties fo:line-height="150%" fo:text-align="justify" style:justify-single-word="false"/>
      <style:text-properties fo:font-weight="normal" officeooo:paragraph-rsid="005ea794" style:font-weight-asian="normal" style:font-weight-complex="normal"/>
    </style:style>
    <style:style style:name="P259" style:family="paragraph" style:parent-style-name="Text_20_body">
      <style:paragraph-properties fo:line-height="150%" fo:text-align="justify" style:justify-single-word="false"/>
      <style:text-properties fo:font-weight="normal" officeooo:rsid="00494d87" officeooo:paragraph-rsid="00494d87" style:font-weight-asian="normal" style:font-weight-complex="normal"/>
    </style:style>
    <style:style style:name="P260" style:family="paragraph" style:parent-style-name="Text_20_body">
      <style:paragraph-properties fo:line-height="150%" fo:text-align="justify" style:justify-single-word="false"/>
      <style:text-properties fo:font-weight="normal" officeooo:rsid="004a199c" officeooo:paragraph-rsid="004a199c" style:font-weight-asian="normal" style:font-weight-complex="normal"/>
    </style:style>
    <style:style style:name="P261" style:family="paragraph" style:parent-style-name="Text_20_body">
      <style:paragraph-properties fo:line-height="150%" fo:text-align="justify" style:justify-single-word="false"/>
      <style:text-properties fo:font-weight="normal" officeooo:rsid="004b7002" officeooo:paragraph-rsid="004b7002" style:font-weight-asian="normal" style:font-weight-complex="normal"/>
    </style:style>
    <style:style style:name="P262" style:family="paragraph" style:parent-style-name="Text_20_body">
      <style:paragraph-properties fo:line-height="150%" fo:text-align="justify" style:justify-single-word="false"/>
      <style:text-properties fo:font-weight="normal" officeooo:rsid="005176b7" officeooo:paragraph-rsid="005176b7" style:font-weight-asian="normal" style:font-weight-complex="normal"/>
    </style:style>
    <style:style style:name="P263" style:family="paragraph" style:parent-style-name="Text_20_body">
      <style:paragraph-properties fo:line-height="150%" fo:text-align="justify" style:justify-single-word="false"/>
      <style:text-properties fo:font-weight="normal" officeooo:rsid="005ea794" officeooo:paragraph-rsid="005ea794" style:font-weight-asian="normal" style:font-weight-complex="normal"/>
    </style:style>
    <style:style style:name="P264" style:family="paragraph" style:parent-style-name="Text_20_body">
      <style:paragraph-properties fo:line-height="150%" fo:text-align="center" style:justify-single-word="false"/>
      <style:text-properties fo:font-weight="normal" officeooo:rsid="00694a8c" officeooo:paragraph-rsid="00694a8c" style:font-weight-asian="normal" style:font-weight-complex="normal"/>
    </style:style>
    <style:style style:name="P265" style:family="paragraph" style:parent-style-name="Text_20_body" style:list-style-name="L15">
      <style:paragraph-properties fo:line-height="150%" fo:text-align="justify" style:justify-single-word="false"/>
      <style:text-properties officeooo:rsid="0046cbd7" officeooo:paragraph-rsid="0046cbd7"/>
    </style:style>
    <style:style style:name="P266" style:family="paragraph" style:parent-style-name="Text_20_body" style:list-style-name="L34">
      <style:paragraph-properties fo:line-height="150%" fo:text-align="justify" style:justify-single-word="false"/>
      <style:text-properties officeooo:rsid="0054900a" officeooo:paragraph-rsid="0054900a"/>
    </style:style>
    <style:style style:name="P267" style:family="paragraph" style:parent-style-name="Text_20_body" style:list-style-name="L35">
      <style:paragraph-properties fo:line-height="150%" fo:text-align="justify" style:justify-single-word="false"/>
      <style:text-properties officeooo:rsid="00555efc" officeooo:paragraph-rsid="00555efc"/>
    </style:style>
    <style:style style:name="P268" style:family="paragraph" style:parent-style-name="Text_20_body">
      <style:paragraph-properties fo:line-height="150%" fo:text-align="justify" style:justify-single-word="false"/>
      <style:text-properties officeooo:rsid="00763d5e" officeooo:paragraph-rsid="00763d5e"/>
    </style:style>
    <style:style style:name="P269" style:family="paragraph" style:parent-style-name="Text_20_body">
      <style:paragraph-properties fo:text-align="center" style:justify-single-word="false"/>
    </style:style>
    <style:style style:name="P270" style:family="paragraph" style:parent-style-name="Text_20_body" style:list-style-name="L78">
      <style:paragraph-properties fo:line-height="150%" fo:text-align="justify" style:justify-single-word="false"/>
      <style:text-properties officeooo:rsid="0078f7b9" officeooo:paragraph-rsid="0078f7b9"/>
    </style:style>
    <style:style style:name="P271" style:family="paragraph" style:parent-style-name="Text_20_body">
      <style:paragraph-properties fo:line-height="150%" fo:text-align="justify" style:justify-single-word="false"/>
      <style:text-properties officeooo:rsid="0078f7b9" officeooo:paragraph-rsid="0078f7b9"/>
    </style:style>
    <style:style style:name="P272" style:family="paragraph" style:parent-style-name="Text_20_body" style:list-style-name="L79">
      <style:paragraph-properties fo:line-height="150%" fo:text-align="justify" style:justify-single-word="false"/>
      <style:text-properties officeooo:rsid="0079d823" officeooo:paragraph-rsid="0079d823"/>
    </style:style>
    <style:style style:name="P273" style:family="paragraph" style:parent-style-name="Text_20_body">
      <style:paragraph-properties fo:line-height="150%" fo:text-align="justify" style:justify-single-word="false"/>
      <style:text-properties officeooo:rsid="0079d823" officeooo:paragraph-rsid="0079d823"/>
    </style:style>
    <style:style style:name="P274" style:family="paragraph" style:parent-style-name="Text_20_body">
      <style:paragraph-properties fo:line-height="150%" fo:text-align="justify" style:justify-single-word="false"/>
      <style:text-properties officeooo:rsid="007cac15" officeooo:paragraph-rsid="007cac15"/>
    </style:style>
    <style:style style:name="P275" style:family="paragraph" style:parent-style-name="Text_20_body" style:list-style-name="L82">
      <style:paragraph-properties fo:line-height="150%" fo:text-align="justify" style:justify-single-word="false"/>
      <style:text-properties officeooo:rsid="007cac15" officeooo:paragraph-rsid="007cac15"/>
    </style:style>
    <style:style style:name="P276" style:family="paragraph" style:parent-style-name="Text_20_body">
      <style:paragraph-properties fo:line-height="150%" fo:text-align="justify" style:justify-single-word="false"/>
      <style:text-properties style:font-name="Times New Roman" fo:font-size="14pt" style:font-size-asian="12.25pt" style:font-size-complex="14pt"/>
    </style:style>
    <style:style style:name="P277" style:family="paragraph" style:parent-style-name="Text_20_body">
      <style:paragraph-properties fo:margin-top="0cm" fo:margin-bottom="0.146cm" style:contextual-spacing="false" fo:line-height="150%" fo:text-align="justify" style:justify-single-word="false"/>
      <style:text-properties style:font-name="Times New Roman" fo:font-size="14pt" officeooo:rsid="00848fde" officeooo:paragraph-rsid="00848fde" style:font-size-asian="12.25pt" style:font-size-complex="14pt"/>
    </style:style>
    <style:style style:name="P278" style:family="paragraph" style:parent-style-name="Text_20_body">
      <style:paragraph-properties fo:line-height="150%" fo:text-align="justify" style:justify-single-word="false"/>
      <style:text-properties officeooo:rsid="00439be4" officeooo:paragraph-rsid="00439be4"/>
    </style:style>
    <style:style style:name="P279" style:family="paragraph" style:parent-style-name="Text_20_body">
      <style:paragraph-properties fo:line-height="150%" fo:text-align="justify" style:justify-single-word="false"/>
      <style:text-properties officeooo:rsid="004762a6" officeooo:paragraph-rsid="004762a6"/>
    </style:style>
    <style:style style:name="P280" style:family="paragraph" style:parent-style-name="Text_20_body">
      <style:paragraph-properties fo:line-height="150%" fo:text-align="justify" style:justify-single-word="false"/>
      <style:text-properties officeooo:rsid="0053a9c3" officeooo:paragraph-rsid="0053a9c3"/>
    </style:style>
    <style:style style:name="P281" style:family="paragraph" style:parent-style-name="Text_20_body">
      <style:paragraph-properties fo:line-height="150%" fo:text-align="justify" style:justify-single-word="false"/>
      <style:text-properties officeooo:rsid="00545386" officeooo:paragraph-rsid="00545386"/>
    </style:style>
    <style:style style:name="P282" style:family="paragraph" style:parent-style-name="Text_20_body">
      <style:paragraph-properties fo:line-height="150%" fo:text-align="justify" style:justify-single-word="false"/>
      <style:text-properties fo:font-weight="bold" style:font-weight-asian="bold" style:font-weight-complex="bold"/>
    </style:style>
    <style:style style:name="P283" style:family="paragraph" style:parent-style-name="Text_20_body">
      <style:paragraph-properties fo:line-height="150%" fo:text-align="justify" style:justify-single-word="false"/>
      <style:text-properties fo:font-weight="bold" officeooo:rsid="00555efc" officeooo:paragraph-rsid="00555efc" style:font-weight-asian="bold" style:font-weight-complex="bold"/>
    </style:style>
    <style:style style:name="P284" style:family="paragraph" style:parent-style-name="Text_20_body">
      <style:paragraph-properties fo:line-height="150%" fo:text-align="justify" style:justify-single-word="false"/>
      <style:text-properties officeooo:rsid="00674627" officeooo:paragraph-rsid="00674627"/>
    </style:style>
    <style:style style:name="P285" style:family="paragraph" style:parent-style-name="Text_20_body" style:list-style-name="L82">
      <style:paragraph-properties fo:line-height="150%" fo:text-align="justify" style:justify-single-word="false"/>
      <style:text-properties officeooo:rsid="00815fdd" officeooo:paragraph-rsid="00815fdd"/>
    </style:style>
    <style:style style:name="T1" style:family="text">
      <style:text-properties officeooo:rsid="00132ace"/>
    </style:style>
    <style:style style:name="T2" style:family="text">
      <style:text-properties officeooo:rsid="00151848"/>
    </style:style>
    <style:style style:name="T3" style:family="text">
      <style:text-properties style:font-name="Times New Roman"/>
    </style:style>
    <style:style style:name="T4" style:family="text">
      <style:text-properties style:font-name="Times New Roman" fo:font-size="14pt" fo:font-weight="normal" style:font-size-asian="12.25pt" style:font-weight-asian="normal" style:font-size-complex="14pt" style:font-weight-complex="normal"/>
    </style:style>
    <style:style style:name="T5" style:family="text">
      <style:text-properties style:font-name="Times New Roman" fo:font-size="14pt" fo:font-weight="normal" officeooo:rsid="0011e969" style:font-size-asian="12.25pt" style:font-weight-asian="normal" style:font-size-complex="14pt" style:font-weight-complex="normal"/>
    </style:style>
    <style:style style:name="T6" style:family="text">
      <style:text-properties style:font-name="Times New Roman" fo:font-size="14pt" fo:font-weight="normal" officeooo:rsid="00151848" style:font-size-asian="12.25pt" style:font-weight-asian="normal" style:font-size-complex="14pt" style:font-weight-complex="normal"/>
    </style:style>
    <style:style style:name="T7" style:family="text">
      <style:text-properties style:font-name="Times New Roman" fo:font-size="14pt" fo:font-weight="normal" officeooo:rsid="0018f097" style:font-size-asian="12.25pt" style:font-weight-asian="normal" style:font-size-complex="14pt" style:font-weight-complex="normal"/>
    </style:style>
    <style:style style:name="T8" style:family="text">
      <style:text-properties style:font-name="Times New Roman" fo:font-size="14pt" fo:font-weight="normal" officeooo:rsid="0019ca73" style:font-size-asian="12.25pt" style:font-weight-asian="normal" style:font-size-complex="14pt" style:font-weight-complex="normal"/>
    </style:style>
    <style:style style:name="T9" style:family="text">
      <style:text-properties style:font-name="Times New Roman" fo:font-size="14pt" fo:font-weight="normal" officeooo:rsid="001b8107" style:font-size-asian="12.25pt" style:font-weight-asian="normal" style:font-size-complex="14pt" style:font-weight-complex="normal"/>
    </style:style>
    <style:style style:name="T10" style:family="text">
      <style:text-properties style:font-name="Times New Roman" fo:font-size="14pt" fo:font-weight="normal" officeooo:rsid="001e6582" style:font-size-asian="12.25pt" style:font-weight-asian="normal" style:font-size-complex="14pt" style:font-weight-complex="normal"/>
    </style:style>
    <style:style style:name="T11" style:family="text">
      <style:text-properties style:font-name="Times New Roman" fo:font-size="14pt" fo:font-weight="normal" officeooo:rsid="001eba2b" style:font-size-asian="12.25pt" style:font-weight-asian="normal" style:font-size-complex="14pt" style:font-weight-complex="normal"/>
    </style:style>
    <style:style style:name="T12" style:family="text">
      <style:text-properties style:font-name="Times New Roman" fo:font-size="14pt" fo:font-weight="normal" officeooo:rsid="00206f90" style:font-size-asian="12.25pt" style:font-weight-asian="normal" style:font-size-complex="14pt" style:font-weight-complex="normal"/>
    </style:style>
    <style:style style:name="T13" style:family="text">
      <style:text-properties style:font-name="Times New Roman" fo:font-size="14pt" fo:font-weight="normal" officeooo:rsid="0020763e" style:font-size-asian="12.25pt" style:font-weight-asian="normal" style:font-size-complex="14pt" style:font-weight-complex="normal"/>
    </style:style>
    <style:style style:name="T14" style:family="text">
      <style:text-properties style:font-name="Times New Roman" fo:font-size="14pt" fo:font-weight="normal" officeooo:rsid="0020dd99" style:font-size-asian="12.25pt" style:font-weight-asian="normal" style:font-size-complex="14pt" style:font-weight-complex="normal"/>
    </style:style>
    <style:style style:name="T15" style:family="text">
      <style:text-properties style:font-name="Times New Roman" fo:font-size="14pt" fo:font-weight="normal" officeooo:rsid="0024700e" style:font-size-asian="12.25pt" style:font-weight-asian="normal" style:font-size-complex="14pt" style:font-weight-complex="normal"/>
    </style:style>
    <style:style style:name="T16" style:family="text">
      <style:text-properties style:font-name="Times New Roman" fo:font-size="14pt" fo:font-weight="normal" officeooo:rsid="0024ea1c" style:font-size-asian="12.25pt" style:font-weight-asian="normal" style:font-size-complex="14pt" style:font-weight-complex="normal"/>
    </style:style>
    <style:style style:name="T17" style:family="text">
      <style:text-properties style:font-name="Times New Roman" fo:font-size="14pt" fo:font-weight="normal" officeooo:rsid="00272448" style:font-size-asian="12.25pt" style:font-weight-asian="normal" style:font-size-complex="14pt" style:font-weight-complex="normal"/>
    </style:style>
    <style:style style:name="T18" style:family="text">
      <style:text-properties style:font-name="Times New Roman" fo:font-size="14pt" fo:font-weight="normal" officeooo:rsid="0028b01b" style:font-size-asian="12.25pt" style:font-weight-asian="normal" style:font-size-complex="14pt" style:font-weight-complex="normal"/>
    </style:style>
    <style:style style:name="T19" style:family="text">
      <style:text-properties style:font-name="Times New Roman" fo:font-size="14pt" fo:font-weight="normal" officeooo:rsid="00296e17" style:font-size-asian="12.25pt" style:font-weight-asian="normal" style:font-size-complex="14pt" style:font-weight-complex="normal"/>
    </style:style>
    <style:style style:name="T20" style:family="text">
      <style:text-properties style:font-name="Times New Roman" fo:font-size="14pt" fo:font-weight="normal" officeooo:rsid="002a36d2" style:font-size-asian="12.25pt" style:font-weight-asian="normal" style:font-size-complex="14pt" style:font-weight-complex="normal"/>
    </style:style>
    <style:style style:name="T21" style:family="text">
      <style:text-properties style:font-name="Times New Roman" fo:font-size="14pt" fo:font-weight="normal" officeooo:rsid="002ba9fc" style:font-size-asian="12.25pt" style:font-weight-asian="normal" style:font-size-complex="14pt" style:font-weight-complex="normal"/>
    </style:style>
    <style:style style:name="T22" style:family="text">
      <style:text-properties style:font-name="Times New Roman" fo:font-size="14pt" fo:font-weight="normal" officeooo:rsid="002facdb" style:font-size-asian="12.25pt" style:font-weight-asian="normal" style:font-size-complex="14pt" style:font-weight-complex="normal"/>
    </style:style>
    <style:style style:name="T23" style:family="text">
      <style:text-properties style:font-name="Times New Roman" fo:font-size="14pt" fo:font-weight="normal" officeooo:rsid="00313eaf" style:font-size-asian="12.25pt" style:font-weight-asian="normal" style:font-size-complex="14pt" style:font-weight-complex="normal"/>
    </style:style>
    <style:style style:name="T24" style:family="text">
      <style:text-properties style:font-name="Times New Roman" fo:font-size="14pt" fo:font-weight="normal" officeooo:rsid="0032a04c" style:font-size-asian="12.25pt" style:font-weight-asian="normal" style:font-size-complex="14pt" style:font-weight-complex="normal"/>
    </style:style>
    <style:style style:name="T25" style:family="text">
      <style:text-properties style:font-name="Times New Roman" fo:font-size="14pt" fo:font-weight="normal" officeooo:rsid="003464fa" style:font-size-asian="12.25pt" style:font-weight-asian="normal" style:font-size-complex="14pt" style:font-weight-complex="normal"/>
    </style:style>
    <style:style style:name="T26" style:family="text">
      <style:text-properties style:font-name="Times New Roman" fo:font-size="14pt" fo:font-weight="normal" officeooo:rsid="0034e42f" style:font-size-asian="12.25pt" style:font-weight-asian="normal" style:font-size-complex="14pt" style:font-weight-complex="normal"/>
    </style:style>
    <style:style style:name="T27" style:family="text">
      <style:text-properties style:font-name="Times New Roman" fo:font-size="14pt" fo:font-weight="normal" officeooo:rsid="00362a03" style:font-size-asian="12.25pt" style:font-weight-asian="normal" style:font-size-complex="14pt" style:font-weight-complex="normal"/>
    </style:style>
    <style:style style:name="T28" style:family="text">
      <style:text-properties style:font-name="Times New Roman" fo:font-size="14pt" fo:font-weight="normal" officeooo:rsid="003856f3" style:font-size-asian="12.25pt" style:font-weight-asian="normal" style:font-size-complex="14pt" style:font-weight-complex="normal"/>
    </style:style>
    <style:style style:name="T29" style:family="text">
      <style:text-properties style:font-name="Times New Roman" fo:font-size="14pt" fo:font-weight="normal" officeooo:rsid="003b9fc1" style:font-size-asian="12.25pt" style:font-weight-asian="normal" style:font-size-complex="14pt" style:font-weight-complex="normal"/>
    </style:style>
    <style:style style:name="T30" style:family="text">
      <style:text-properties style:font-name="Times New Roman" fo:font-size="14pt" fo:font-weight="normal" officeooo:rsid="003bc016" style:font-size-asian="12.25pt" style:font-weight-asian="normal" style:font-size-complex="14pt" style:font-weight-complex="normal"/>
    </style:style>
    <style:style style:name="T31" style:family="text">
      <style:text-properties style:font-name="Times New Roman" fo:font-size="14pt" fo:font-weight="normal" officeooo:rsid="00439be4" style:font-size-asian="12.25pt" style:font-weight-asian="normal" style:font-size-complex="14pt" style:font-weight-complex="normal"/>
    </style:style>
    <style:style style:name="T32" style:family="text">
      <style:text-properties style:font-name="Times New Roman" fo:font-size="14pt" fo:font-weight="normal" officeooo:rsid="0043feff" style:font-size-asian="12.25pt" style:font-weight-asian="normal" style:font-size-complex="14pt" style:font-weight-complex="normal"/>
    </style:style>
    <style:style style:name="T33" style:family="text">
      <style:text-properties style:font-name="Times New Roman" fo:font-size="14pt" fo:font-weight="normal" officeooo:rsid="00454bb0" style:font-size-asian="12.25pt" style:font-weight-asian="normal" style:font-size-complex="14pt" style:font-weight-complex="normal"/>
    </style:style>
    <style:style style:name="T34" style:family="text">
      <style:text-properties style:font-name="Times New Roman" fo:font-size="14pt" fo:font-weight="normal" officeooo:rsid="0046cbd7" style:font-size-asian="12.25pt" style:font-weight-asian="normal" style:font-size-complex="14pt" style:font-weight-complex="normal"/>
    </style:style>
    <style:style style:name="T35" style:family="text">
      <style:text-properties style:font-name="Times New Roman" fo:font-size="14pt" fo:font-weight="normal" officeooo:rsid="004762a6" style:font-size-asian="12.25pt" style:font-weight-asian="normal" style:font-size-complex="14pt" style:font-weight-complex="normal"/>
    </style:style>
    <style:style style:name="T36" style:family="text">
      <style:text-properties style:font-name="Times New Roman" fo:font-size="14pt" fo:font-weight="normal" officeooo:rsid="0053a9c3" style:font-size-asian="12.25pt" style:font-weight-asian="normal" style:font-size-complex="14pt" style:font-weight-complex="normal"/>
    </style:style>
    <style:style style:name="T37" style:family="text">
      <style:text-properties style:font-name="Times New Roman" fo:font-size="14pt" fo:font-weight="normal" officeooo:rsid="00545386" style:font-size-asian="12.25pt" style:font-weight-asian="normal" style:font-size-complex="14pt" style:font-weight-complex="normal"/>
    </style:style>
    <style:style style:name="T38" style:family="text">
      <style:text-properties style:font-name="Times New Roman" fo:font-size="14pt" fo:font-weight="normal" officeooo:rsid="0054900a" style:font-size-asian="12.25pt" style:font-weight-asian="normal" style:font-size-complex="14pt" style:font-weight-complex="normal"/>
    </style:style>
    <style:style style:name="T39" style:family="text">
      <style:text-properties style:font-name="Times New Roman" fo:font-size="14pt" fo:font-weight="normal" officeooo:rsid="00555efc" style:font-size-asian="12.25pt" style:font-weight-asian="normal" style:font-size-complex="14pt" style:font-weight-complex="normal"/>
    </style:style>
    <style:style style:name="T40" style:family="text">
      <style:text-properties style:font-name="Times New Roman" fo:font-size="14pt" fo:font-weight="normal" officeooo:rsid="00564dbf" style:font-size-asian="12.25pt" style:font-weight-asian="normal" style:font-size-complex="14pt" style:font-weight-complex="normal"/>
    </style:style>
    <style:style style:name="T41" style:family="text">
      <style:text-properties style:font-name="Times New Roman" fo:font-size="14pt" fo:font-weight="normal" officeooo:rsid="0056c027" style:font-size-asian="12.25pt" style:font-weight-asian="normal" style:font-size-complex="14pt" style:font-weight-complex="normal"/>
    </style:style>
    <style:style style:name="T42" style:family="text">
      <style:text-properties style:font-name="Times New Roman" fo:font-size="14pt" fo:font-weight="normal" officeooo:rsid="00647a30" style:font-size-asian="12.25pt" style:font-weight-asian="normal" style:font-size-complex="14pt" style:font-weight-complex="normal"/>
    </style:style>
    <style:style style:name="T43" style:family="text">
      <style:text-properties style:font-name="Times New Roman" fo:font-size="14pt" fo:font-weight="normal" officeooo:rsid="0065fb1e" style:font-size-asian="12.25pt" style:font-weight-asian="normal" style:font-size-complex="14pt" style:font-weight-complex="normal"/>
    </style:style>
    <style:style style:name="T44" style:family="text">
      <style:text-properties style:font-name="Times New Roman" fo:font-size="14pt" fo:font-weight="normal" officeooo:rsid="0068f843" style:font-size-asian="12.25pt" style:font-weight-asian="normal" style:font-size-complex="14pt" style:font-weight-complex="normal"/>
    </style:style>
    <style:style style:name="T45" style:family="text">
      <style:text-properties style:font-name="Times New Roman" fo:font-size="14pt" fo:font-weight="normal" officeooo:rsid="006d2cf5" style:font-size-asian="12.25pt" style:font-weight-asian="normal" style:font-size-complex="14pt" style:font-weight-complex="normal"/>
    </style:style>
    <style:style style:name="T46" style:family="text">
      <style:text-properties style:font-name="Times New Roman" fo:font-size="14pt" fo:font-weight="normal" officeooo:rsid="006ea4f0" style:font-size-asian="12.25pt" style:font-weight-asian="normal" style:font-size-complex="14pt" style:font-weight-complex="normal"/>
    </style:style>
    <style:style style:name="T47" style:family="text">
      <style:text-properties style:font-name="Times New Roman" fo:font-size="14pt" fo:font-weight="normal" officeooo:rsid="0073cb18" style:font-size-asian="12.25pt" style:font-weight-asian="normal" style:font-size-complex="14pt" style:font-weight-complex="normal"/>
    </style:style>
    <style:style style:name="T48" style:family="text">
      <style:text-properties style:font-name="Times New Roman" fo:font-size="14pt" fo:font-weight="normal" officeooo:rsid="0073ffa6" style:font-size-asian="12.25pt" style:font-weight-asian="normal" style:font-size-complex="14pt" style:font-weight-complex="normal"/>
    </style:style>
    <style:style style:name="T49" style:family="text">
      <style:text-properties style:font-name="Times New Roman" fo:font-size="14pt" fo:font-weight="normal" officeooo:rsid="007039bf" style:font-size-asian="12.25pt" style:font-weight-asian="normal" style:font-size-complex="14pt" style:font-weight-complex="normal"/>
    </style:style>
    <style:style style:name="T50" style:family="text">
      <style:text-properties style:font-name="Times New Roman" fo:font-size="14pt" fo:font-weight="normal" officeooo:rsid="00760918" style:font-size-asian="12.25pt" style:font-weight-asian="normal" style:font-size-complex="14pt" style:font-weight-complex="normal"/>
    </style:style>
    <style:style style:name="T51" style:family="text">
      <style:text-properties style:font-name="Times New Roman" fo:font-size="14pt" fo:font-weight="normal" officeooo:rsid="00761a57" style:font-size-asian="12.25pt" style:font-weight-asian="normal" style:font-size-complex="14pt" style:font-weight-complex="normal"/>
    </style:style>
    <style:style style:name="T52" style:family="text">
      <style:text-properties style:font-name="Times New Roman" fo:font-size="14pt" fo:font-weight="normal" officeooo:rsid="00763d5e" style:font-size-asian="12.25pt" style:font-weight-asian="normal" style:font-size-complex="14pt" style:font-weight-complex="normal"/>
    </style:style>
    <style:style style:name="T53" style:family="text">
      <style:text-properties style:font-name="Times New Roman" fo:font-size="14pt" fo:font-weight="normal" officeooo:rsid="00775013" style:font-size-asian="12.25pt" style:font-weight-asian="normal" style:font-size-complex="14pt" style:font-weight-complex="normal"/>
    </style:style>
    <style:style style:name="T54" style:family="text">
      <style:text-properties style:font-name="Times New Roman" fo:font-size="14pt" fo:font-weight="normal" officeooo:rsid="0078f7b9" style:font-size-asian="12.25pt" style:font-weight-asian="normal" style:font-size-complex="14pt" style:font-weight-complex="normal"/>
    </style:style>
    <style:style style:name="T55" style:family="text">
      <style:text-properties style:font-name="Times New Roman" fo:font-size="14pt" fo:font-weight="normal" officeooo:rsid="0079d823" style:font-size-asian="12.25pt" style:font-weight-asian="normal" style:font-size-complex="14pt" style:font-weight-complex="normal"/>
    </style:style>
    <style:style style:name="T56" style:family="text">
      <style:text-properties style:font-name="Times New Roman" fo:font-size="14pt" fo:font-weight="normal" officeooo:rsid="007b1291" style:font-size-asian="12.25pt" style:font-weight-asian="normal" style:font-size-complex="14pt" style:font-weight-complex="normal"/>
    </style:style>
    <style:style style:name="T57" style:family="text">
      <style:text-properties style:font-name="Times New Roman" fo:font-size="14pt" fo:font-weight="normal" officeooo:rsid="007cac15" style:font-size-asian="12.25pt" style:font-weight-asian="normal" style:font-size-complex="14pt" style:font-weight-complex="normal"/>
    </style:style>
    <style:style style:name="T58" style:family="text">
      <style:text-properties style:font-name="Times New Roman" fo:font-size="14pt" officeooo:rsid="00151848" style:font-size-asian="14pt" style:font-size-complex="14pt"/>
    </style:style>
    <style:style style:name="T59" style:family="text">
      <style:text-properties style:font-name="Times New Roman" fo:font-size="14pt" fo:font-style="italic" style:font-size-asian="14pt" style:font-style-asian="italic" style:font-size-complex="14pt" style:font-style-complex="italic"/>
    </style:style>
    <style:style style:name="T60" style:family="text">
      <style:text-properties style:font-name="Times New Roman" fo:font-size="14pt" fo:font-style="normal" style:font-size-asian="14pt" style:font-style-asian="normal" style:font-size-complex="14pt" style:font-style-complex="normal"/>
    </style:style>
    <style:style style:name="T61" style:family="text">
      <style:text-properties style:font-name="Times New Roman" fo:font-size="14pt" fo:font-style="normal" officeooo:rsid="00151848" style:font-size-asian="14pt" style:font-style-asian="normal" style:font-size-complex="14pt" style:font-style-complex="normal"/>
    </style:style>
    <style:style style:name="T62" style:family="text">
      <style:text-properties style:font-name="Times New Roman" fo:font-size="14pt" fo:font-style="normal" officeooo:rsid="00154d2a" style:font-size-asian="14pt" style:font-style-asian="normal" style:font-size-complex="14pt" style:font-style-complex="normal"/>
    </style:style>
    <style:style style:name="T63" style:family="text">
      <style:text-properties style:font-name="Times New Roman" fo:font-size="14pt" fo:font-style="normal" officeooo:rsid="001735fb" style:font-size-asian="14pt" style:font-style-asian="normal" style:font-size-complex="14pt" style:font-style-complex="normal"/>
    </style:style>
    <style:style style:name="T64" style:family="text">
      <style:text-properties style:font-name="Times New Roman" fo:font-size="14pt" fo:font-style="normal" fo:font-weight="normal" officeooo:rsid="00154d2a" style:font-size-asian="14pt" style:font-style-asian="normal" style:font-weight-asian="normal" style:font-size-complex="14pt" style:font-style-complex="normal" style:font-weight-complex="normal"/>
    </style:style>
    <style:style style:name="T65" style:family="text">
      <style:text-properties style:font-name="Times New Roman" fo:font-size="14pt" style:font-size-asian="12.25pt" style:font-size-complex="14pt"/>
    </style:style>
    <style:style style:name="T66" style:family="text">
      <style:text-properties style:font-name="Times New Roman" fo:font-size="14pt" officeooo:rsid="0018f097" style:font-size-asian="12.25pt" style:font-size-complex="14pt"/>
    </style:style>
    <style:style style:name="T67" style:family="text">
      <style:text-properties style:font-name="Times New Roman" fo:font-size="14pt" officeooo:rsid="003856f3" style:font-size-asian="12.25pt" style:font-size-complex="14pt"/>
    </style:style>
    <style:style style:name="T68" style:family="text">
      <style:text-properties style:font-name="Times New Roman" fo:font-size="14pt" officeooo:rsid="0020dd99" style:font-size-asian="12.25pt" style:font-size-complex="14pt"/>
    </style:style>
    <style:style style:name="T69" style:family="text">
      <style:text-properties style:font-name="Times New Roman" fo:font-size="14pt" officeooo:rsid="00454bb0" style:font-size-asian="12.25pt" style:font-size-complex="14pt"/>
    </style:style>
    <style:style style:name="T70" style:family="text">
      <style:text-properties style:font-name="Times New Roman" fo:font-size="14pt" officeooo:rsid="00457362" style:font-size-asian="12.25pt" style:font-size-complex="14pt"/>
    </style:style>
    <style:style style:name="T71" style:family="text">
      <style:text-properties style:font-name="Times New Roman" fo:font-size="14pt" officeooo:rsid="00494d87" style:font-size-asian="12.25pt" style:font-size-complex="14pt"/>
    </style:style>
    <style:style style:name="T72" style:family="text">
      <style:text-properties style:font-name="Times New Roman" fo:font-size="14pt" officeooo:rsid="004a199c" style:font-size-asian="12.25pt" style:font-size-complex="14pt"/>
    </style:style>
    <style:style style:name="T73" style:family="text">
      <style:text-properties style:font-name="Times New Roman" fo:font-size="14pt" officeooo:rsid="004b7002" style:font-size-asian="12.25pt" style:font-size-complex="14pt"/>
    </style:style>
    <style:style style:name="T74" style:family="text">
      <style:text-properties style:font-name="Times New Roman" fo:font-size="14pt" officeooo:rsid="004d2057" style:font-size-asian="12.25pt" style:font-size-complex="14pt"/>
    </style:style>
    <style:style style:name="T75" style:family="text">
      <style:text-properties style:font-name="Times New Roman" fo:font-size="14pt" officeooo:rsid="005176b7" style:font-size-asian="12.25pt" style:font-size-complex="14pt"/>
    </style:style>
    <style:style style:name="T76" style:family="text">
      <style:text-properties style:font-name="Times New Roman" fo:font-size="14pt" officeooo:rsid="0051e6a7" style:font-size-asian="12.25pt" style:font-size-complex="14pt"/>
    </style:style>
    <style:style style:name="T77" style:family="text">
      <style:text-properties style:font-name="Times New Roman" fo:font-size="14pt" officeooo:rsid="0053a9c3" style:font-size-asian="12.25pt" style:font-size-complex="14pt"/>
    </style:style>
    <style:style style:name="T78" style:family="text">
      <style:text-properties style:font-name="Times New Roman" fo:font-size="14pt" officeooo:rsid="0059d2ab" style:font-size-asian="12.25pt" style:font-size-complex="14pt"/>
    </style:style>
    <style:style style:name="T79" style:family="text">
      <style:text-properties style:font-name="Times New Roman" fo:font-size="14pt" officeooo:rsid="005ea794" style:font-size-asian="12.25pt" style:font-size-complex="14pt"/>
    </style:style>
    <style:style style:name="T80" style:family="text">
      <style:text-properties style:font-name="Times New Roman" fo:font-size="14pt" officeooo:rsid="005f9e37" style:font-size-asian="12.25pt" style:font-size-complex="14pt"/>
    </style:style>
    <style:style style:name="T81" style:family="text">
      <style:text-properties style:font-name="Times New Roman" fo:font-size="14pt" officeooo:rsid="0061f3c6" style:font-size-asian="12.25pt" style:font-size-complex="14pt"/>
    </style:style>
    <style:style style:name="T82" style:family="text">
      <style:text-properties style:font-name="Times New Roman" fo:font-size="14pt" officeooo:rsid="006397e4" style:font-size-asian="12.25pt" style:font-size-complex="14pt"/>
    </style:style>
    <style:style style:name="T83" style:family="text">
      <style:text-properties style:font-name="Times New Roman" fo:font-size="14pt" officeooo:rsid="00647a30" style:font-size-asian="12.25pt" style:font-size-complex="14pt"/>
    </style:style>
    <style:style style:name="T84" style:family="text">
      <style:text-properties style:font-name="Times New Roman" fo:font-size="14pt" officeooo:rsid="0065fb1e" style:font-size-asian="12.25pt" style:font-size-complex="14pt"/>
    </style:style>
    <style:style style:name="T85" style:family="text">
      <style:text-properties style:font-name="Times New Roman" fo:font-size="14pt" officeooo:rsid="0066e25f" style:font-size-asian="12.25pt" style:font-size-complex="14pt"/>
    </style:style>
    <style:style style:name="T86" style:family="text">
      <style:text-properties style:font-name="Times New Roman" fo:font-size="14pt" officeooo:rsid="0068f843" style:font-size-asian="12.25pt" style:font-size-complex="14pt"/>
    </style:style>
    <style:style style:name="T87" style:family="text">
      <style:text-properties style:font-name="Times New Roman" fo:font-size="14pt" fo:font-weight="bold" style:font-size-asian="12.25pt" style:font-weight-asian="bold" style:font-size-complex="14pt" style:font-weight-complex="bold"/>
    </style:style>
    <style:style style:name="T88" style:family="text">
      <style:text-properties style:font-name="Times New Roman" fo:font-size="14pt" fo:font-weight="bold" officeooo:rsid="0018f097" style:font-size-asian="12.25pt" style:font-weight-asian="bold" style:font-size-complex="14pt" style:font-weight-complex="bold"/>
    </style:style>
    <style:style style:name="T89" style:family="text">
      <style:text-properties style:font-name="Times New Roman" fo:font-size="18pt" fo:font-weight="bold" style:font-size-asian="18pt" style:font-weight-asian="bold" style:font-size-complex="18pt" style:font-weight-complex="bold"/>
    </style:style>
    <style:style style:name="T90" style:family="text">
      <style:text-properties style:font-name="Times New Roman" fo:font-size="18pt" fo:font-weight="bold" officeooo:rsid="0018f097" style:font-size-asian="18pt" style:font-weight-asian="bold" style:font-size-complex="18pt" style:font-weight-complex="bold"/>
    </style:style>
    <style:style style:name="T91" style:family="text">
      <style:text-properties style:font-name="Times New Roman" fo:font-weight="normal" officeooo:rsid="00674627" style:font-weight-asian="normal" style:font-weight-complex="normal"/>
    </style:style>
    <style:style style:name="T92" style:family="text">
      <style:text-properties style:font-name="Times New Roman" fo:font-weight="normal" officeooo:rsid="00154d2a" style:font-weight-asian="normal" style:font-weight-complex="normal"/>
    </style:style>
    <style:style style:name="T93" style:family="text">
      <style:text-properties style:font-name="Times New Roman" fo:font-size="12pt" officeooo:rsid="00674627" style:font-size-asian="12pt" style:font-size-complex="12pt"/>
    </style:style>
    <style:style style:name="T94" style:family="text">
      <style:text-properties fo:font-size="16pt" officeooo:rsid="00154d2a" style:font-size-asian="16pt" style:font-size-complex="16pt"/>
    </style:style>
    <style:style style:name="T95" style:family="text">
      <style:text-properties fo:font-variant="normal" fo:text-transform="none" fo:color="#000000" loext:opacity="100%" style:font-name="Times New Roman" fo:font-size="14pt" fo:letter-spacing="normal" fo:font-style="normal" fo:font-weight="normal" officeooo:rsid="00154d2a" style:font-size-asian="14pt" style:font-style-asian="normal" style:font-weight-asian="normal" style:font-size-complex="14pt" style:font-style-complex="normal" style:font-weight-complex="normal"/>
    </style:style>
    <style:style style:name="T96" style:family="text">
      <style:text-properties officeooo:rsid="0018f097"/>
    </style:style>
    <style:style style:name="T97" style:family="text">
      <style:text-properties fo:font-size="18pt" officeooo:rsid="00154d2a" style:font-size-asian="18pt" style:font-size-complex="18pt"/>
    </style:style>
    <style:style style:name="T98" style:family="text">
      <style:text-properties fo:font-size="18pt" officeooo:rsid="0019ca73" style:font-size-asian="18pt" style:font-size-complex="18pt"/>
    </style:style>
    <style:style style:name="T99" style:family="text">
      <style:text-properties officeooo:rsid="0018f097" style:font-size-asian="14pt"/>
    </style:style>
    <style:style style:name="T100" style:family="text">
      <style:text-properties officeooo:rsid="0019ca73"/>
    </style:style>
    <style:style style:name="T101" style:family="text">
      <style:text-properties fo:font-weight="normal" style:font-weight-asian="normal" style:font-weight-complex="normal"/>
    </style:style>
    <style:style style:name="T102" style:family="text">
      <style:text-properties fo:font-weight="normal" officeooo:rsid="00674627" style:font-weight-asian="normal" style:font-weight-complex="normal"/>
    </style:style>
    <style:style style:name="T103" style:family="text">
      <style:text-properties officeooo:rsid="0020dd99"/>
    </style:style>
    <style:style style:name="T104" style:family="text">
      <style:text-properties officeooo:rsid="00272448"/>
    </style:style>
    <style:style style:name="T105" style:family="text">
      <style:text-properties officeooo:rsid="005a8a16"/>
    </style:style>
    <style:style style:name="T106" style:family="text">
      <style:text-properties officeooo:rsid="00674627"/>
    </style:style>
    <style:style style:name="T107" style:family="text">
      <style:text-properties fo:font-size="14pt" fo:font-weight="normal" style:font-size-asian="12.25pt" style:font-weight-asian="normal" style:font-size-complex="14pt" style:font-weight-complex="normal"/>
    </style:style>
    <style:style style:name="T108" style:family="text">
      <style:text-properties fo:font-size="14pt" style:font-size-asian="12.25pt" style:font-size-complex="14pt"/>
    </style:style>
    <style:style style:name="T109" style:family="text">
      <style:text-properties fo:font-size="14pt" officeooo:rsid="006d2cf5" style:font-size-asian="12.25pt" style:font-size-complex="14pt"/>
    </style:style>
    <style:style style:name="T110" style:family="text">
      <style:text-properties fo:font-size="12pt" style:font-size-asian="12pt" style:font-size-complex="12pt"/>
    </style:style>
    <style:style style:name="T111" style:family="text">
      <style:text-properties officeooo:rsid="0073ffa6"/>
    </style:style>
    <style:style style:name="T112" style:family="text">
      <style:text-properties officeooo:rsid="00760918"/>
    </style:style>
    <style:style style:name="T113" style:family="text">
      <style:text-properties officeooo:rsid="00761a57"/>
    </style:style>
    <style:style style:name="T114" style:family="text">
      <style:text-properties officeooo:rsid="00763d5e"/>
    </style:style>
    <style:style style:name="T115" style:family="text">
      <style:text-properties officeooo:rsid="007df423"/>
    </style:style>
    <style:style style:name="T116" style:family="text">
      <style:text-properties officeooo:rsid="007fb405"/>
    </style:style>
    <style:style style:name="T117" style:family="text">
      <style:text-properties style:font-name="Times New Roman" fo:font-size="14pt" officeooo:rsid="00848fde" style:font-size-asian="12.25pt" style:font-size-complex="14pt"/>
    </style:style>
    <style:style style:name="T118" style:family="text">
      <style:text-properties officeooo:rsid="00853e8e"/>
    </style:style>
    <style:style style:name="T119" style:family="text">
      <style:text-properties officeooo:rsid="00857dec"/>
    </style:style>
    <style:style style:name="T120" style:family="text">
      <style:text-properties officeooo:rsid="008738fd"/>
    </style:style>
    <style:style style:name="T121" style:family="text">
      <style:text-properties style:font-name="Times New Roman3" fo:font-size="14pt"/>
    </style:style>
    <style:style style:name="T122" style:family="text">
      <style:text-properties style:font-name="Times New Roman3" fo:font-size="14pt" officeooo:rsid="008738fd"/>
    </style:style>
    <style:style style:name="T123" style:family="text">
      <style:text-properties officeooo:rsid="0089692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listtab" text:list-tab-stop-position="1.905cm" fo:text-indent="-0.229cm" fo:margin-left="1.499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0"/>
      <text:p text:style-name="P40"/>
      <text:p text:style-name="P40"/>
      <text:p text:style-name="P40"/>
      <text:p text:style-name="P40"/>
      <text:p text:style-name="P40"/>
      <text:p text:style-name="P40"/>
      <text:p text:style-name="P42">Разработка веб-приложения-портфолио для</text:p>
      <text:p text:style-name="P42">демонстрации профессиональных навыков и проектов</text:p>
      <text:p text:style-name="P41"/>
      <text:p text:style-name="P41"/>
      <text:p text:style-name="P41"/>
      <text:p text:style-name="P41"/>
      <text:p text:style-name="P41"/>
      <text:p text:style-name="P2"/>
      <text:p text:style-name="P1"/>
      <text:p text:style-name="P1">Программа:</text:p>
      <text:p text:style-name="P1">Разработчик — Fullstack разработчик</text:p>
      <text:p text:style-name="P1">Винокуров Александр Юрьевич</text:p>
      <text:p text:style-name="P1"/>
      <text:p text:style-name="P1"/>
      <text:p text:style-name="P1"/>
      <text:p text:style-name="P1"/>
      <text:p text:style-name="P1"/>
      <text:p text:style-name="P1"/>
      <text:p text:style-name="P3">Екатеринбург</text:p>
      <text:p text:style-name="P3">2025 год</text:p>
      <text:h text:style-name="P56" text:outline-level="2"><text:soft-page-break/><text:span text:style-name="T100">I </text:span>Введение</text:h>
      <text:p text:style-name="P4"/>
      <text:p text:style-name="P6"><text:tab/><text:span text:style-name="T96">В ведении я разберу для чего вообще нужно человеку портфолио.</text:span></text:p>
      <text:p text:style-name="P6"><text:tab/>Сегодня возросло число многочисленных школ программирования и соответственно возросло число начинающих программистов. Благодаря этим начинающим программистам сильно увеличилась конкуренция при устройстве на работу, поэтому в сов<text:span text:style-name="T1">ременных условиях конкуренции на рынке труда программирования важно не только обладать профессиональными навыками, но и уметь их демонстрировать. Даже если юный программист обладает всеми нужными знаниями программирования в области, куда он желает «войти в IT», но не умеет или не знает как правильно подать себя, то шансов у него меньше <text:s/>по сравнению с его конкурентом, который знает как правильно подать свои профессиональные навыки. </text:span></text:p>
      <text:p text:style-name="P5"><text:tab/><text:span text:style-name="T2">Существует множество способов научиться подавать свои профессиональные навыки от различных тренингов до простого чтения книги по психологии. Однако человечество давно изобрело универсальное средство для демонстрации навыков практически в любой сфере — портфолио. </text:span></text:p>
      <text:p text:style-name="P5"/>
      <text:p text:style-name="P5"/>
      <text:p text:style-name="P5"/>
      <text:p text:style-name="P5"/>
      <text:p text:style-name="P5"/>
      <text:p text:style-name="P5"/>
      <text:p text:style-name="P5"/>
      <text:p text:style-name="P5"/>
      <text:p text:style-name="P5"/>
      <text:h text:style-name="P56" text:outline-level="2"><text:soft-page-break/><text:tab/><text:span text:style-name="T98">II</text:span><text:span text:style-name="T100"> </text:span><text:span text:style-name="T97">Исторический обзор «портфолио»</text:span></text:h>
      <text:p text:style-name="P4"><text:span text:style-name="T94"/></text:p>
      <text:p text:style-name="P5"><text:span text:style-name="T94"><text:tab/></text:span><text:span text:style-name="T99">В данном разделе, я разберу откуда вообще произошел термин портфолио и как данный объект развивался исторически.</text:span></text:p>
      <text:p text:style-name="P44"><text:span text:style-name="T5"><text:tab/></text:span><text:span text:style-name="T6">Термин «портфолио» произошел от итальянского </text:span><text:span text:style-name="T59">portafoglio</text:span><text:span text:style-name="T60">, </text:span><text:span text:style-name="T61">что буквально переводится как - «носить листы бумаги» (от </text:span><text:span text:style-name="Emphasis"><text:span text:style-name="T58">portare</text:span></text:span><text:span text:style-name="T61"> — «носить» и </text:span><text:span text:style-name="Emphasis"><text:span text:style-name="T58">foglio</text:span></text:span><text:span text:style-name="T61"> — «лист»). Первоначально портфолио использовалось для обозначения папки с чертежами, эскизами и проектами у архитекторов, художников и дизайнеров. Людям этой профессии также, как и программистам, необходимо демонстрировать навыки работодателям и заказчикам. </text:span></text:p>
      <text:p text:style-name="P44"><text:span text:style-name="T61"><text:tab/></text:span><text:span text:style-name="T62">Например, </text:span><text:span text:style-name="Strong_20_Emphasis"><text:span text:style-name="T64">Бьярке Ингельс, известный архитектор. Он не просто показывает здания — он рассказывает истории. Его портфолио — это комиксы об архитектуре, где каждый проект — приключение с препятствиями, решениями и неожиданными поворотами.</text:span></text:span></text:p>
      <text:p text:style-name="P44"><text:span text:style-name="Strong_20_Emphasis"><text:span text:style-name="T64"><text:tab/>Заха Хадид. Портфолио Захи Хадид всегда было больше, чем просто демонстрацией работ — это манифест новой эстетики. Чистые линии, смелая графика, акцент на инновационных формах.</text:span></text:span><text:span text:style-name="Strong_20_Emphasis"><text:span text:style-name="T62"> </text:span></text:span></text:p>
      <text:p text:style-name="P44"><text:span text:style-name="T62"><text:tab/></text:span><text:span text:style-name="Strong_20_Emphasis"><text:span text:style-name="T64">Майкл Соренсен. </text:span></text:span><text:span text:style-name="Strong_20_Emphasis"><text:span text:style-name="T95">История Майкла Соренсена — это история о том, как правильное портфолио может открыть двери в топовые архитектурные бюро. Его минималистичное и концептуальное портфолио помогло ему получить работу в Herzog &amp; de Meuron без архитектурного образования.</text:span></text:span></text:p>
      <text:p text:style-name="P44"><text:span text:style-name="T61"><text:tab/>Таким образом художники, фотографы и архитекторы еще в начале XX века использовали бумажные портфолио для демонстрации своих работ и разработок. </text:span><text:span text:style-name="T62">В некоторых странах педагогика 80-х — 90-х годов начала использовать портфолио учащегося как метод оценки. Таким образом оценивался не только экзамен, но и весь путь ученика — работы, прогресс, достижения. </text:span></text:p>
      <text:p text:style-name="P44"><text:span text:style-name="T62"/></text:p>
      <text:p text:style-name="P44"><text:soft-page-break/><text:span text:style-name="T62"/></text:p>
      <text:p text:style-name="P44"><text:span text:style-name="T62"/></text:p>
      <text:p text:style-name="P44"><text:span text:style-name="T62"><text:tab/></text:span><text:span text:style-name="T63">В конце XX века и в начале XXI века, с развитием информационных технологий начали появляться цифровые портфолио. </text:span></text:p>
      <text:p text:style-name="P39"><text:tab/>Первоначально цифровые портфолио выглядели как PDF-файл, где, например, художник, мог показать свои <text:s/>работы для демонстрации своих навыков. И, действительно, это гораздо удобнее чем носить толмут, для опытных, или даже небольшую папку для начинающих художников. Достаточно принести компакт диск, что на начало 2000-х годов, были еще популярны, или флешку. </text:p>
      <text:p text:style-name="P39"><text:tab/>С развитием технологий и интернета понятие портфолио претерпело трансформацию, став важным инструментом в сфере образования, бизнеса и IT. Цифровые портфолио позволяют не только продемонстрировать завершённые проекты, но и представить технические навыки, подходы к решению задач и опыт командной работы.</text:p>
      <text:p text:style-name="P39"><text:tab/>На сегодняшний день портфолио является важным элементом профессионального имиджа, особенно в области программирования, где практический опыт и способность разрабатывать реальные проекты играют ключевую роль при трудоустройстве. </text:p>
      <text:p text:style-name="P43"><text:span text:style-name="T5"><text:tab/></text:span><text:span text:style-name="T7">Для программиста в качестве портфолио могут играть роль такие ресурсы как GitHub, Dribbble, Behance, LinkedIn, Tilda, Notion. </text:span></text:p>
      <text:p text:style-name="P3"/>
      <text:p text:style-name="P3"/>
      <text:p text:style-name="P3"/>
      <text:p text:style-name="P3"/>
      <text:p text:style-name="P3"/>
      <text:p text:style-name="P3"/>
      <text:p text:style-name="P3"/>
      <text:p text:style-name="P3"/>
      <text:h text:style-name="P56" text:outline-level="2"><text:soft-page-break/><text:span text:style-name="T100">III </text:span>Альтернативы</text:h>
      <text:p text:style-name="P7"/>
      <text:p text:style-name="P8"><text:tab/>В данном разделе я разберу альтернативы сайту как портфолио и аргументирую почему я выбрал именно разработку сайта-портфолио, которая не только является практической частью данного диплома, но и в дальнейшем будет служить мне подспорьем для устройства на работу программистом в первый раз и в дальнейшем с развитием моего опыта в области программирования и увеличением числа разработанных проектов.</text:p>
      <text:p text:style-name="P8"><text:tab/>В предыдущем разделе, я упомянул, что для программиста в качестве портфолио могут играть роль такие ресурсы как GitHub, Dribbble, Behance, LinkedIn, Tilda, Notion и начать, пожалуй, лучше с ни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4" text:outline-level="3"><text:soft-page-break/><text:span text:style-name="T100">1 </text:span>GitHub</text:h>
      <text:p text:style-name="P57"/>
      <text:p text:style-name="P8"><text:tab/>GitHub — это веб-сервис для хостинга и совместной разработки программного кода, основанный на системе контроля версий Git. Он обеспечивает инструменты для эффективного командного взаимодействия, отслеживания изменений, ведения документации и автоматизации рабочих процессов.</text:p>
      <text:p text:style-name="P8"><text:tab/>Благодаря своей доступности и популярности GitHub стал стандартом в индустрии программирования, а также важным компонентом цифрового портфолио разработчика.</text:p>
      <text:p text:style-name="P8"><text:tab/>Линус Торвальдс, в 2005 году создал Git для подспорья в разработке ядра linux. Это было необходимо, потому что ядро linux разрабатывает огромное количество программистов со всего мира и необходимо было как-то координировать эту работу. До 2005 года проект linux использовал стороннюю систему контроля версий BitKeeper.</text:p>
      <text:p text:style-name="P45"><text:span text:style-name="T7"><text:tab/>Однако, BitKeeper, </text:span><text:span text:style-name="T8">был закрытым и это коммерческая система, предоставленная разработчикам linux бесплатно, но на условиях. И это в результате доставило проблемы для т</text:span><text:span text:style-name="T7">акого open source </text:span><text:span text:style-name="T8">проекта как linux.</text:span></text:p>
      <text:p text:style-name="P46"><text:span text:style-name="T7"><text:tab/>Один из разработчиков linux - Андреасе Грюнеберг, известн</text:span><text:span text:style-name="T9">ый</text:span><text:span text:style-name="T7"> австралийск</text:span><text:span text:style-name="T9">ий</text:span><text:span text:style-name="T7"> программист, создател</text:span><text:span text:style-name="T9">ь</text:span><text:span text:style-name="T7"> </text:span><text:span text:style-name="Strong_20_Emphasis"><text:span text:style-name="T7">Samba</text:span></text:span><text:span text:style-name="T7"> (ПО для взаимодействия Linux и Windows по протоколу SMB) </text:span><text:span text:style-name="T9">начал разрабатывать инструмент, который мог бы читать метаданные BitKeeper. Это выглядело как попытка обратного инжиниринга закрытой системы <text:s text:c="2"/>BitKeeper. Хоть его намерения, возможно и не <text:s/>были враждебными, компания разработчик сочла это нарушением бесплатного использования. </text:span></text:p>
      <text:p text:style-name="P10"><text:tab/>Последствия не заставили себя долго ждать и в 2005 году BitMover отозвал бесплатную лицензию BitKeeper у сообщества разработчиков ядра linux. </text:p>
      <text:p text:style-name="P46"><text:soft-page-break/><text:span text:style-name="T9"><text:tab/>Тем самым у разработчиков linux исчезла возможность отслеживать версии собственной разработки в удобном формате, что стало поводом для Линуса Торвальдса создать Git. </text:span></text:p>
      <text:p text:style-name="P46"><text:span text:style-name="T9"><text:tab/>После создания </text:span><text:span text:style-name="T10">Git в 2005 году, он быстро стал мощной, но трудной в освоении системой контроля версий. </text:span></text:p>
      <text:p text:style-name="P16"><text:tab/>Git — мощный инструмент. Однако, работать с ним сложно, особенно новичкам. Не было удобного графического интерфейса, не было централизованного места, где можно было бы хранить репозитории онлайн, для доступа к нему другим программистам. Управлять задачами, обсуждать с командой код и просматривать изменения через браузер.</text:p>
      <text:p text:style-name="P46"><text:span text:style-name="T10"><text:tab/>Поэтому в 2007-2008 годах группа разработчиков из США - </text:span><text:span text:style-name="Strong_20_Emphasis"><text:span text:style-name="T10">Том Престон-Вернер, Крис Ванстрас, Пи Джей Хайетт</text:span></text:span><text:span text:style-name="T10">, а позже к ним присоединился </text:span><text:span text:style-name="Strong_20_Emphasis"><text:span text:style-name="T10">Скотт Чакон</text:span></text:span><text:span text:style-name="T10"> — решили </text:span><text:span text:style-name="Strong_20_Emphasis"><text:span text:style-name="T10">создать веб-интерфейс поверх Git</text:span></text:span><text:span text:style-name="T10">, чтобы сделать его доступным, удобным и «социальным». </text:span></text:p>
      <text:p text:style-name="P46"><text:span text:style-name="T10"><text:tab/>Том Престон-Вернер уже работал над проектом </text:span><text:span text:style-name="Strong_20_Emphasis"><text:span text:style-name="T10">Grit</text:span></text:span><text:span text:style-name="T10"> — это была библиотека Ruby для работы с Git. Вместе с Крисом Ванстрасом они начали писать веб-приложение, которое бы делало работу с Git простой.</text:span></text:p>
      <text:p text:style-name="P46"><text:span text:style-name="T10"><text:tab/>В результате эта команда разработчиков запустила GitHub 8 апреля 2008 года. Основная идея: совместить </text:span><text:span text:style-name="Strong_20_Emphasis"><text:span text:style-name="T10">систему контроля версий</text:span></text:span><text:span text:style-name="T10"> с возможностями </text:span><text:span text:style-name="Strong_20_Emphasis"><text:span text:style-name="T10">социальной платформы</text:span></text:span><text:span text:style-name="T10"> (звёзды, фолловеры, pull requests, issues и т.д.).</text:span></text:p>
      <text:p text:style-name="P16"><text:tab/>В итоге GitHub удобный инструмент для разработки в команде разработчиков. Работодатель может увидеть как разработчик пишет код. Однако, в качестве портфолио там есть минусы:</text:p>
      <text:list text:style-name="L1">
        <text:list-item>
          <text:p text:style-name="P80">GitHub показывает структуру кода, но не объясняет суть проекта</text:p>
        </text:list-item>
        <text:list-item>
          <text:p text:style-name="P80">Нельзя легко продемонстрировать интерфейс, цель проекта, стек и особенности реализации, а также результаты.</text:p>
        </text:list-item>
        <text:list-item>
          <text:p text:style-name="P80">Работодатель не всегда будет читать README.md и изучать код, ему нужно быстро понять что умеет программист</text:p>
        </text:list-item>
        <text:list-item>
          <text:p text:style-name="P83"><text:soft-page-break/><text:span text:style-name="T4">Нет визуального оформления — GitHub <text:s/>- технический интерфейс не предназначенный для презентации. Невозможно гибко оформить дизайн, структуру, цветовую схему, фото, описание и т. д.</text:span></text:p>
        </text:list-item>
        <text:list-item>
          <text:p text:style-name="P80">Неудобно для не технических людей — менеджеры по найму, HR, дизайнеры, преподаватели могут не понять как читать репозиторий. Не каждый хочет разбираться в Git, смотреть коммиты и ветки.</text:p>
        </text:list-item>
        <text:list-item>
          <text:p text:style-name="P80">Сложно показать проекты без кода — некоторые проекты нельзя опубликовать полностью, если они закрыты по NDA, если код приватный, если проект реализован визуально, например дизайн или frontend без backend. </text:p>
        </text:list-item>
        <text:list-item>
          <text:p text:style-name="P80">Нет адаптации под мобильное портфолио — GitHub не оптимизирован под личные биографии, фотогалереи, ссылки на соцсети, блоки типа — обо мне, навыки, образование и т. п.</text:p>
        </text:list-item>
        <text:list-item>
          <text:p text:style-name="P80">Ограниченные инструмент редактирования — чтобы обновить описание проекта, нужно знать markdown или редактировать README.md вручную</text:p>
        </text:list-item>
      </text:list>
      <text:p text:style-name="P58"><text:span text:style-name="T4"/></text:p>
      <text:p text:style-name="P59"/>
      <text:p text:style-name="P58"><text:span text:style-name="T4"/></text:p>
      <text:p text:style-name="P58"><text:span text:style-name="T4"/></text:p>
      <text:p text:style-name="P58"><text:span text:style-name="T4"/></text:p>
      <text:p text:style-name="P58"><text:span text:style-name="T4"/></text:p>
      <text:p text:style-name="P58"><text:span text:style-name="T4"/></text:p>
      <text:p text:style-name="P58"><text:span text:style-name="T4"/></text:p>
      <text:p text:style-name="P58"><text:span text:style-name="T4"/></text:p>
      <text:p text:style-name="P58"><text:span text:style-name="T4"/></text:p>
      <text:p text:style-name="P58"><text:soft-page-break/><text:span text:style-name="T4"/></text:p>
      <text:h text:style-name="P74" text:outline-level="3"><text:span text:style-name="T4">2 <text:s/></text:span><text:span text:style-name="T88">Dribbble</text:span></text:h>
      <text:p text:style-name="P58"><text:span text:style-name="T7"/></text:p>
      <text:p text:style-name="P47"><text:span text:style-name="T5"><text:tab/></text:span><text:span text:style-name="T7">Dribbble - </text:span><text:span text:style-name="T14">э</text:span><text:span text:style-name="T7">то </text:span><text:span text:style-name="Strong_20_Emphasis"><text:span text:style-name="T7">онлайн-платформа и социальная сеть для дизайнеров</text:span></text:span><text:span text:style-name="T7">, где они публикуют свои работы, вдохновляются чужими проектами и находят заказы или работу.</text:span></text:p>
      <text:p text:style-name="P47"><text:span text:style-name="T7"><text:tab/></text:span><text:span text:style-name="T11">Создатели <text:s/></text:span><text:span text:style-name="T7">Dribbble — </text:span><text:span text:style-name="T11">Дэн Седерхольм, веб дизайнер и автор книг по CSS, и Рич Торнетт — программист и продуктовый дизайнер. </text:span></text:p>
      <text:p text:style-name="P17"><text:tab/>Идея возникла в 2008 году. <text:s/>Дэн Седерхольм и <text:s/>Рич Торнетт хотели создать простую платформу, где дизайнеры могли бы делиться маленькими фрагментами своей работы — не целыми проектами, а эскизами, деталями и анимациями.</text:p>
      <text:p text:style-name="P47"><text:span text:style-name="T11"><text:tab/>Идея была в формате </text:span><text:span text:style-name="Strong_20_Emphasis"><text:span text:style-name="T11">«показать, над чем ты работаешь»</text:span></text:span><text:span text:style-name="T11">, как бы «забросить мяч» в кольцо — отсюда и название: </text:span><text:span text:style-name="Strong_20_Emphasis"><text:span text:style-name="T11">Dribbble</text:span></text:span><text:span text:style-name="T11"> (</text:span><text:span text:style-name="Emphasis"><text:span text:style-name="T11">dribble</text:span></text:span><text:span text:style-name="T11"> — вести мяч в баскетболе) и метафора </text:span><text:span text:style-name="Emphasis"><text:span text:style-name="T11">shots</text:span></text:span><text:span text:style-name="T11"> (броски).</text:span></text:p>
      <text:p text:style-name="P47"><text:span text:style-name="T11"><text:tab/>Официальный запуск <text:s/></text:span><text:span text:style-name="Strong_20_Emphasis"><text:span text:style-name="T11">Dribbble произошел в 2008 году. </text:span></text:span></text:p>
      <text:p text:style-name="P47"><text:span text:style-name="Strong_20_Emphasis"><text:span text:style-name="T11">Изначально это была закрытая платформа — нужно было получить инвайт (приглашение), что создало эффект эксклюзивности и привлекло талантливых дизайнеров. Качество работ с самого начала было высоким и платформа быстро стала популярной в дизайн среде.</text:span></text:span></text:p>
      <text:p text:style-name="P47"><text:span text:style-name="Strong_20_Emphasis"><text:span text:style-name="T11"><text:tab/>Как результат Dribbble стал местом не только для самовыражения, но и поиска работы, клиентов и фрилансеров. </text:span></text:span></text:p>
      <text:p text:style-name="P47"><text:span text:style-name="Strong_20_Emphasis"><text:span text:style-name="T11"><text:tab/>Позже появились платные аккаунты, вакансии и биржа. </text:span></text:span></text:p>
      <text:p text:style-name="P48"><text:span text:style-name="Strong_20_Emphasis"><text:span text:style-name="T12">Использование <text:s/></text:span></text:span><text:span text:style-name="Strong_20_Emphasis"><text:span text:style-name="T11">Dribbble </text:span></text:span><text:span text:style-name="Strong_20_Emphasis"><text:span text:style-name="T12">как портфолио для программиста — довольно спорное решение. Хотя платформа ориентирована на дизайнеров, у нее есть некоторые полезные стороны для разработчиков, особенно frontend разработчиков и тех, кто работает над UI/UX или визуальной частью приложений.</text:span></text:span></text:p>
      <text:p text:style-name="P48"><text:span text:style-name="Strong_20_Emphasis"><text:span text:style-name="T12"/></text:span></text:p>
      <text:p text:style-name="P48"><text:span text:style-name="Strong_20_Emphasis"><text:span text:style-name="T12"/></text:span></text:p>
      <text:p text:style-name="P48"><text:soft-page-break/><text:span text:style-name="Strong_20_Emphasis"><text:span text:style-name="T12"/></text:span></text:p>
      <text:p text:style-name="P48"><text:span text:style-name="Strong_20_Emphasis"><text:span text:style-name="T12"/></text:span></text:p>
      <text:p text:style-name="P48"><text:span text:style-name="Strong_20_Emphasis"><text:span text:style-name="T12">Плюсы использования </text:span></text:span><text:span text:style-name="Strong_20_Emphasis"><text:span text:style-name="T11">Dribbble </text:span></text:span><text:span text:style-name="Strong_20_Emphasis"><text:span text:style-name="T12">для программиста:</text:span></text:span></text:p>
      <text:p text:style-name="P48"><text:span text:style-name="Strong_20_Emphasis"><text:span text:style-name="T12">1. Красочная и наглядная подача проектов</text:span></text:span></text:p>
      <text:p text:style-name="P48"><text:span text:style-name="Strong_20_Emphasis"><text:span text:style-name="T12"><text:tab/> </text:span></text:span><text:span text:style-name="Strong_20_Emphasis"><text:span text:style-name="T11">Dribbble — </text:span></text:span><text:span text:style-name="Strong_20_Emphasis"><text:span text:style-name="T12">визуальная платформа. Если программист делает интерфейсы, фронтенд, анимации или визуально сложные приложения — это идеальное место, чтобы показать результат «лицом», а не кодом. </text:span></text:span></text:p>
      <text:p text:style-name="P48"><text:span text:style-name="Strong_20_Emphasis"><text:span text:style-name="T12"><text:tab/>Например, если программист разработал SPA-приложение, то можно сделать анимированный скринкаст или макеты интерфейсов и выложить их как shots</text:span></text:span></text:p>
      <text:p text:style-name="P48"><text:span text:style-name="Strong_20_Emphasis"><text:span text:style-name="T12"/></text:span></text:p>
      <text:p text:style-name="P48"><text:span text:style-name="Strong_20_Emphasis"><text:span text:style-name="T12">2. Возможность привлечь дизайнерскую и продуктовую аудиторию</text:span></text:span></text:p>
      <text:p text:style-name="P48"><text:span text:style-name="Strong_20_Emphasis"><text:span text:style-name="T12"><text:tab/></text:span></text:span><text:span text:style-name="Strong_20_Emphasis"><text:span text:style-name="T11">Dribbble </text:span></text:span><text:span text:style-name="Strong_20_Emphasis"><text:span text:style-name="T12">пользуются не только дизайнеры, но и стартаперы, арт-директора и HR из креативных компаний. </text:span></text:span></text:p>
      <text:p text:style-name="P48"><text:span text:style-name="Strong_20_Emphasis"><text:span text:style-name="T12"><text:tab/>Искатель, как разработчик, может показать, что он работает с UI не просто технически, а эстетично и вдумчиво.</text:span></text:span></text:p>
      <text:p text:style-name="P48"><text:span text:style-name="Strong_20_Emphasis"><text:span text:style-name="T12"/></text:span></text:p>
      <text:p text:style-name="P48"><text:span text:style-name="Strong_20_Emphasis"><text:span text:style-name="T12">3. Уникальное позиционирование</text:span></text:span></text:p>
      <text:p text:style-name="P48"><text:span text:style-name="Strong_20_Emphasis"><text:span text:style-name="T12"><text:tab/>Мало программистов публикуют свои проекты на <text:s/></text:span></text:span><text:span text:style-name="Strong_20_Emphasis"><text:span text:style-name="T11">Dribbble, </text:span></text:span><text:span text:style-name="Strong_20_Emphasis"><text:span text:style-name="T12">поэтому искатель — программист может выделиться как разработчик с дизайнерским мышлением или как fullstack с уклоном в UI.</text:span></text:span></text:p>
      <text:p text:style-name="P48"><text:span text:style-name="Strong_20_Emphasis"><text:span text:style-name="T12"><text:tab/>Это особенно полезно для фрилансеров, frontend, WebGL и тех, кто делает <text:s/>анимации или визуальные презентации.</text:span></text:span></text:p>
      <text:p text:style-name="P48"><text:span text:style-name="Strong_20_Emphasis"><text:span text:style-name="T12"/></text:span></text:p>
      <text:p text:style-name="P48"><text:span text:style-name="Strong_20_Emphasis"><text:span text:style-name="T12">4. Отличная демонстрация soft и product навыков.</text:span></text:span></text:p>
      <text:p text:style-name="P49"><text:span text:style-name="Strong_20_Emphasis"><text:span text:style-name="T12"><text:tab/></text:span></text:span><text:span text:style-name="Strong_20_Emphasis"><text:span text:style-name="T13">Если программист не только пишет код, но и думает о пользовательском опыте, важно уметь рассказывать о проектах визуально. <text:s/></text:span></text:span><text:span text:style-name="Strong_20_Emphasis"><text:span text:style-name="T11">Dribbble </text:span></text:span><text:span text:style-name="Strong_20_Emphasis"><text:span text:style-name="T13">поощрят это.</text:span></text:span></text:p>
      <text:p text:style-name="P49"><text:span text:style-name="Strong_20_Emphasis"><text:span text:style-name="T13"/></text:span></text:p>
      <text:p text:style-name="P49"><text:span text:style-name="Strong_20_Emphasis"><text:span text:style-name="T13"/></text:span></text:p>
      <text:p text:style-name="P49"><text:span text:style-name="Strong_20_Emphasis"><text:span text:style-name="T13"/></text:span></text:p>
      <text:p text:style-name="P49"><text:soft-page-break/><text:span text:style-name="Strong_20_Emphasis"><text:span text:style-name="T13"/></text:span></text:p>
      <text:p text:style-name="P49"><text:span text:style-name="Strong_20_Emphasis"><text:span text:style-name="T13"/></text:span></text:p>
      <text:p text:style-name="P49"><text:span text:style-name="Strong_20_Emphasis"><text:span text:style-name="T13">Минусы</text:span></text:span><text:span text:style-name="Strong_20_Emphasis"><text:span text:style-name="T12"> использования </text:span></text:span><text:span text:style-name="Strong_20_Emphasis"><text:span text:style-name="T11">Dribbble </text:span></text:span><text:span text:style-name="Strong_20_Emphasis"><text:span text:style-name="T12">для программиста:</text:span></text:span></text:p>
      <text:p text:style-name="P11">1. Платформа не предназначена для демонстрации кода.</text:p>
      <text:p text:style-name="P11"><text:tab/>Dribbble не поддерживает загрузку исходников, не показывает структуру проекта, архитектуру, язык программирования и не дает ссылку на <text:s/>GitHub. </text:p>
      <text:p text:style-name="P11"><text:tab/>В результате искатель может показать обложку проекта, но не раскрыть его суть как разработчик.</text:p>
      <text:p text:style-name="P11"/>
      <text:p text:style-name="P12">2. Ограниченный интерес со стороны технических рекрутеров.</text:p>
      <text:p text:style-name="P12"><text:tab/>Рекрутеры и техдиректора ищут программистов на GitHub, Linkedin или собственных сайтах, а не на дизайнерских платформах.</text:p>
      <text:p text:style-name="P12"><text:tab/>Если программист претендует на backend, DevOps или data science, Dribbble — вообще не релевантен.</text:p>
      <text:p text:style-name="P12"/>
      <text:p text:style-name="P12">3. Упор на визуал.</text:p>
      <text:p text:style-name="P12"><text:tab/>Некоторые технические <text:s/>руководители могут подумать, что программист сосредоточен на картинках, а не архитектуре, производительности и безопасности. </text:p>
      <text:p text:style-name="P12"><text:tab/>Особенно, если программист — frontend, то ему нужно балансировать между красотой и технической глубиной.</text:p>
      <text:p text:style-name="P12"/>
      <text:p text:style-name="P12">4. <text:span text:style-name="T103">Невозможность полноценно структурировать портфолио</text:span></text:p>
      <text:p text:style-name="P14"><text:tab/>Dribbble — это галерея. Там нет раздела «О себе», «Контакты», «Навыки», «Опыт», «Сертификаты», как на личных сайтах, например, где программист может воплотить все, что ему нужно. </text:p>
      <text:p text:style-name="P14"><text:tab/>Это делает профиль неполноценным портфолио в классическом понимании.</text:p>
      <text:p text:style-name="P14"/>
      <text:p text:style-name="P14"/>
      <text:p text:style-name="P14"><text:soft-page-break/></text:p>
      <text:p text:style-name="P14"/>
      <text:p text:style-name="P15">Итог:</text:p>
      <text:p text:style-name="P15">Платформа Dribbble предоставляет широкие возможности для визуальной демонстрации пользовательских интерфейсов и визуальных компонентов программных решений. Однако для разработчиков она имеет ограниченную ценность, так как не поддерживает публикацию исходного кода, описания архитектурных решений или технической реализации. Поэтому использование Dribbble в качестве основного инструмента портфолио программиста является оправданным лишь в случае акцента на визуальную составляющую, например, при разработке интерфейсов или фронтенда.</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h text:style-name="P74" text:outline-level="3">3 <text:s/><text:span text:style-name="T96">Behance</text:span></text:h>
      <text:p text:style-name="P15"/>
      <text:p text:style-name="P14"><text:span text:style-name="Strong_20_Emphasis"><text:span text:style-name="T101"><text:tab/>Behance</text:span></text:span> — это онлайн-платформа для <text:span text:style-name="Strong_20_Emphasis"><text:span text:style-name="T101">демонстрации и продвижения креативных работ</text:span></text:span>, созданная в первую очередь для <text:span text:style-name="Strong_20_Emphasis"><text:span text:style-name="T101">дизайнеров, иллюстраторов, фотографов, видеомонтажёров и других творческих специалистов</text:span></text:span>.</text:p>
      <text:p text:style-name="P49"><text:span text:style-name="T14"><text:tab/></text:span><text:span text:style-name="Strong_20_Emphasis"><text:span text:style-name="T14">Behance</text:span></text:span><text:span text:style-name="T14"> был создан в 2005 году двумя американскими предпринимателями — </text:span><text:span text:style-name="Strong_20_Emphasis"><text:span text:style-name="T14">Скоттом Белски (Scott Belsky), </text:span></text:span><text:span text:style-name="Strong_20_Emphasis"><text:span text:style-name="T15">автором книг и венчурным инвестором,</text:span></text:span><text:span text:style-name="T14"> и </text:span><text:span text:style-name="Strong_20_Emphasis"><text:span text:style-name="T14">Маттом Хиллманом (Mathew Hillman) — </text:span></text:span><text:span text:style-name="Strong_20_Emphasis"><text:span text:style-name="T15">дизайнером и арт-директором</text:span></text:span><text:span text:style-name="T14">. Их цель была проста и одновременно амбициозна: </text:span><text:span text:style-name="Strong_20_Emphasis"><text:span text:style-name="T14">создать платформу, где креативные специалисты смогут системно показывать свои работы, строить репутацию и находить клиентов</text:span></text:span><text:span text:style-name="T14">.</text:span></text:p>
      <text:p text:style-name="P60"><text:span text:style-name="T14"><text:tab/></text:span><text:span text:style-name="T4">На момент появления Behance у дизайнеров, иллюстраторов и других творческих специалистов не было единой, профессиональной платформы для презентации своих проектов, ведения портфолио в интернете, получения обратной связи от коллег и привлечения внимания работодателей и заказчиков.</text:span></text:p>
      <text:p text:style-name="P49"><text:span text:style-name="T15"><text:tab/></text:span><text:span text:style-name="T4">Скотт Белски часто говорил, что «у творческих людей множество идей, но нет системы для их реализации и презентации». Behance должен был стать этой системой.</text:span></text:p>
      <text:p text:style-name="P18"><text:tab/>Публичный запуск Behance произошел в 2006 году, а в декабре 2012 года был выкуплен Adobe за, примерно, 150 миллионов долларов.</text:p>
      <text:p text:style-name="P49"><text:span text:style-name="T14"><text:tab/></text:span><text:span text:style-name="T15">Платформа оказалась успешной потому что у Behance фокус на визуальной подаче. Проекты оформляются как кейсы — с текстом, графикой и слайдами. Креативные специалисты могут накапливать репутацию. А также в Behance есть витрина работ и Behance продвигает лучшие работы на главной странице и в подборках.</text:span></text:p>
      <text:p text:style-name="P49"><text:span text:style-name="T15"/></text:p>
      <text:p text:style-name="P49"><text:span text:style-name="T15"/></text:p>
      <text:p text:style-name="P49"><text:soft-page-break/><text:span text:style-name="T15"/></text:p>
      <text:p text:style-name="P49"><text:span text:style-name="T15"/></text:p>
      <text:p text:style-name="P49"><text:span text:style-name="T15"/></text:p>
      <text:p text:style-name="P61"><text:span text:style-name="T14">П</text:span><text:span text:style-name="T4">люсы использования Behance как портфолио для программиста:</text:span></text:p>
      <text:p text:style-name="P19">1. Отличная визуальная презентация проектов</text:p>
      <text:p text:style-name="P50"><text:span text:style-name="T15"><text:tab/>Behance позволяет создать красиво оформленный кейс-проект с описанием, скриншотами, диаграммами, Gif-анимацией и </text:span><text:span text:style-name="T4">mockup’ами. </text:span><text:span text:style-name="T15">Это полезно, если программист хочет не просто показать код, а показать как проект выглядит и зачем он нужен.</text:span></text:p>
      <text:p text:style-name="P19"><text:tab/>Например, если программист создал интернет-магазин, то можно показать дизайн, как он работает, структуру страниц, карточку товара, а не только код контроллеров</text:p>
      <text:p text:style-name="P50"><text:span text:style-name="T15"/></text:p>
      <text:p text:style-name="P19">2. Полноценные страницы проектов</text:p>
      <text:p text:style-name="P19"><text:tab/>Каждый проект в Behance можно оформить как полноценную страницу и рассказать о целях, процессе, технологиях, трудностях и результатах. Это подает искателя не только как программиста, но и как мыслителя, командного <text:s/>участника и человека с подходом.</text:p>
      <text:p text:style-name="P50"><text:span text:style-name="T15"><text:tab/>Например, если программист напишет - </text:span><text:span text:style-name="T4">«Я отвечал за frontend, использовал Vue.js, делал адаптивную верстку и взаимодействие с REST API»</text:span></text:p>
      <text:p text:style-name="P50"><text:span text:style-name="T15"/></text:p>
      <text:p text:style-name="P19">3. Полезно для frontend и UI-разработчиков</text:p>
      <text:p text:style-name="P19"><text:tab/>Если программист — frontend-разработчик и особенно с уклоном в UI/UX, то Behance может усилить его портфолио. Работодатели ценят тех, кто может не только написать код, но и понимать пользовательский опыт.</text:p>
      <text:p text:style-name="P19"><text:tab/>Например, если разработчик создал администраторскую панель на React, то он может показать UI-сценарии, анимации и как все работает на разных разрешениях экрана.</text:p>
      <text:p text:style-name="P50"><text:span text:style-name="T15"/></text:p>
      <text:p text:style-name="P61"><text:span text:style-name="T4">4. </text:span><text:span text:style-name="T16">Повышает кросс-дисциплинарную ответственность</text:span></text:p>
      <text:p text:style-name="P20"><text:soft-page-break/><text:tab/>Behance показывает, что программист умеет работать с дизайнерами и продуктами, а не только писать код. Это усиливает резюме для стартаперов, продуктовых команд, UI/UX ориентированных проектов.</text:p>
      <text:p text:style-name="P62"><text:span text:style-name="T4">5. Возможность встроить в общее портфолио или резюме</text:span></text:p>
      <text:p text:style-name="P21"><text:tab/>Behance дает постоянную ссылку на проект и профиль — это можно добавлять в резюме, Linkedin или даже GitHub как визуальное дополнение.</text:p>
      <text:p text:style-name="P62"><text:span text:style-name="T4"/></text:p>
      <text:p text:style-name="P26">Итог:</text:p>
      <text:p text:style-name="P26">LinkedIn является одной из наиболее востребованных платформ для профессионального позиционирования в сфере программирования. Сервис позволяет создать подробное резюме, указывать стек технологий, добавлять ссылки на проекты и получать рекомендации от коллег. Однако, как инструмент демонстрации портфолио, LinkedIn имеет ограничения: платформа не поддерживает прямую демонстрацию исходного кода, визуальных элементов интерфейса или технических деталей реализации. Таким образом, LinkedIn эффективен в сочетании с другими платформами, такими как GitHub и личный сайт.</text:p>
      <text:p text:style-name="P62"><text:span text:style-name="T4"/></text:p>
      <text:p text:style-name="P62"><text:span text:style-name="T4"/></text:p>
      <text:p text:style-name="P62"><text:span text:style-name="T4">Минусы </text:span><text:span text:style-name="T15">использования Behance как портфолио для программиста:</text:span></text:p>
      <text:p text:style-name="P62"><text:span text:style-name="T15">1. </text:span><text:span text:style-name="T4">Нет поддержки исходного кода</text:span></text:p>
      <text:p text:style-name="P21"><text:tab/>Behance — не техническая платформа. Программист не может разместить репозиторий, открыть код, дать доступ к веткам или использовать систему контроля версий в отличие от той же GitHub, где можно показать коммиты, структуру проекта и историю разработки.</text:p>
      <text:p text:style-name="P62"><text:span text:style-name="T4"/></text:p>
      <text:p text:style-name="P21">2. Платформа ориентирована на дизайнеров</text:p>
      <text:p text:style-name="P21"><text:tab/>Сообщество Behance — дизайнеры, арт-директора, брендинговые агенства. Технические проекты почти никто не оценивает, а комментируют в основном визуал.</text:p>
      <text:p text:style-name="P21"><text:soft-page-break/><text:tab/>Даже, если программист разместит полезный инструмент или веб-приложение, то оно может «затеряться» среди логотипов, фотомонтажей или UI-макетов.</text:p>
      <text:p text:style-name="P62"><text:span text:style-name="T4"/></text:p>
      <text:p text:style-name="P21">3. Нет фильтрации по технологиям</text:p>
      <text:p text:style-name="P21"><text:tab/>Программист не может указать, что проект написан на laravel, React, java и т. д. Нет тэгов по языкам программирования как на GitHub или Dev.to. Поэтому работодатель не может быстро найти проекты на нужном стеке. </text:p>
      <text:p text:style-name="P62"><text:span text:style-name="T4"/></text:p>
      <text:p text:style-name="P21">4. Неудобно обновлять техническую информацию</text:p>
      <text:p text:style-name="P21"><text:tab/>Каждое изменение требует перерисовки скриншотов, редактирования оформления, новой загрузки изображений. Это неудобно для «живого», постоянно развивающегося проекта. </text:p>
      <text:p text:style-name="P62"><text:span text:style-name="T4"/></text:p>
      <text:p text:style-name="P21">5. Неуместно для backend или системных разработчиков</text:p>
      <text:p text:style-name="P21"><text:tab/>Если программист пишет API, CLI инструменты, сервисы, базы данных, телеграм-ботов или микросервисы, то Behance совершенно не подходит. Программисту просто нечего там будет показывать кроме скриншота консоли. </text:p>
      <text:p text:style-name="P62"><text:span text:style-name="T4"/></text:p>
      <text:p text:style-name="P21">Итог: </text:p>
      <text:p text:style-name="P21">Behance — это популярная креативная платформа для демонстрации визуальных проектов. Хотя изначально она предназначена для дизайнеров, Behance может быть частично использована программистами, особенно работающими с пользовательскими интерфейсами. Платформа позволяет создавать красиво оформленные презентации проектов, однако не поддерживает размещение исходного кода или технических деталей реализации, что делает её недостаточно функциональной в контексте оценки профессиональных навыков программиста.</text:p>
      <text:p text:style-name="P62"><text:span text:style-name="T4"/></text:p>
      <text:p text:style-name="P62"><text:span text:style-name="T4"/></text:p>
      <text:p text:style-name="P62"><text:soft-page-break/><text:span text:style-name="T4"/></text:p>
      <text:p text:style-name="P62"><text:span text:style-name="T4"/></text:p>
      <text:p text:style-name="P62"><text:span text:style-name="T4"/></text:p>
      <text:h text:style-name="P74" text:outline-level="3"><text:span text:style-name="T87">4 <text:s/></text:span><text:span text:style-name="T88">LinkedIn</text:span></text:h>
      <text:p text:style-name="P57"><text:span text:style-name="T88"/></text:p>
      <text:p text:style-name="P51"><text:span text:style-name="Strong_20_Emphasis"><text:span text:style-name="T7"><text:tab/>LinkedIn</text:span></text:span><text:span text:style-name="T7"> — это крупнейшая в мире </text:span><text:span text:style-name="Strong_20_Emphasis"><text:span text:style-name="T7">профессиональная социальная сеть</text:span></text:span><text:span text:style-name="T7">, предназначенная для установления деловых контактов, поиска работы, публикации резюме и демонстрации профессиональных достижений.</text:span></text:p>
      <text:p text:style-name="P9"><text:tab/>В начале <text:span text:style-name="T104">2000-х годов не существовало единой онлайн-платформы, где люди могли бы представить себя как профессионалов — аналог резюме, но цифровой. Поддерживать связи не только дружеские, как в Facebook, но и деловые. А также искать работу и нанимать сотрудников. </text:span></text:p>
      <text:p text:style-name="P51"><text:span text:style-name="T7"><text:tab/></text:span><text:span text:style-name="T17">Цель LinkedIn — создать социальную сеть для карьеры и бизнеса, в отличие от Facebook и MySpace, ориентированных на личную жизнь.</text:span></text:p>
      <text:p text:style-name="P22"><text:tab/>LinkedIn был создан Ридом Хоффманом, американским предпринимателем, выпускником Стенфорда и Оксфорда, который ранее работал в PayPal и входил в PayPal Mafia. Рид Хоффман инвестор и стратег, понимал важность сетевого капитала.</text:p>
      <text:p text:style-name="P22"><text:tab/>Хоффман говорил: «LinkedIn был задуман как способ дать людям возможность использовать силу своих профессиональных связей в цифровом виде».</text:p>
      <text:p text:style-name="P22"><text:tab/>Сооснователи LinkedIn:</text:p>
      <text:list text:style-name="L2">
        <text:list-item>
          <text:p text:style-name="P97"><text:span text:style-name="Strong_20_Emphasis"><text:span text:style-name="T17">Allen Blue</text:span></text:span><text:span text:style-name="T17"> — дизайнер и продукт-менеджер</text:span></text:p>
        </text:list-item>
        <text:list-item>
          <text:p text:style-name="P97"><text:span text:style-name="Strong_20_Emphasis"><text:span text:style-name="T17">Jean-Luc Vaillant</text:span></text:span><text:span text:style-name="T17"> — инженер</text:span></text:p>
        </text:list-item>
        <text:list-item>
          <text:p text:style-name="P97"><text:span text:style-name="Strong_20_Emphasis"><text:span text:style-name="T17">Eric Ly</text:span></text:span><text:span text:style-name="T17"> — CTO (технический директор)</text:span></text:p>
        </text:list-item>
        <text:list-item>
          <text:p text:style-name="P97"><text:span text:style-name="Strong_20_Emphasis"><text:span text:style-name="T17">Konstantin Guericke</text:span></text:span><text:span text:style-name="T17"> — маркетинг</text:span></text:p>
        </text:list-item>
      </text:list>
      <text:p text:style-name="P52"><text:soft-page-break/><text:span text:style-name="T17"/></text:p>
      <text:p text:style-name="P63"><text:span text:style-name="T4"><text:tab/>Разработка <text:s/>LinkedIn началась в конце 2002 года. Проект стартовал в квартире Рида Хоффмана и финансировался вначале самим Хоффманом и близким кругом инвесторов. </text:span></text:p>
      <text:p text:style-name="P22"><text:tab/>Основной упор делался на профессиональные профили, систему рекомендаций от коллег, построение сети контактов а также приватность и доверие. </text:p>
      <text:p text:style-name="P63"><text:span text:style-name="T4"><text:tab/>Запуск бета-версии произошел 5 мая 2003 года и результат был довольно скромным, но показательным для стартапа: </text:span><text:span text:style-name="T18">в первый день зарегистрировалось всего 113 человек и это в основном друзья и коллеги основателей. На протяжении первой недели рост шел исключительно за счет личных приглашений. Linkedin был изначально как закрытая сеть, где люди приглашали только тех, кого знали профессионально. </text:span></text:p>
      <text:p text:style-name="P23"><text:tab/>К концу месяца у Linkedin было уже более 4500 пользователей — рост происходил вирусно, через систему рекомендаций и контактов.</text:p>
      <text:p text:style-name="P23"><text:tab/>За первый год существования компания привлекла более 500000 пользователей. Пользователи видели ценность в том, что могли связаться с нужными людьми через знакомых, что отличало Linkedin от других социальных сетей. </text:p>
      <text:p text:style-name="P52"><text:span text:style-name="T18"><text:tab/>Официальный старт произошел летом 2003 года. Старт происходил постепенно, так как это был стартап с ограниченными ресурсами, и его запуск проходил в форме «мягкого выхода» на рынок, что характерно для IT-платформ того времени. У Linkedin не было масштабной маркетинговой компании. Рид Хоффман и команда сделали ставку на </text:span><text:span text:style-name="Strong_20_Emphasis"><text:span text:style-name="T18">эффект сетевого взаимодействия</text:span></text:span><text:span text:style-name="T18">: чем больше пользователей — тем выше ценность платформы. К концу лета компания привлекла уже более 80000 пользователей.</text:span></text:p>
      <text:p text:style-name="P53"><text:soft-page-break/><text:span text:style-name="T7"><text:tab/></text:span><text:span text:style-name="T18">К 2006 году Linkedin стал одной из самых быстрорастущих профессиональных платформ в интернете. </text:span><text:span text:style-name="T19">В 2005-2006 годах, платформа добавила ряд важных функций:</text:span></text:p>
      <text:list text:style-name="L3">
        <text:list-item>
          <text:p text:style-name="P98"><text:span text:style-name="T19">Публичные профили (можно делиться ссылкой на профиль)</text:span></text:p>
        </text:list-item>
        <text:list-item>
          <text:p text:style-name="P133">Поиск сотрудников и работы</text:p>
        </text:list-item>
        <text:list-item>
          <text:p text:style-name="P133">Возможность рекомендовать других пользователей</text:p>
        </text:list-item>
        <text:list-item>
          <text:p text:style-name="P133">Платные подписки для рекрутеров (начало монетизации)</text:p>
        </text:list-item>
        <text:list-item>
          <text:p text:style-name="P133">Инструменты для HR и компаний по размещению вакансий</text:p>
        </text:list-item>
      </text:list>
      <text:p text:style-name="P24"><text:tab/>Эти нововведения превратили Linkedin не просто в «резюме-сайт», а в полноценную бизнес-сеть в результате чего к концу года Linkedin насчитывал уже более 8 миллионов пользователей.</text:p>
      <text:p text:style-name="P64"><text:span text:style-name="T4"/></text:p>
      <text:p text:style-name="P25">Плюсы использования linkedin как портфолио для программиста:</text:p>
      <text:p text:style-name="P25">1. Универсальная платформа для профессионального позиционирования</text:p>
      <text:p text:style-name="P25"><text:tab/>LinkedIn — это не просто резюме. Это живая страница, где программист может рассказать о себе. Программист может указать стек технологий, опыт, достижения, ссылки на проекты, курсы, сертификаты. Например, можно указать, что разрабатывал laravel-приложения, разместить ссылку на GitHub и описать свой вклад. </text:p>
      <text:p text:style-name="P54"><text:span text:style-name="T20"/></text:p>
      <text:p text:style-name="P25">2. Возможность быть замеченным рекрутерами</text:p>
      <text:p text:style-name="P54"><text:span text:style-name="T20"><text:tab/>Рекрутеры массово используют linkedin для поиска специалистов. Если профиль настроен грамотно, то можно получать предложения о работе, даже не подаваясь никуда. Например, </text:span><text:span text:style-name="T4">многие разработчики получают входящие предложения с вакансиями от зарубежных компаний прямо в личные сообщения LinkedIn.</text:span></text:p>
      <text:p text:style-name="P54"><text:soft-page-break/><text:span text:style-name="T20"/></text:p>
      <text:p text:style-name="P25">3. Демонстрация рекомендаций и отзывов</text:p>
      <text:p text:style-name="P54"><text:span text:style-name="T20"><text:tab/>В Linkedin можно получать рекомендации от коллег и работодателей, что повышает доверие, как репутация в жизни. Например,</text:span><text:span text:style-name="T4"> тимлид может оставить публичный отзыв о работе </text:span><text:span text:style-name="T21">программиста</text:span><text:span text:style-name="T4"> в проекте</text:span></text:p>
      <text:p text:style-name="P54"><text:span text:style-name="T20"/></text:p>
      <text:p text:style-name="P25">4. Поддержка публикаций, статей и контента</text:p>
      <text:p text:style-name="P54"><text:span text:style-name="T20"><text:tab/></text:span><text:span text:style-name="T4">LinkedIn даёт возможность публиковать статьи, посты, делиться ссылками на проекты и демонстрировать </text:span><text:span text:style-name="Strong_20_Emphasis"><text:span text:style-name="T4">профессиональную активность</text:span></text:span><text:span text:style-name="T4">. </text:span><text:span text:style-name="T21">Например, можно выложить разбор проекта, опубликовать статью о том, как программист оптимизировал Vue-компоненты — это показывает глубину мышления.</text:span></text:p>
      <text:p text:style-name="P51"><text:span text:style-name="T7"/></text:p>
      <text:p text:style-name="P65"><text:span text:style-name="T7">5. </text:span><text:span text:style-name="T4">Международное <text:s/>признание</text:span></text:p>
      <text:p text:style-name="P65"><text:span text:style-name="T4"><text:tab/></text:span><text:span text:style-name="T22">Linkedin признан в большинстве стран мира как стандарт профессионального профиля. Это полезно, если программист ищет удаленную работу или релокацию. Часто, при подаче заявления на работу в Европу или США, наличие качественного профиля в Linkedin — это почти обязательное условие.</text:span></text:p>
      <text:p text:style-name="P65"><text:span text:style-name="T22"/></text:p>
      <text:p text:style-name="P29">Минусы использования linkedin для портфолио программиста:</text:p>
      <text:p text:style-name="P29">1. Нет встроенного просмотра кода</text:p>
      <text:p text:style-name="P29"><text:tab/>Linkedin не предназначен для демонстрации кода, структуры проекта, тестов, архитектурных решений. Если программист желает продемонстрировать как работает созданный им API — linkedin не даст интерактивности, а только ссылку.</text:p>
      <text:p text:style-name="P29">2. Визуальное оформление ограничено</text:p>
      <text:p text:style-name="P29"><text:soft-page-break/><text:tab/>В Linkedin нельзя красиво визуализировать проекты, как на Behance или на личном сайте. Если программист сделал красивое веб-приложение с анимациями — Linkedin не даст полноценно показать UI и поведение.</text:p>
      <text:p text:style-name="P67"><text:span text:style-name="T4">3. Конкуренция и шаблонность</text:span></text:p>
      <text:p text:style-name="P29"><text:tab/>Многие профили в Linkedin выглядят одинаково. Чтобы выделиться среди множества других пользователей Linkedin, нужно тратить время: писать кейсы, настраивать SEO-профиля, быть активным. Многие в Linkedin просто копируют шаблон — «Frontend Developer», «React», «Vue» и эти профили теряются среди тысяч таких же пользователей.</text:p>
      <text:p text:style-name="P67"><text:span text:style-name="T4">4. </text:span><text:span text:style-name="T23">Требует регулярной активности</text:span></text:p>
      <text:p text:style-name="P28"><text:tab/>Чтобы профиль в Linkedin «жил» - нужно проявлять активность. Если активности в Linkedin не проявлять, то профиль искателя просто не выводится в ленте у работодателей. </text:p>
      <text:p text:style-name="P27">5. Платные ограничения</text:p>
      <text:p text:style-name="P27"><text:tab/>Для просмотра полной аналитики, сообщений от незнакомцев и продвижения профиля — нужны платные подписки Linkedin Premium.</text:p>
      <text:p text:style-name="P66"><text:span text:style-name="T4"/></text:p>
      <text:p text:style-name="P66"><text:span text:style-name="T4"/></text:p>
      <text:p text:style-name="P66"><text:span text:style-name="T4"/></text:p>
      <text:p text:style-name="P66"><text:span text:style-name="T4"/></text:p>
      <text:p text:style-name="P66"><text:span text:style-name="T4"/></text:p>
      <text:p text:style-name="P66"><text:span text:style-name="T4"/></text:p>
      <text:p text:style-name="P66"><text:span text:style-name="T4"/></text:p>
      <text:p text:style-name="P66"><text:span text:style-name="T4"/></text:p>
      <text:p text:style-name="P66"><text:span text:style-name="T4"/></text:p>
      <text:p text:style-name="P66"><text:soft-page-break/><text:span text:style-name="T4"/></text:p>
      <text:p text:style-name="P66"><text:span text:style-name="T4"/></text:p>
      <text:h text:style-name="P76" text:outline-level="3"><text:span text:style-name="T66">5 </text:span><text:span text:style-name="T65">Личный сайт</text:span></text:h>
      <text:p text:style-name="P51"><text:span text:style-name="T7"/></text:p>
      <text:p text:style-name="P68"><text:span text:style-name="T7"><text:tab/></text:span><text:span text:style-name="T4">Личный сайт — веб-приложение, созданное отдельным человеком для представления себя, своей деятельности или интересов в интернете. Он может служить как цифровая визитка и может выполнять самые разные функции — от портфолио до блога или онлайн-резюме. </text:span></text:p>
      <text:p text:style-name="P30"><text:tab/>Личный сайт ограничен только существующими технологиями и фантазией программиста. Программист может показать на своем сайте собственные проекты с описанием, скриншотами, ссылками на репозитории или на готовые, созданные программистом, проекты. </text:p>
      <text:p text:style-name="P30"><text:tab/></text:p>
      <text:p text:style-name="P30">Плюсы использования личного сайта как портфолио для программиста:</text:p>
      <text:p text:style-name="P30">1. Полная свобода оформления</text:p>
      <text:p text:style-name="P30"><text:tab/>Программист сам выбирает дизайн, структуру, цвета, анимации, стили. Это дает возможность выразить себя и показать не только проекты, но и свой вкус и внимание к деталям.</text:p>
      <text:p text:style-name="P30"><text:tab/>Программист может создать сайт, например, в стиле dark mode с интерактивными карточками проектов, анимацией при прокрутке и фильтрацией по технологиям.</text:p>
      <text:p text:style-name="P68"><text:span text:style-name="T4"/></text:p>
      <text:p text:style-name="P30">2. Демонстрация технических навыков</text:p>
      <text:p text:style-name="P30"><text:tab/>Создание собственного сайта с нуля — это уже демонстрация навыков программиста. Особенно, если программист, сам пишет HTML, CSS, JS, подключает хостинг и домен, настраивает адаптивность, SEO и аналитику. </text:p>
      <text:p text:style-name="P68"><text:soft-page-break/><text:span text:style-name="T4"/></text:p>
      <text:p text:style-name="P68"><text:span text:style-name="T4"/></text:p>
      <text:p text:style-name="P68"><text:span text:style-name="T4"/></text:p>
      <text:p text:style-name="P68"><text:span text:style-name="T4">3. Уникальность и запоминаемость</text:span></text:p>
      <text:p text:style-name="P30"><text:tab/>В отличие от Linkedin, GitHub или Behance — собственный сайт, не будет похож на другие. Это создает более сильное впечатление у работодателя.</text:p>
      <text:p text:style-name="P30"><text:tab/>Например, сайт с юмором, необычной версткой, минималистичным интерфейсом или с 3D анимацией — сразу запоминается. </text:p>
      <text:p text:style-name="P68"><text:span text:style-name="T4"/></text:p>
      <text:p text:style-name="P30">4. Интеграция всех платформ</text:p>
      <text:p text:style-name="P30"><text:tab/>Программист может встроить на сайт ссылки и виджеты с GitHub, Linkedin, Medium, Telegram, YouTube и других, совершенно любых платформ, которые программист посчитает нужным указать работодателю. </text:p>
      <text:p text:style-name="P68"><text:span text:style-name="T4"/></text:p>
      <text:p text:style-name="P30">5. Контроль над SEO и брендом</text:p>
      <text:p text:style-name="P30"><text:tab/>Программист может продвигать себя по имени или ключевым словам, что дает поисковую видимость. Работодатель сможет найти программиста через запрос в Google. </text:p>
      <text:p text:style-name="P68"><text:span text:style-name="T4"/></text:p>
      <text:p text:style-name="P30">6. Независимость от платформ</text:p>
      <text:p text:style-name="P68"><text:span text:style-name="T4"><text:tab/></text:span><text:span text:style-name="T24">Если GitHub заблокируют или Linkedin станет платным — личный сайт программиста будет работать, пока он оплачивает его хостинг. Это собственная площадка для программиста.</text:span></text:p>
      <text:p text:style-name="P68"><text:span text:style-name="T24"/></text:p>
      <text:p text:style-name="P31">7. Универсальная ссылка и связующее звено между платформами</text:p>
      <text:p text:style-name="P69"><text:soft-page-break/><text:span text:style-name="T4"><text:tab/>Личный сайт может служить единым «центром навигации» по всем профессиональным платформам программиста — GitHub, Linkedin, Behance и др. Программист сможет размещать одну ссылку на сайт в резюме, в подписи на форумах, в Email, мессенджерах — а уже на личном сайте собраны все нужные контакты и ссылки. <text:s/>Это экономит время работодателю: он не ищет программиста в интернете, а просто заходит на сайт и находит все в одном месте.</text:span></text:p>
      <text:p text:style-name="P69"><text:span text:style-name="T4"/></text:p>
      <text:p text:style-name="P31">Минусы использования личного сайта как портфолио для программиста:</text:p>
      <text:p text:style-name="P31">1. Требует времени</text:p>
      <text:p text:style-name="P31"><text:tab/>Создание личного сайта, особенно для начинающего программиста, дело не легкое и занимает достаточно большое количество времени, тогда как на известных платформах, вроде Linkedin, уже все готово и нужно лишь настроить профиль.</text:p>
      <text:p text:style-name="P31">2. Нет социальной активности</text:p>
      <text:p text:style-name="P31"><text:tab/>На личном сайте работодатель не видит, как программист взаимодействует с другими программистами.</text:p>
      <text:p text:style-name="P31">3. Требует обновления и поддержки</text:p>
      <text:p text:style-name="P31"><text:tab/>Если забросить сайт — он устареет. Новые проекты не будут отображены, дизайн станет неактуальным, технологии — старыми</text:p>
      <text:p text:style-name="P31">4. Низкий трафик без продвижения</text:p>
      <text:p text:style-name="P31"><text:tab/>Сам по себе сайт не привлекает посетителей, если программист его не продвигает. Работодатель найдет скорее программиста через GitHub, если программист не дал прямую ссылку на свой сайт.</text:p>
      <text:p text:style-name="P69"><text:span text:style-name="T4"/></text:p>
      <text:p text:style-name="P69"><text:span text:style-name="T7">И</text:span><text:span text:style-name="T4">тог:</text:span></text:p>
      <text:p text:style-name="P69"><text:soft-page-break/><text:span text:style-name="T4"><text:tab/>Личный сайт представляет собой персональный веб-ресурс, созданный с целью демонстрации профессиональных навыков и проектов. Для программиста это удобный способ показать как содержание (портфолио, опыт), так и форму (владение технологиями верстки, JavaScript, CMS, сборки, хостинга). Главным преимуществом является полная свобода в дизайне и структуре сайта, а также возможность централизованного представления себя в интернете. Однако разработка и поддержка личного сайта требует технических навыков и регулярного обновления, а также не включает в себя механизмы обратной связи и репутации, как на специализированных платформах.</text:span></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pan text:style-name="T7"/></text:p>
      <text:p text:style-name="P51"><text:soft-page-break/><text:span text:style-name="T7"/></text:p>
      <text:p text:style-name="P51"><text:span text:style-name="T7"/></text:p>
      <text:p text:style-name="P51"><text:span text:style-name="T7"/></text:p>
      <text:h text:style-name="P74" text:outline-level="3"><text:span text:style-name="T88">6 </text:span><text:span text:style-name="T87">Итог</text:span></text:h>
      <text:p text:style-name="P51"><text:span text:style-name="T7"/></text:p>
      <text:p text:style-name="P51"><text:span text:style-name="T7"><text:tab/></text:span><text:span text:style-name="T25">В процессе анализа различных платформ для создания портфолио — таких как GitHub, Linkedin, Dribbble, Behance и личный сайт — можно сделать вывод, что наиболее универсальным, гибким и перспективным инструментом является именно личный сайт.</text:span></text:p>
      <text:p text:style-name="P32"><text:tab/>GitHub отлично подходит для демонстрации исходного кода, истории коммитов и открытых проектов, но не дает возможности красиво представить визуальную часть или структурировать информацию о себе. Linkedin эффективен для поиска работы и установления деловых связей, однако ограничен в плане кастомизации и визуальной презентации. Dribbble и Behance ориентированы в первую очередь на дизайнеров и слабо подходят для программистов, так как не предоставляют удобных средств <text:s/>демонстрации технической реализации проектов. </text:p>
      <text:p text:style-name="P32"><text:tab/>Личный сайт, напротив, сочетает в себе все сильные стороны других платформ: он позволяет свободно оформить структуру, подчеркнуть индивидуальность, представить проекты с нужным уровнем детализации, встроить ссылки на репозитории, социальные сети, отзывы, а также организовать все в одном месте. Такой сайт можно использовать как единый хаб: ссылку на него легко разместить в резюме, на GitHub, Linkedin и в сопроводительных письмах. Работодатель, зайдя на сайт, получает полную картину профессиональных навыков кандидата — от технических до дизайнерских. </text:p>
      <text:p text:style-name="P51"><text:soft-page-break/><text:span text:style-name="T25"><text:tab/>Кроме того, сам факт наличия сайта демонстрирует инициативность, внимательность к деталям и владение современными инструментами веб-разработки. Таким образом, личный сайт позволяет создать яркое, запоминающееся представление о себе — именно это делает его наиболее подходящей формой </text:span><text:span text:style-name="T26">портфолио для программиста в условиях высокой конкуренции на рынке труда.</text:span></text:p>
      <text:h text:style-name="P56" text:outline-level="2"><text:span text:style-name="T90">I</text:span><text:span text:style-name="T89">V </text:span><text:span text:style-name="T3">Технологический процесс создания сайта</text:span></text:h>
      <text:p text:style-name="P51"><text:span text:style-name="T7"/></text:p>
      <text:p text:style-name="P55"><text:span text:style-name="T7"><text:tab/>В предыдущем разделе был выбран вариант для порт</text:span><text:span text:style-name="T27">фолио — личный сайт. Перед разработкой сайта необходимо понимать из каких больших этапов состоит разработка такого продукта как веб-сайт. Следовательно, </text:span><text:span text:style-name="T28">в этом разделе я разберу из чего состоит технологический процесс создания веб-сайта.</text:span></text:p>
      <text:p text:style-name="P55"><text:span text:style-name="T28"/></text:p>
      <text:h text:style-name="P76" text:outline-level="3"><text:span text:style-name="T67">1 </text:span><text:span text:style-name="T65">Краткий обзор всех этапов</text:span></text:h>
      <text:p text:style-name="P33"><text:tab/> </text:p>
      <text:p text:style-name="P70"><text:span text:style-name="T7">1. </text:span><text:span text:style-name="T4">Постановка цели и задач</text:span></text:p>
      <text:p text:style-name="P34"><text:tab/>Цель: определить, зачем создается сайт и какие задачи он должен решать</text:p>
      <text:p text:style-name="P34"><text:tab/>На этом этапе происходит:</text:p>
      <text:list text:style-name="L4">
        <text:list-item>
          <text:p text:style-name="P134">Определение типа сайта (портфолио, магазин, блог, сервис)</text:p>
        </text:list-item>
        <text:list-item>
          <text:p text:style-name="P134">Понимание целевой аудитории</text:p>
        </text:list-item>
        <text:list-item>
          <text:p text:style-name="P134">Определение функционала (например, показать проекты, дать возможность связаться, встроить блог)</text:p>
        </text:list-item>
      </text:list>
      <text:p text:style-name="P34"><text:tab/>Пример: цель — представить навыки программиста, показать проекты и дать возможность работодателю связаться</text:p>
      <text:p text:style-name="P34">2. Анализ целевой аудитории</text:p>
      <text:p text:style-name="P34"><text:soft-page-break/><text:tab/>Цель: понять кто будет пользоваться сайтом и что для них важно</text:p>
      <text:p text:style-name="P34"><text:tab/>На этом этапе происходит:</text:p>
      <text:list text:style-name="L5">
        <text:list-item>
          <text:p text:style-name="P135">Анализируются ожидания и потребности посетителей</text:p>
        </text:list-item>
        <text:list-item>
          <text:p text:style-name="P135">Определяются, какие элементы должны быть на виду</text:p>
        </text:list-item>
        <text:list-item>
          <text:p text:style-name="P135">Принимаются решения о структуре и стиле коммуникации</text:p>
        </text:list-item>
      </text:list>
      <text:p text:style-name="P70"><text:span text:style-name="T4"><text:tab/>Пример: если сайт смотрят HR-менеджеры, важно показать навыки, стек, проекты и контакты</text:span></text:p>
      <text:p text:style-name="P70"><text:span text:style-name="T4">3. </text:span><text:span text:style-name="T29">Проектирование структуры</text:span></text:p>
      <text:p text:style-name="P35"><text:tab/>Цель: определить из каких страниц и блоков будет состоять сайт</text:p>
      <text:p text:style-name="P35"><text:tab/>На этом этапе происходит:</text:p>
      <text:list text:style-name="L6">
        <text:list-item>
          <text:p text:style-name="P136">Разрабатывается карта сайта</text:p>
        </text:list-item>
        <text:list-item>
          <text:p text:style-name="P136">Определяется логика навигации</text:p>
        </text:list-item>
        <text:list-item>
          <text:p text:style-name="P136">Планируются ключевые секции: «О себе», «Проекты», «Контакты», «Навыки»</text:p>
        </text:list-item>
      </text:list>
      <text:p text:style-name="P36"><text:tab/>Пример: одностраничный сайт с якорями: «О себе» → «Навыки» → «Проекты» → «Контакты».</text:p>
      <text:p text:style-name="P36">4. Разработка макета (дизайна)</text:p>
      <text:p text:style-name="P36"><text:tab/>Цель: визуализировать как будет выглядеть сайт</text:p>
      <text:p text:style-name="P36"><text:tab/>На этом этапе происходит:</text:p>
      <text:list text:style-name="L7">
        <text:list-item>
          <text:p text:style-name="P137">Выбирается шаблон или рисуется дизайн вручную</text:p>
        </text:list-item>
        <text:list-item>
          <text:p text:style-name="P137">Определяется цветовая схема, шрифты, стили блоков</text:p>
        </text:list-item>
        <text:list-item>
          <text:p text:style-name="P137">Проектируются UI-элементы: кнопки, карточки, <text:s/>меню, подвал сайта</text:p>
        </text:list-item>
      </text:list>
      <text:p text:style-name="P36">5. Техническая реализация (верстка и программирование)</text:p>
      <text:p text:style-name="P36"><text:soft-page-break/><text:tab/>Цель: превратить макет в работающий сайт</text:p>
      <text:p text:style-name="P36"><text:tab/>На этом этапе происходит:</text:p>
      <text:list text:style-name="L8">
        <text:list-item>
          <text:p text:style-name="P138">Создается HTML-структура</text:p>
        </text:list-item>
        <text:list-item>
          <text:p text:style-name="P138">Применяются стили</text:p>
        </text:list-item>
        <text:list-item>
          <text:p text:style-name="P138">Добавляются интерактивные элементы</text:p>
        </text:list-item>
        <text:list-item>
          <text:p text:style-name="P240"><text:span text:style-name="T4">Подключаются сторонние ресурсы</text:span></text:p>
        </text:list-item>
      </text:list>
      <text:p text:style-name="P36"><text:tab/>Пример: сайт на HTML, CSS, JS с адаптацией под мобильные устройства</text:p>
      <text:p text:style-name="P36">6. Тестирование и отладка</text:p>
      <text:p text:style-name="P36"><text:tab/>Цель: убедиться, что сайт работает корректно и без ошибок</text:p>
      <text:p text:style-name="P36"><text:tab/>На этом этапе происходит:</text:p>
      <text:list text:style-name="L9">
        <text:list-item>
          <text:p text:style-name="P139">Проверяется работа сайта на разных браузерах и на разных устройствах</text:p>
        </text:list-item>
        <text:list-item>
          <text:p text:style-name="P139">Нахождение и исправление ошибок</text:p>
        </text:list-item>
        <text:list-item>
          <text:p text:style-name="P139">Проверка валидности</text:p>
        </text:list-item>
      </text:list>
      <text:p text:style-name="P36"><text:tab/>Пример: тестирование отображение карточек на телефоне, проверка работы кнопки «отправить сообщение»</text:p>
      <text:p text:style-name="P36">7. Публикация</text:p>
      <text:p text:style-name="P71"><text:span text:style-name="T4"><text:tab/>Цель: </text:span><text:span text:style-name="T30">сделать сайт доступным в интернете</text:span></text:p>
      <text:p text:style-name="P37"><text:tab/>На этом этапе происходит:</text:p>
      <text:list text:style-name="L10">
        <text:list-item>
          <text:p text:style-name="P140">Выбирается хостинг</text:p>
        </text:list-item>
        <text:list-item>
          <text:p text:style-name="P140">Подключается домен</text:p>
        </text:list-item>
        <text:list-item>
          <text:p text:style-name="P140">Загружаются файлы сайта на хостинг</text:p>
        </text:list-item>
        <text:list-item>
          <text:p text:style-name="P140">Настраивается HTTPS, favicon, метаданные</text:p>
        </text:list-item>
      </text:list>
      <text:p text:style-name="P38"><text:tab/>Пример: сайт заливается на hostland по домену alexvinportfolio.ru</text:p>
      <text:p text:style-name="P38"><text:soft-page-break/>8. Поддержка и обновление</text:p>
      <text:p text:style-name="P38"><text:tab/>Цель: поддерживать актуальность сайта</text:p>
      <text:p text:style-name="P38"><text:tab/>На этом этапе происходит:</text:p>
      <text:list text:style-name="L11">
        <text:list-item>
          <text:p text:style-name="P141">Добавляются новые проекты</text:p>
        </text:list-item>
        <text:list-item>
          <text:p text:style-name="P141">Обновляется информация</text:p>
        </text:list-item>
        <text:list-item>
          <text:p text:style-name="P241"><text:span text:style-name="T4">Улучшается функциональность</text:span></text:p>
        </text:list-item>
      </text:list>
      <text:p text:style-name="P38"><text:tab/>Пример: после выпуска нового проекта, проект добавляется в раздел «Портфолио»</text:p>
      <text:p text:style-name="P72"><text:span text:style-name="T4"/></text:p>
      <text:p text:style-name="P38">Вывод:</text:p>
      <text:p text:style-name="P38"><text:tab/>Разработка веб-сайта — это поэтапный процесс, включающий как планирование и проектирование, так и техническую реализацию. Каждый этап влияет на конечное качество продукта, его удобство, эффективность и восприятие пользователем. </text:p>
      <text:p text:style-name="P51"><text:span text:style-name="T7"/></text:p>
      <text:p text:style-name="P51"><text:span text:style-name="T7"/></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oft-page-break/><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h text:style-name="P76" text:outline-level="3"><text:span text:style-name="T68">2 </text:span><text:span text:style-name="T70">Постановка целей и задач</text:span></text:h>
      <text:p text:style-name="P57"><text:span text:style-name="T87"/></text:p>
      <text:p text:style-name="P51"><text:span text:style-name="T87"><text:tab/></text:span><text:span text:style-name="T31">Первым и ключевым этапом при разработке любого веб-сайта является постановка цели и задач. Именно на этом этапе определяется, зачем создается сайт, что он должен делать, какой результат ожидается и для кого он предназначен. Без четкого понимания цели проект может оказаться либо избыточным, либо неэффективным — не решающим конкретных потребностей потребителей или заказчика. </text:span></text:p>
      <text:p text:style-name="P142"><text:tab/>Исторически, еще в 1990-х годах, когда веб только зарождался, сайты создавались в основном энтузиастами или научными учреждениями. Их цели были простыми: публикация научных текстов, обмен данными, доступ к информации. </text:p>
      <text:p text:style-name="P142"><text:tab/>Однако, по мере коммерциализации интернета необходимость в структурированной постановке целей стала особенно важна. В бизнесе, в образовании, в портфолио-разработке и личных сайтах стало необходимо заранее продумывать какие задачи должен решать сайт, чтобы быть эффективным. </text:p>
      <text:p text:style-name="P142"><text:tab/>Цель сайта — это основная причина его существования, а задачи — практические действия, которые нужно выполнить для реализации этой цели. Например, если сайт — это портфолио программиста, то его цель может звучать следующим образом:</text:p>
      <text:p text:style-name="P142"><text:soft-page-break/><text:tab/>«Создание персонального веб-сайта для представления профессиональных навыков, выполненных проектов и упрощения коммуникации с потенциальными работодателями».</text:p>
      <text:p text:style-name="P142"><text:tab/>От сюда вытекают задачи:</text:p>
      <text:list text:style-name="L12">
        <text:list-item>
          <text:p text:style-name="P143">Разместить биографическую информацию и краткое резюме.</text:p>
        </text:list-item>
        <text:list-item>
          <text:p text:style-name="P143">Подобрать и оформить проекты, иллюстрирующие практический опыт.</text:p>
        </text:list-item>
        <text:list-item>
          <text:p text:style-name="P143">Обеспечить доступность контактной информации и формы обратной связи</text:p>
        </text:list-item>
        <text:list-item>
          <text:p text:style-name="P143">Стилистически и технически оформить сайт так, чтобы он выглядел профессионально и современно.</text:p>
        </text:list-item>
      </text:list>
      <text:p text:style-name="P278"><text:span text:style-name="T4"><text:tab/>Понимание целевой аудитории также входит в этот этап. Если сайт ориентирован на рекрутеров и технических специалистов, то важно структурировать информацию так, чтобы они могли быстро и удобно получить ключевые сведения: стек технологий, опыт, примеры кода. Если же сайт рассчитан на потенциальных клиентов — на первый план могут выйти визуальные элементы, блоки с отзывами и преимуществами. </text:span></text:p>
      <text:p text:style-name="P278"><text:span text:style-name="T4"><text:tab/>Важно также учитывать технический уровень исполнителя. Например, если сайт создает начинающий фронтенд-разработчик, целью может быть не только демонстрация готовых проектов, но и демонстрация самого факта </text:span><text:span text:style-name="T32">умения сделать сайт «с нуля». В таком случае цель включает <text:s/>в себя еще и образовательную или демонстрационную функцию. </text:span></text:p>
      <text:p text:style-name="P236"><text:tab/>Практика проектирования веб-сайтов показывает, что четкая постановка целей на раннем этапе разработки экономит значительное количество времени и ресурсов в будущем. Это позволяет избегать ненужных функций, правильно расставлять приоритеты и, главное, оценивать успешность результата. Если цель и задачи сформулированы ясно, то и результат можно будет объективно оценить: достигнута ли цель, решены ли поставленные задачи, отвечает ли продукт потребностям пользователя. </text:p>
      <text:p text:style-name="P236"><text:soft-page-break/><text:tab/>Таким образом, этап постановки задач — это не просто формальность, а фундаментальная часть проектирования, от которой зависит вся логика и успех дальнейшей работы.</text:p>
      <text:p text:style-name="P51"><text:span text:style-name="T87"/></text:p>
      <text:p text:style-name="P51"><text:span text:style-name="T87"/></text:p>
      <text:p text:style-name="P51"><text:span text:style-name="T87"/></text:p>
      <text:h text:style-name="P74" text:outline-level="3">3 Анализ целевой аудитории</text:h>
      <text:p text:style-name="P257"><text:span text:style-name="T65"/></text:p>
      <text:p text:style-name="P257"><text:span text:style-name="T65"><text:tab/></text:span><text:span text:style-name="T69">После постановки целей и задач следующим важным этапом в разработке веб-сайта является анализ целевой аудитории. Этот этап позволяет понять, для кого создается сайт, какие у пользователей ожидания, потребности и уровень технической подготовки, а также как эти факторы влияют на структуру, содержание <text:s/>и оформление сайта.</text:span></text:p>
      <text:p text:style-name="P144"><text:tab/>Целевая аудитория — это группа людей, на которых ориентирован сайт. В зависимости от проекта, она может быть широкой (например, все пользователи интернета в определенной стране) или узкой (например, рекрутеры и технические специалисты, подбирающие персонал для IT-компаний). Анализ целевой аудитории необходим для того, чтобы сделать сайт максимально полезным, понятным и удобным именно для тех людей, на которых рассчитан сайт.</text:p>
      <text:p text:style-name="P144"><text:tab/>Исторически веб-дизайн и разработка нередко игнорировали этот аспект, особенно в ранние годы существования интернета. Сайты создавались по принципу «как получится» или «как нравится разработчику». Однако с начала 2000-х годов, с ростом конкуренции и стандартизации UX/UI — подходов, стало ясно: успех веб-проекта во многом зависит от того, насколько он ориентирован на конкретного пользователя. </text:p>
      <text:p text:style-name="P144"><text:soft-page-break/><text:tab/>В случае с дипломным проектом — сайтом-портфолио программиста — целевая аудитория достаточно четко определена. Это:</text:p>
      <text:list text:style-name="L13">
        <text:list-item>
          <text:p text:style-name="P145">HR-специалисты — рекрутеры, подбирающие кандидатов по ключевым навыкам.</text:p>
        </text:list-item>
        <text:list-item>
          <text:p text:style-name="P145">Руководители технических команд — технические специалисты, которые оценивают уровень и стек кандидата.</text:p>
        </text:list-item>
        <text:list-item>
          <text:p text:style-name="P145">Представители заказчиков — в случае фриланс проектов или индивидуальной работы с клиентами.</text:p>
        </text:list-item>
      </text:list>
      <text:p text:style-name="P146"><text:tab/>Для этой аудитории особенно важны следующие аспекты:</text:p>
      <text:list text:style-name="L14">
        <text:list-item>
          <text:p text:style-name="P147">Структурированность информации — пользователь должен быстро увидеть ключевые данные: стек технологий, список проектов, контакты</text:p>
        </text:list-item>
        <text:list-item>
          <text:p text:style-name="P147">Профессиональный внешний вид — сайт должен вызывать доверие, быть аккуратным, без визуального мусора и лишних деталей.</text:p>
        </text:list-item>
        <text:list-item>
          <text:p text:style-name="P242"><text:span text:style-name="T65">Минимальное время на ознакомление — слишком сложная навигация, перегруженный текстами сайт или избыточные визуальные эффекты могут оттолкнуть.</text:span></text:p>
        </text:list-item>
      </text:list>
      <text:p text:style-name="P102"><text:span text:style-name="T33"><text:tab/>При проектировании интерфейса важно учитывать технический уровень аудитории. Например, технический директор скорее всего поймет термины вроде </text:span><text:span text:style-name="T65">REST API, CI/CD или React,</text:span><text:span text:style-name="T33"> а HR-специалисту важнее оценить сколько лет опыта у кандидата и есть ли опыт работы в команде. Это означает, что нужно уметь подать информацию в двух уровнях: простом и техническом.</text:span></text:p>
      <text:p text:style-name="P146"><text:tab/>В рамках целевой аудитории можно также применить персоны — это вымышленные образы типичных пользователей, включающие имя, должность, цели и задачи. Например:</text:p>
      <text:p text:style-name="P146"><text:tab/>Имя: Анна</text:p>
      <text:p text:style-name="P146"><text:tab/>Должность: Рекрутер в IT-компании</text:p>
      <text:p text:style-name="P146"><text:tab/>Цель: Найти фронтенд-разработчика с опытом от 2 лет</text:p>
      <text:p text:style-name="P146"><text:soft-page-break/><text:tab/>Ожидание: Быстро увидеть стек, примеры работ, контакты</text:p>
      <text:p text:style-name="P146"><text:tab/>Создание таких профилей помогает сфокусировать разработку сайта на реальных сценариях взаимодействия и сделать его максимально удобным для нужных людей. </text:p>
      <text:p text:style-name="P146"><text:tab/>Таким образом, анализ целевой аудитории — это важнейший этап проектирования, от которого зависит вся логика подачи информации. Без него сайт рискует быть красивым, но бесполезным. Глубокое понимание потребностей пользователя позволяет создать продукт, который не просто существует, а действительно решает задачи своей аудитории.</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p text:style-name="P51"><text:soft-page-break/><text:span text:style-name="T87"/></text:p>
      <text:p text:style-name="P51"><text:span text:style-name="T87"/></text:p>
      <text:p text:style-name="P51"><text:span text:style-name="T87"/></text:p>
      <text:p text:style-name="P51"><text:span text:style-name="T87"/></text:p>
      <text:p text:style-name="P51"><text:span text:style-name="T87"/></text:p>
      <text:h text:style-name="P74" text:outline-level="3">4 Проектирование структуры сайта</text:h>
      <text:p text:style-name="P51"><text:span text:style-name="T87"/></text:p>
      <text:p text:style-name="P51"><text:span text:style-name="T87"><text:tab/></text:span><text:span text:style-name="T4">Проектирование структуры веб-сайта —</text:span><text:span text:style-name="T34"> это этап, на котором определяется логическая структура страниц и разделов, а также то, как пользователь будет взаимодействовать с контентом. Грамотно спроектированная структура — это основа удобства, эффективности и восприятия сайта. Особенно это важно для сайтов, выполняющих функцию портфолио, где ключевую роль играет понятная навигация и быстрая доступность информации.</text:span></text:p>
      <text:p text:style-name="P148"><text:tab/>Под структурой сайта понимается организационная схема — набор разделов, блоков и их взаимосвязь. Это можно сравнить с планом квартиры: пользователь должен сразу понимать, где «прихожая», где «гостиная», а где - «кухня». Если все логично, посетитель быстро ориентируется. Если структура запутанная — человек покидает сайт, не получив нужной информации. </text:p>
      <text:p text:style-name="P148"><text:tab/>В зависимости от целей сайт может быть:</text:p>
      <text:list text:style-name="L15">
        <text:list-item>
          <text:p text:style-name="P149">Многостраничным — с переходом между отдельными страницами (например: «about», «projects», «contacts»)</text:p>
        </text:list-item>
        <text:list-item>
          <text:p text:style-name="P265"><text:span text:style-name="T4">Одностраничным — </text:span><text:span text:style-name="T35">с навигацей по якорям внутри одной страницы</text:span></text:p>
        </text:list-item>
        <text:list-item>
          <text:p text:style-name="P150">Комбинированным — основная информация размещена на одной странице, а отдельные проекты — на отдельных ссылках</text:p>
        </text:list-item>
      </text:list>
      <text:p text:style-name="P151"><text:tab/>Наиболее распространенная и проверенная структура личного профиля включает следующие блоки:</text:p>
      <text:list text:style-name="L16">
        <text:list-item>
          <text:p text:style-name="P152"><text:soft-page-break/>Главная — краткое приветствие, имя, основная специализация</text:p>
        </text:list-item>
        <text:list-item>
          <text:p text:style-name="P152">О себе — краткая биография, профессиональный путь, подход к работе</text:p>
        </text:list-item>
        <text:list-item>
          <text:p text:style-name="P152">Навыки — перечень технологий, с которыми работает разработчик</text:p>
        </text:list-item>
        <text:list-item>
          <text:p text:style-name="P152">Проекты — визуальные карточки или ссылки на завершенные проекты с описанием и ссылкой на GitHub или живую демо-версию</text:p>
        </text:list-item>
        <text:list-item>
          <text:p text:style-name="P152">Контакты — Email, Telegram, форма обратной связи, ссылки на профили</text:p>
        </text:list-item>
      </text:list>
      <text:p text:style-name="P151">Дополнительно могут быть добавлены:</text:p>
      <text:list text:style-name="L17">
        <text:list-item>
          <text:p text:style-name="P153">Блог или заметки</text:p>
        </text:list-item>
        <text:list-item>
          <text:p text:style-name="P153">Отзывы от коллег или заказчиков</text:p>
        </text:list-item>
        <text:list-item>
          <text:p text:style-name="P153">Сертификаты и курсы</text:p>
        </text:list-item>
      </text:list>
      <text:p text:style-name="P279"><text:span text:style-name="T4"/></text:p>
      <text:p text:style-name="P279"><text:span text:style-name="T4"><text:tab/>При проектировании структуры важно соблюдать логическую последовательность и приоритет информации. Самое важное должно быть ближе к началу страницы, а вспомогательное — ближе к концу. Также нужно помнить о мобильной адаптивности: структура должна оставаться понятной и удобной даже на экранах смартфонов. </text:span></text:p>
      <text:p text:style-name="P151"><text:tab/>Еще один важный аспект — навигация. Даже на одностраничном сайте стоит предусмотреть верхнее меню с якорными ссылками, чтобы пользователь мог быстро переходить к нужному разделу. </text:p>
      <text:p text:style-name="P151"><text:tab/>Таким образом проектирование структуры сайта — это не просто вопрос оформления, а основопологающий этап, влияющий на восприятие, удобство и конечную эффективность веб-ресурса. Четкая, логичная и удобная структура делает сайт не только приятным в использовании, но и усиливает впечатление о разработчике как о профессионале. </text:p>
      <text:p text:style-name="P51"><text:span text:style-name="T87"/></text:p>
      <text:p text:style-name="P51"><text:span text:style-name="T87"/></text:p>
      <text:p text:style-name="P51"><text:soft-page-break/><text:span text:style-name="T87"/></text:p>
      <text:p text:style-name="P51"><text:span text:style-name="T87"/></text:p>
      <text:p text:style-name="P51"><text:span text:style-name="T87"/></text:p>
      <text:p text:style-name="P51"><text:span text:style-name="T87"/></text:p>
      <text:p text:style-name="P51"><text:span text:style-name="T87"/></text:p>
      <text:h text:style-name="P74" text:outline-level="3"><text:span text:style-name="T115">5</text:span> Разработка макета</text:h>
      <text:p text:style-name="P51"><text:span text:style-name="T87"/></text:p>
      <text:p text:style-name="P257"><text:span text:style-name="T65"><text:tab/></text:span><text:span text:style-name="T71">После определения структуры веб-сайта следующим этапом является выбор макета и его визуального оформления. Этот этап играет ключевую роль в восприятии веб-приложения пользователем, влияет на удобство навигации, эмоциональное восприятие и общее качество взаимодействия с сайтом (user experience).</text:span></text:p>
      <text:p text:style-name="P154"><text:tab/>Макет веб-сайта — это схема или каркас расположения элементов на странице: заголовков, текста, изображений, кнопок, меню и прочих компонентов пользовательского интерфейса. Это своего рода архитектурный чертеж, определяющий, что и где будет расположено на экране. От правильного выбора макета зависит, насколько легко пользователю будет воспринимать информацию и взаимодействовать с сайтом. </text:p>
      <text:p text:style-name="P154"><text:tab/>В веб-дизайне используется термин «layout», пришедший из полиграфии, где макет означал схему расположения текста и изображений в журнале или газете. С развитием графических интерфейсов этот подход стал применяться и к цифровым продуктам, включая веб-сайты. Уже в 1990-х годах дизайнеры начали использовать статичные макеты (в виде изображений), а позже появились интерактивные прототипы и дизайн-схемы.</text:p>
      <text:p text:style-name="P154"><text:tab/>Существует множество типов макетов, и их выбор зависит от типов и целей сайта, а также от предполагаемого поведения пользователей. В рамках многостраничных сайтов наиболее распространены следующие варианты:</text:p>
      <text:list text:style-name="L18">
        <text:list-item>
          <text:p text:style-name="P155"><text:soft-page-break/>Классическая колонная сетка — контент располагается в две или три колонки. Часто используется в новостных и корпоративных сайтах.</text:p>
        </text:list-item>
        <text:list-item>
          <text:p text:style-name="P155">F-подобная структура — элементы выстраиваются в логике, соответствующие естественному движению глаз пользователя: сначала горизонтально (заголовки), затем вертикально (основной контент).</text:p>
        </text:list-item>
        <text:list-item>
          <text:p text:style-name="P155">Z-макет — используется на страницах с акцентом на последовательный просмотр: заголовок — визуальный элемент — описание — кнопка действия</text:p>
        </text:list-item>
        <text:list-item>
          <text:p text:style-name="P155">Сайдбар + контент — навигационное меню или фильтр слева, основной контент справа. Типично для каталогов, блогов и административных панелей. </text:p>
        </text:list-item>
      </text:list>
      <text:p text:style-name="P259"><text:span text:style-name="T65"><text:tab/>Многостраничные сайты предполагают наличие отдельных HTML-документов для разных разделов: «О компании», «Услуги», «Контакты», «Новости», и т. д. Каждый раздел имеет собственный URL, отдельный заголовок и, как правило, собственную внутреннюю навигацию.</text:span></text:p>
      <text:p text:style-name="P156"><text:tab/>Преимущества такого подхода:</text:p>
      <text:list text:style-name="L19">
        <text:list-item>
          <text:p text:style-name="P157">Логическая разгрузка — каждая страница содержит строго тематический контент</text:p>
        </text:list-item>
        <text:list-item>
          <text:p text:style-name="P157">Гибкость — разные страницы могут иметь уникальные макеты или вариации дизайна</text:p>
        </text:list-item>
        <text:list-item>
          <text:p text:style-name="P157">SEO-оптимизация — каждая страница индексируется отдельно, что повышает поисковую видимость</text:p>
        </text:list-item>
      </text:list>
      <text:p text:style-name="P156"><text:tab/>Однако это требует продуманной системы навигации: меню, хлебных крошек, кнопок перехода и обратных ссылок. Пользователь не должен теряться между страницами, а общий визуальный стиль должен быть единым для всего сайта. </text:p>
      <text:p text:style-name="P259"><text:soft-page-break/><text:span text:style-name="T65"><text:tab/></text:span><text:span text:style-name="T72">Под визуальным оформлением понимается совокупность цветовой схемы, шрифтов, отступов, иконок, фоновых изображений, анимаций и интерактивных эффектов. Цель визуального оформления — создать привлекательный, современный и удобный интерфейс, который вызывает доверие и облегчает восприятие информации.</text:span></text:p>
      <text:p text:style-name="P158"><text:tab/>Основные причины:</text:p>
      <text:list text:style-name="L20">
        <text:list-item>
          <text:p text:style-name="P159">Контраст — важные элементы должны выделяться цветом, размером или формой</text:p>
        </text:list-item>
        <text:list-item>
          <text:p text:style-name="P159">Иерархия — заголовки, подзаголовки, основной текст, подписи должны различаться по весу</text:p>
        </text:list-item>
        <text:list-item>
          <text:p text:style-name="P159">Читабельность — шрифты должны быть легко читаемыми, особенно на мобильных устройствах</text:p>
        </text:list-item>
        <text:list-item>
          <text:p text:style-name="P159">Адаптивность — сайт должен корректно отображаться на разных экранах</text:p>
        </text:list-item>
        <text:list-item>
          <text:p text:style-name="P159">Минимализм — избыточное количество графики или анимации мешает восприятию и снижает производительность</text:p>
        </text:list-item>
      </text:list>
      <text:p text:style-name="P160"><text:tab/>Для проектирования визуального стиля сегодня часто применяются дизайн-схемы, которые предлагают готовые наборы компонентов и визуальных решений. Также популярны инструменты для прототипирования: Figma, Adobe XD, Sketch.</text:p>
      <text:p text:style-name="P260"><text:span text:style-name="T65"><text:tab/>Таким образом выбор макета и визуального оформления — не просто вопрос вкуса, а инженерное и дизайнерское решение, основанное на анализе структуры, целей, содержания и поведения пользователей. Грамотно подобранный макет и визуальная система обеспечивает логичную навигацию, позитивный пользовательский опыт и эффективную передачу информации. Особенно в многостраничных проектах, единый стиль и логика построения каждой страницы становятся ключевыми качествами качества конечного продукта. </text:span></text:p>
      <text:p text:style-name="P51"><text:soft-page-break/><text:span text:style-name="T87"/></text:p>
      <text:p text:style-name="P51"><text:span text:style-name="T87"/></text:p>
      <text:p text:style-name="P51"><text:span text:style-name="T87"/></text:p>
      <text:p text:style-name="P51"><text:span text:style-name="T87"/></text:p>
      <text:p text:style-name="P51"><text:span text:style-name="T87"/></text:p>
      <text:p text:style-name="P51"><text:span text:style-name="T87"/></text:p>
      <text:h text:style-name="P74" text:outline-level="3">6 Техническая реализация</text:h>
      <text:p text:style-name="P51"><text:span text:style-name="T87"/></text:p>
      <text:p text:style-name="P257"><text:span text:style-name="T65"><text:tab/></text:span><text:span text:style-name="T73">После завершения этапов проектирования структуры, выбора макета и визуального оформления наступает стадия технической реализации, на которой разрабатывается непосредственный код веб-сайта. </text:span></text:p>
      <text:p text:style-name="P161"><text:tab/>Техническая реализация веб-приложения представляет собой совокупность этапов, связанных с версткой пользовательского интерфейса (frontend), а также реализацией серверной логики и работы с данными (backend). В рамках fullstack-разработки специалист берет на себя как внешний облик сайта, так и внутреннюю, невидимую пользователю логику работы. </text:p>
      <text:p text:style-name="P161"><text:tab/>Фронтенд (frontend) — это та часть сайта, которую видит и с которой взаимодействует пользователь: структура страниц, стили, кнопки, формы, анимации и прочие элементы. Он реализуется с помощью технологий HTML, CSS, JavaScript. На этом этапе происходит верстка макета, проектирование адаптивной сетки и подключение интерактивных элементов.</text:p>
      <text:p text:style-name="P161"><text:tab/>Основные технологии:</text:p>
      <text:list text:style-name="L21">
        <text:list-item>
          <text:p text:style-name="P162">HTML5 — отвечает за разметку содержимого</text:p>
        </text:list-item>
        <text:list-item>
          <text:p text:style-name="P162">CSS3 — применяется для оформления и позиционирования элементов</text:p>
        </text:list-item>
        <text:list-item>
          <text:p text:style-name="P162">JavaScript — реализует динамику на стороне клиента: всплывающие окна, валидацию форм, анимации и т. д.</text:p>
        </text:list-item>
      </text:list>
      <text:p text:style-name="P163"><text:soft-page-break/><text:tab/>Для повышения удобства и ускорения разработки часто используются фреймворки и библиотеки6</text:p>
      <text:list text:style-name="L22">
        <text:list-item>
          <text:p text:style-name="P164">Bootstrap, Tailwind CSS — для стилизации</text:p>
        </text:list-item>
        <text:list-item>
          <text:p text:style-name="P164">JQuery — для упрощенного взаимодействия с DOM(устаревший, но все еще встречающийся)</text:p>
        </text:list-item>
        <text:list-item>
          <text:p text:style-name="P164">Vue.js, React — в более сложных случаях для реализации компонентной архитектуры</text:p>
        </text:list-item>
      </text:list>
      <text:p text:style-name="P163"><text:tab/>Также важным элементом является адаптивная верстка — способность сайта корректно отображаться на различных устройствах (ПК, планшет, смартфон). Здесь применяются медиа-запросы, flexbox и grid-системы. </text:p>
      <text:p text:style-name="P163"><text:tab/>Бэкенд (backend) — это часть приложения, которая отвечает за хранение, обработку и передачу данных. Пользователь не взаимодействует с ней напрямую, но именно она обрабатывает запросы с фронтенда и отправляет ответы. </text:p>
      <text:p text:style-name="P261"><text:span text:style-name="T65"><text:tab/>На серверной стороне могут использоваться различные языки и фреймворки: PHP, Python, Node.js, Ruby и др.</text:span></text:p>
      <text:p text:style-name="P261"><text:span text:style-name="T65"><text:tab/></text:span><text:span text:style-name="T74">Основные задачи бэкенда:</text:span></text:p>
      <text:list text:style-name="L23">
        <text:list-item>
          <text:p text:style-name="P243"><text:span text:style-name="T74">П</text:span><text:span text:style-name="T65">рием и обработка запросов с клиента</text:span></text:p>
        </text:list-item>
        <text:list-item>
          <text:p text:style-name="P165">Работа с базой данных: сохранение, получение, обновление и удаление записей</text:p>
        </text:list-item>
        <text:list-item>
          <text:p text:style-name="P165">Реализация авторизации, валидации, обработки ошибок</text:p>
        </text:list-item>
        <text:list-item>
          <text:p text:style-name="P165">Защита от атак: XSS, SQL-инъекции, SCRF и прочее</text:p>
        </text:list-item>
      </text:list>
      <text:p text:style-name="P166"><text:tab/>Коммуникация между фронтендом и бэкендом происходит через HTTP протокол с использованием формата JSON. Чаще всего через REST API.</text:p>
      <text:p text:style-name="P244"><text:span text:style-name="T65"><text:tab/>Практически любой современный сайт использует базу данных. Наиболее популярн</text:span><text:span text:style-name="T75">ые СУБД:</text:span></text:p>
      <text:list text:style-name="L24">
        <text:list-item>
          <text:p text:style-name="P167"><text:soft-page-break/>MySQL / MariaDB — реляционные СУБД, часто используется с PHP</text:p>
        </text:list-item>
        <text:list-item>
          <text:p text:style-name="P167">PostgreSQL — расширенная реляционная СУБД</text:p>
        </text:list-item>
        <text:list-item>
          <text:p text:style-name="P167">SQLite — легкая встроенная база, подходит для небольших проектов</text:p>
        </text:list-item>
        <text:list-item>
          <text:p text:style-name="P167">MongoDB — нереляционная, документо-ориентированная</text:p>
        </text:list-item>
      </text:list>
      <text:p text:style-name="P168"><text:tab/>База содержит информацию о пользователях, проектах, отправленных сообщениях и т. д. Связь между бекендом и базой осуществляется через ORM (Object-Relational Mapping) — например, Eloquent в Laravel.</text:p>
      <text:p text:style-name="P168"><text:tab/>Fullstack приложение обычно организованно по следующему принципу:</text:p>
      <text:list text:style-name="L25">
        <text:list-item>
          <text:p text:style-name="P169">Frontend: шапки с шаблонами, стилями, JS-скриптами</text:p>
        </text:list-item>
        <text:list-item>
          <text:p text:style-name="P169">Backend: контроллеры, модели, маршруты, обработчики</text:p>
        </text:list-item>
        <text:list-item>
          <text:p text:style-name="P169">Database: миграции, seed-данные, конфигурации</text:p>
        </text:list-item>
        <text:list-item>
          <text:p text:style-name="P169">API: эндпоинты, обрабатывающие взаимодействие между клиентом и сервером</text:p>
        </text:list-item>
      </text:list>
      <text:p text:style-name="P168"><text:tab/>В современных приложениях backend может быть встроенным в тот же проект, так и отдельным сервером (API-first архитектура), особенно при SPA и мобильных приложениях.</text:p>
      <text:p text:style-name="P262"><text:span text:style-name="T65"><text:tab/></text:span><text:span text:style-name="T76">В fullstack разработке активно используются вспомогательные инструменты:</text:span></text:p>
      <text:list text:style-name="L26">
        <text:list-item>
          <text:p text:style-name="P170">Composer — менеджер пакетов PHP</text:p>
        </text:list-item>
        <text:list-item>
          <text:p text:style-name="P245"><text:span text:style-name="T65">npm/yarn — менеджеры пакетов для JavaScript</text:span></text:p>
        </text:list-item>
        <text:list-item>
          <text:p text:style-name="P170">Webpack, Vite — сборщики frontend-ресурсов </text:p>
        </text:list-item>
        <text:list-item>
          <text:p text:style-name="P170">Git — система контроля версий</text:p>
        </text:list-item>
        <text:list-item>
          <text:p text:style-name="P170">.env-файлы — хранение конфиденциальных настроек</text:p>
        </text:list-item>
      </text:list>
      <text:p text:style-name="P246"><text:span text:style-name="T65"/></text:p>
      <text:p text:style-name="P246"><text:soft-page-break/><text:span text:style-name="T65"><text:tab/></text:span><text:span text:style-name="T77">Таким образом техническая реализация веб-приложения охватывает сразу два больших пласта — визуальную часть и внутреннюю логику. Современный fullstack-разработчик должен не только уметь сверстать интерфейс, но и реализовать устойчивую серверную архитектуру, безопасно обрабатывать данные и обеспечить корректное взаимодействие между слоями приложения. В этом и заключается особенность комплексного подхода в веб-разработке. </text:span></text:p>
      <text:p text:style-name="P161"><text:tab/></text:p>
      <text:p text:style-name="P51"><text:span text:style-name="T87"/></text:p>
      <text:h text:style-name="P74" text:outline-level="3">7 Тестирование и отладка</text:h>
      <text:p text:style-name="P51"><text:span text:style-name="T87"/></text:p>
      <text:p text:style-name="P103"><text:span text:style-name="T4"><text:tab/>Тестирование и отладка являются важными этапами жизненного цикла веб-разработки. После завершения этапа технической реализации необходимо убедиться, </text:span><text:span text:style-name="T36">что сайт работает надежно, стабильно и соответствует <text:s/>поставленным требованиям. Эти процессы направлены на выявление и устранение ошибок, а также проверку функциональности, внешнего вида и производительности проекта на различных устройствах и в разных средах.</text:span></text:p>
      <text:p text:style-name="P171"><text:tab/>Основная задача тестирования — подтвердить корректность работы веб-приложения в соответствии с его функциональными и нефункциональными требованиями. Это означает, что сайт должен:</text:p>
      <text:list text:style-name="L27">
        <text:list-item>
          <text:p text:style-name="P172">Правильно отображаться на разных устройствах и браузерах</text:p>
        </text:list-item>
        <text:list-item>
          <text:p text:style-name="P172">Корректно выполнять заложенные функции</text:p>
        </text:list-item>
        <text:list-item>
          <text:p text:style-name="P172">Адекватно реагировать на некорректные данные и действия пользователя</text:p>
        </text:list-item>
        <text:list-item>
          <text:p text:style-name="P172">Обеспечить безопасность и защищенность данных</text:p>
        </text:list-item>
      </text:list>
      <text:p text:style-name="P280"><text:span text:style-name="T4"/></text:p>
      <text:p text:style-name="P171"><text:tab/>Существует несколько видов тестирования:</text:p>
      <text:p text:style-name="P171">1. Ручное тестирование</text:p>
      <text:p text:style-name="P171"><text:soft-page-break/><text:tab/>Проводится вручную без использования автоматических инструментов. Разработчик или тестировщик проходит по всем страницам сайта, проверяя визуальное отображение и поведение элементов.</text:p>
      <text:p text:style-name="P171"><text:tab/>Проверяется:</text:p>
      <text:list text:style-name="L28">
        <text:list-item>
          <text:p text:style-name="P173">Корректность верстки</text:p>
        </text:list-item>
        <text:list-item>
          <text:p text:style-name="P173">Правильность навигации и переходов</text:p>
        </text:list-item>
        <text:list-item>
          <text:p text:style-name="P173">Работа форм и интерактивных элементов</text:p>
        </text:list-item>
        <text:list-item>
          <text:p text:style-name="P173">Соответствие сайта сайта ожидаемой логике</text:p>
        </text:list-item>
      </text:list>
      <text:p text:style-name="P171">2. Кроссбраузерное тестирование</text:p>
      <text:p text:style-name="P171"><text:tab/>Проверка корректности отображения сайта в различных браузерах. Несмотря на стандартизацию, различия в рендеринге все еще возможны — особенно при использование новых CSS-функций или нестандартных шрифтов</text:p>
      <text:p text:style-name="P280"><text:span text:style-name="T4"/></text:p>
      <text:p text:style-name="P280"><text:span text:style-name="T4"/></text:p>
      <text:p text:style-name="P280"><text:span text:style-name="T4">3. Адаптивное тестирование</text:span></text:p>
      <text:p text:style-name="P171"><text:tab/>Проверяется как сайт отображается на разных экранах: от мобильных телефонов до широкоформатных мониторов. Используются инструменты DevTools в браузере и реальные устройства.</text:p>
      <text:p text:style-name="P171">4. Функциональное тестирование</text:p>
      <text:p text:style-name="P171"><text:tab/>Проверяется работа всех функций: регистрация, отправка данных, фильтрация, отображение проектов и т.д. Лююбой сбой может повлиять на пользовательский опыт и должен быть устранен до публикации.</text:p>
      <text:p text:style-name="P171">5. Бекенд тестирование</text:p>
      <text:p text:style-name="P171"><text:tab/>Проверяется взаимодействие серверной части с базой данных, корректность обработки форм, защита от SQL-инъекций, валидация данных, возврат правильных HTTP-ответов.</text:p>
      <text:p text:style-name="P171"><text:soft-page-break/><text:tab/>Для упрощения и ускорения тестирования разработчики используют специализированные инструменты и среды:</text:p>
      <text:list text:style-name="L29">
        <text:list-item>
          <text:p text:style-name="P174">DevTools — позволяют анализировать DOM, сетевые запросы, адаптивность, ошибки в консоли</text:p>
        </text:list-item>
        <text:list-item>
          <text:p text:style-name="P174">Postman — используется для тестирования API запросов</text:p>
        </text:list-item>
        <text:list-item>
          <text:p text:style-name="P174">PHPUnit / Jest / Mocha — для модульного тестирования бекенда и фронтенда</text:p>
        </text:list-item>
        <text:list-item>
          <text:p text:style-name="P174">Linitng-инструменты — проверка кода на синтаксические и стилистические ошибки</text:p>
        </text:list-item>
        <text:list-item>
          <text:p text:style-name="P174">Валидаторы</text:p>
        </text:list-item>
      </text:list>
      <text:p text:style-name="P281"><text:span text:style-name="T4"/></text:p>
      <text:p text:style-name="P175"><text:tab/>Отладка — это процесс поиска и устранения ошибок в программном коде. Разработчики активно используют логи, дебаг-сообещния, консоль браузера и инструменты IDE.</text:p>
      <text:p text:style-name="P175"><text:tab/>В Laravel, например, для отладки удобно применять:</text:p>
      <text:list text:style-name="L30">
        <text:list-item>
          <text:p text:style-name="P176">dd() и dump() - для просмотра содержимого переменных</text:p>
        </text:list-item>
        <text:list-item>
          <text:p text:style-name="P176">Laravel Telescope — мощный инструмент мониторинга запросов, событий и многого другого</text:p>
        </text:list-item>
      </text:list>
      <text:p text:style-name="P175"><text:tab/>Для JavaScript разработка ведется с применением console.log(), отладчиков в браузере и breakpoints.</text:p>
      <text:p text:style-name="P281"><text:span text:style-name="T4"><text:tab/>Примеры ошибок и способы их выявления:</text:span></text:p>
      <text:list text:style-name="L31">
        <text:list-item>
          <text:p text:style-name="P177">Ошибка 404 при переходе по ссылке — проверяется корректность маршрута</text:p>
        </text:list-item>
        <text:list-item>
          <text:p text:style-name="P177">Форма не отправляется — анализируется консоль, проверяется JavaScript и CSRF-токен</text:p>
        </text:list-item>
        <text:list-item>
          <text:p text:style-name="P177"><text:soft-page-break/>Не верно отображается блок на мобильных устройствах — используется инспектор с эмуляцией экранов</text:p>
        </text:list-item>
        <text:list-item>
          <text:p text:style-name="P177">Запрос к API возвращает 500 — проверяется лог ошибок сервера</text:p>
        </text:list-item>
      </text:list>
      <text:p text:style-name="P281"><text:span text:style-name="T4"/></text:p>
      <text:p text:style-name="P175"><text:tab/>После завершения всех этапов тестирования и устранения выявленных проблем можно считать проект готовым к публикации. Как правило, перед релизом проводится еще один контрольный проход по ключевым сценариям взаимодействия с сайтом — smoke testing, или «поверхностное» тестирование. </text:p>
      <text:p text:style-name="P175"><text:tab/>Тестирование и отладка — это не второстепенные этапы, а неотъемлемая часть процесса разработки. От их качества зависит стабильность, безопасность и удобство использования веб-сайта. Особенно важно уделить внимание адаптивности, кроссбраузерности и функциональности, так как конечный пользователь оценивает продукт по тому, насколько он работает, а не по тому, насколько сложным был код.</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oft-page-break/><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p text:style-name="P281"><text:span text:style-name="T4"/></text:p>
      <text:h text:style-name="P76" text:outline-level="3">8 Публикация</text:h>
      <text:p text:style-name="P257"><text:span text:style-name="T65"/></text:p>
      <text:p text:style-name="P282"><text:span text:style-name="T65"><text:tab/></text:span><text:span text:style-name="T37">После завершения всех этапов разработки и тестирования веб-приложение необходимо сделать доступным для конечных пользователей. Этот процесс называется публикацией и представляет собой перенос проекта из среды разработки в публичную, серверную инфраструктуру, откуда он будет доступен через интернет по доменному имени. </text:span></text:p>
      <text:p text:style-name="P282"><text:span text:style-name="T37"><text:tab/></text:span><text:span text:style-name="T38">Публикация сайта — это финальный этап разработки, завершающий цикл создания веб-продукта. Он включает в себя:</text:span></text:p>
      <text:list text:style-name="L32">
        <text:list-item>
          <text:p text:style-name="P178">Загрузку файлов проекта на сервер</text:p>
        </text:list-item>
        <text:list-item>
          <text:p text:style-name="P178">Настройку домена</text:p>
        </text:list-item>
        <text:list-item>
          <text:p text:style-name="P178">Конфигурацию веб-сервера</text:p>
        </text:list-item>
        <text:list-item>
          <text:p text:style-name="P178">Обеспечение безопасности и производительности</text:p>
        </text:list-item>
        <text:list-item>
          <text:p text:style-name="P178">Запуск базы данных</text:p>
        </text:list-item>
      </text:list>
      <text:p text:style-name="P179"><text:tab/>Исторически, с развитием интернета в 1990-х годах, размещение сайта происходило вручную: разработчики копировали HTML-файлы на физические сервера через FTP. Со временем процесс стал сложнее: появились <text:soft-page-break/>динамические сайты, бэкенд, базы данных и необходимость автоматизации. Современные подходы используют инструменты автоматизации. </text:p>
      <text:p text:style-name="P179"><text:tab/>Существуют различные способы размещения сайта, выбор которых зависит от сложности проекта, используемых технологий и бюджета:</text:p>
      <text:p text:style-name="P179">1. Статический хостинг — подходит для простых сайтов без серверной логики</text:p>
      <text:list text:style-name="L33">
        <text:list-item>
          <text:p text:style-name="P180">GitHub Pages — бесплатный хостинг для статических сайтов</text:p>
        </text:list-item>
        <text:list-item>
          <text:p text:style-name="P180">Netlify, Vercel — современные платформы с автоматическим деплоем из Git-репозитория</text:p>
        </text:list-item>
      </text:list>
      <text:p text:style-name="P179">2. Виртуальный хостинг — предоставляет готовую среду с веб-сервером и базой данных</text:p>
      <text:list text:style-name="L34">
        <text:list-item>
          <text:p text:style-name="P181">Подходит для сайтов на PHP, WordPress</text:p>
        </text:list-item>
        <text:list-item>
          <text:p text:style-name="P266"><text:span text:style-name="T4">Ограничен в гибкости, </text:span><text:span text:style-name="T39">но прост в использовании</text:span></text:p>
        </text:list-item>
      </text:list>
      <text:p text:style-name="P182">3. VPS / Облачный сервер — пользователь получает виртуальную машину и самостоятельно настраивает все <text:s/>окружение.</text:p>
      <text:list text:style-name="L35">
        <text:list-item>
          <text:p text:style-name="P183">DigitalOcean, Hetzner, AWS EC2 — популярные решения</text:p>
        </text:list-item>
        <text:list-item>
          <text:p text:style-name="P267"><text:span text:style-name="T4">Требует навыков системного администрирования </text:span></text:p>
        </text:list-item>
        <text:list-item>
          <text:p text:style-name="P183">Используется для fullstack-приложений с собственной серверной частью</text:p>
        </text:list-item>
      </text:list>
      <text:p text:style-name="P182"><text:tab/></text:p>
      <text:p text:style-name="P283"><text:span text:style-name="T38">4. </text:span><text:span text:style-name="T4">Docker-хостинг и CI/CD</text:span></text:p>
      <text:p text:style-name="P182"><text:tab/>Для продвинутых проектов применяется контейнеризация и автоматическая доставка изменений через Git. </text:p>
      <text:p text:style-name="P283"><text:span text:style-name="T4"/></text:p>
      <text:p text:style-name="P283"><text:span text:style-name="T4"><text:tab/></text:span><text:span text:style-name="T40">Этапы публикации проекта:</text:span></text:p>
      <text:list text:style-name="L36">
        <text:list-item>
          <text:p text:style-name="P184">Подготовка окружения — установка необходимых компонентов, например интерпретатор, СУБД</text:p>
        </text:list-item>
        <text:list-item>
          <text:p text:style-name="P184"><text:soft-page-break/>Перенос файлов проекта</text:p>
        </text:list-item>
        <text:list-item>
          <text:p text:style-name="P184">Настройка веб-сервера — определяется домен, root-директория сайта, конфигурация маршрутов, HTTPS</text:p>
        </text:list-item>
        <text:list-item>
          <text:p text:style-name="P184">Настройка базы данных — импорт структуры и данных, настройка подключения</text:p>
        </text:list-item>
        <text:list-item>
          <text:p text:style-name="P184">Настройка прав доступа и безопасности — ограничение прав доступа к служебным файлам, настройка SSL-сертификата, настройка CORS и других политик</text:p>
        </text:list-item>
        <text:list-item>
          <text:p text:style-name="P184">Запуск и проверка — проверка доступности сайта, тестирование в «боевых» условиях, мониторинг логов</text:p>
        </text:list-item>
      </text:list>
      <text:p text:style-name="P185"><text:tab/>Инструменты для деплоя:</text:p>
      <text:list text:style-name="L37">
        <text:list-item>
          <text:p text:style-name="P186">FileZilla, WinSCP — FTP-клиенты для ручного переноса файлов</text:p>
        </text:list-item>
        <text:list-item>
          <text:p text:style-name="P186">Laravel Forge, Ploi — автоматизация деплоя Laravel-приложений</text:p>
        </text:list-item>
        <text:list-item>
          <text:p text:style-name="P187">GitHub Actions, GitLab CI, Bitbucket Pipelines — CI/CD-интеграции</text:p>
        </text:list-item>
        <text:list-item>
          <text:p text:style-name="P187">Docker Compose — разворачивание сложных проектов с несколькими сервисами</text:p>
        </text:list-item>
      </text:list>
      <text:p text:style-name="P104"><text:span text:style-name="T41"><text:tab/>Для полноценного доступа <text:s/>к сайту необходим <text:s/>домен. Чего можно зарегистрировать через регистраторов (например, Reg.ru, GoDaddy и др.), SSL-сертификат (HTTPS) стал стандартом безопасности. Бесплатные сертификаты предоставляет, например, </text:span><text:span text:style-name="Strong_20_Emphasis"><text:span text:style-name="T41">Let's Encrypt. </text:span></text:span></text:p>
      <text:p text:style-name="P283"><text:span text:style-name="T4"/></text:p>
      <text:p text:style-name="P283"><text:span text:style-name="T4"/></text:p>
      <text:p text:style-name="P283"><text:span text:style-name="T4"/></text:p>
      <text:p text:style-name="P283"><text:span text:style-name="T4"/></text:p>
      <text:p text:style-name="P283"><text:span text:style-name="T4"/></text:p>
      <text:p text:style-name="P283"><text:soft-page-break/><text:span text:style-name="T4"/></text:p>
      <text:p text:style-name="P283"><text:span text:style-name="T4"/></text:p>
      <text:p text:style-name="P283"><text:span text:style-name="T4"/></text:p>
      <text:p text:style-name="P283"><text:span text:style-name="T4"/></text:p>
      <text:p text:style-name="P283"><text:span text:style-name="T4"/></text:p>
      <text:p text:style-name="P283"><text:span text:style-name="T4"/></text:p>
      <text:p text:style-name="P283"><text:span text:style-name="T4"/></text:p>
      <text:h text:style-name="P74" text:outline-level="3">9 Поддержка и обновление</text:h>
      <text:p text:style-name="P257"><text:span text:style-name="T65"/></text:p>
      <text:p text:style-name="P257"><text:span text:style-name="T65"><text:tab/></text:span><text:span text:style-name="T78">После запуска начинается этап поддержки и обновления, который включает в себя мониторинг работоспособности, исправление ошибок, обновление содержимого, а также техническое сопровождение в течении всего жизненного цикла проекта.</text:span></text:p>
      <text:p text:style-name="P188"><text:tab/>Веб-приложение, особенно многостраничные и динамичные, подвержены множеству факторов: обновление браузеров, изменение серверного окружения, уязвимости в сторонних библиотеках, рост объема данных. Без поддержки сайт может со временем устареть не только визуально, но и технически, теряя функциональность и безопасность. </text:p>
      <text:p text:style-name="P188"><text:tab/>Поддержка делится на несколько направлений:</text:p>
      <text:list xml:id="list148459488" text:style-name="L38">
        <text:list-item>
          <text:p text:style-name="P189">Техническая — обновление зависимостей, исправление багов, поддержание совместимости с сервером</text:p>
        </text:list-item>
        <text:list-item>
          <text:p text:style-name="P189">Содержательная — добавление новых проектов, изменение текстов, замена изображений и т. д.</text:p>
        </text:list-item>
        <text:list-item>
          <text:p text:style-name="P189">Адаптационная — корректировка под новые экраны, <text:span text:style-name="T105">устройства, изменения в UX</text:span></text:p>
        </text:list-item>
        <text:list-item>
          <text:p text:style-name="P189"><text:soft-page-break/>Безопасность — регулярные обновления библиотек, проверка на уязвимости, <text:span text:style-name="T105">настройка резервного копирования и мониторинга</text:span></text:p>
        </text:list-item>
      </text:list>
      <text:p text:style-name="P190"><text:tab/><text:span text:style-name="T105">Чтобы упростить обновления, разработчики используют:</text:span></text:p>
      <text:list text:style-name="L39">
        <text:list-item>
          <text:p text:style-name="P191">Системы контроля версий — позволяют отслеживать изменения, возвращаться к стабильным версиям</text:p>
        </text:list-item>
        <text:list-item>
          <text:p text:style-name="P191">CI/CD-пайпланы — для автоматической доставки обновлений на сервер</text:p>
        </text:list-item>
        <text:list-item>
          <text:p text:style-name="P191">Мониторинговые сервисы — уведомляют о сбоях и падениях сайта</text:p>
        </text:list-item>
      </text:list>
      <text:p text:style-name="P192"><text:tab/>Рекомендуется планово проводить проверку сайта минимум раз в квартал. При появлении критических уязвимостей или выходе новых версий зависимостей — внепланово. Контент может обновляться по мере необходимости, особенно, если сайт используется как презентационная платформа. </text:p>
      <text:p text:style-name="P192"><text:tab/></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oft-page-break/></text:p>
      <text:p text:style-name="P192"/>
      <text:p text:style-name="P192"/>
      <text:p text:style-name="P192"/>
      <text:p text:style-name="P192"/>
      <text:h text:style-name="P56" text:outline-level="2">V Разработка сайта-портфолио</text:h>
      <text:list text:continue-list="list148459488" text:style-name="L38">
        <text:list-header>
          <text:p text:style-name="P189"/>
        </text:list-header>
      </text:list>
      <text:h text:style-name="P74" text:outline-level="3">1 Постановка целей и задач </text:h>
      <text:p text:style-name="P257"><text:span text:style-name="T65"/></text:p>
      <text:p text:style-name="P258"><text:span text:style-name="T65"><text:tab/></text:span><text:span text:style-name="T79">Как было выявлено в разделе «Технологический процесс создания сайта», разработка любого веб-приложения начинается с четкого понимания цели проекта и формулировки конкретных задач, которые сайт должен решать. Этот этап позволяет задать общее направление работы, определить масштаб проекта и его ориентиры.</text:span></text:p>
      <text:p text:style-name="P258"><text:span text:style-name="T79"/></text:p>
      <text:p text:style-name="P193">Цель проекта</text:p>
      <text:p text:style-name="P194"><text:tab/>Целью данной работы является создание <text:s/>многостраничного веб-сайта, выполняющего функции профессионального цифрового пространства для демонстрации профессиональных навыков, опыта и завершенных проектов. Сайт должен представлять разработчика как специалиста, обладающего компетенции в области программирования, веб-разработки и проектной деятельности. Он должен включать инструменты для обратной связи и быть доступным потенциальным работодателям, заказчикам и коллегам по отрасли. </text:p>
      <text:p text:style-name="P194"><text:soft-page-break/><text:tab/>Таким образом сайт должен стать визитной карточкой разработчика, подчеркнуть его технический уровень и индивидуальный подход <text:s/>к реализации цифровых продуктов.</text:p>
      <text:p text:style-name="P257"><text:span text:style-name="T79"/></text:p>
      <text:p text:style-name="P193">Ключевые задачи</text:p>
      <text:p text:style-name="P195"><text:tab/>Для достижения поставленной цели необходимо выполнить следующие задачи:</text:p>
      <text:p text:style-name="P195">1. Определения типа сайта-портфолио</text:p>
      <text:p text:style-name="P263"><text:span text:style-name="T65"><text:tab/>Для полной демонстрации навыков программирования и общей информации о разработчике, сайт должен быть многостраничным. Структура сайта должна разделять контент на тематические разделы: </text:span><text:span text:style-name="T80">главная или приветственная часть, общая информация о себе, навыки, проекты и контакты.</text:span></text:p>
      <text:p text:style-name="P196"><text:tab/>Такой подход позволяет структурировать информацию, обеспечить удобную навигацию и повысить восприятие контента пользователем.</text:p>
      <text:p text:style-name="P263"><text:span text:style-name="T80"/></text:p>
      <text:p text:style-name="P247"><text:span text:style-name="T65">2. Формулировка основного функционала</text:span></text:p>
      <text:p text:style-name="P197"><text:tab/>Сайт должен включать:</text:p>
      <text:list text:style-name="L40">
        <text:list-item>
          <text:p text:style-name="P198">Краткая информация о разработчике</text:p>
        </text:list-item>
        <text:list-item>
          <text:p text:style-name="P198">Перечень навыков и используемых технологий</text:p>
        </text:list-item>
        <text:list-item>
          <text:p text:style-name="P198">Каталог завершенных проектов</text:p>
        </text:list-item>
        <text:list-item>
          <text:p text:style-name="P198">Интерактивную форму для обратной связи</text:p>
        </text:list-item>
      </text:list>
      <text:p text:style-name="P247"><text:span text:style-name="T65"/></text:p>
      <text:p text:style-name="P197">3. Определение приоритетов разработки</text:p>
      <text:p text:style-name="P197"><text:tab/>Особое внимание должно уделяться:</text:p>
      <text:list text:style-name="L41">
        <text:list-item>
          <text:p text:style-name="P199">Стабильной архитектуре и удобной навигации</text:p>
        </text:list-item>
        <text:list-item>
          <text:p text:style-name="P199"><text:soft-page-break/>Адаптивности интерфейса для разных устройств</text:p>
        </text:list-item>
        <text:list-item>
          <text:p text:style-name="P199">Чистому и расширяемому коду</text:p>
        </text:list-item>
        <text:list-item>
          <text:p text:style-name="P199">Соблюдению принципов пользовательского опыта</text:p>
        </text:list-item>
      </text:list>
      <text:p text:style-name="P247"><text:span text:style-name="T65"/></text:p>
      <text:p text:style-name="P247"><text:span text:style-name="T65"/></text:p>
      <text:p text:style-name="P247"><text:span text:style-name="T65"/></text:p>
      <text:p text:style-name="P247"><text:span text:style-name="T65"/></text:p>
      <text:h text:style-name="P74" text:outline-level="3">2 Анализ целевой аудитории</text:h>
      <text:p text:style-name="P257"><text:span text:style-name="T65"/></text:p>
      <text:p text:style-name="P257"><text:span text:style-name="T65"><text:tab/></text:span><text:span text:style-name="T80">Следующий этап разработки — анализ целевой аудитории. </text:span></text:p>
      <text:p text:style-name="P197"><text:tab/>Цель анализа аудитории — определить основные критерии пользователей, для которых создается сайт, а также понять их цели, уровень технической подготовки, мотивацию и поведенческие сценарии на сайте. Это влияет на выбор дизайна, формат подачи информации, типы контента и терминологию.</text:p>
      <text:p text:style-name="P247"><text:span text:style-name="T65"/></text:p>
      <text:p text:style-name="P202">Основные группы пользователей</text:p>
      <text:p text:style-name="P197">1. HR-специалисты и рекрутеры</text:p>
      <text:list text:style-name="L42">
        <text:list-item>
          <text:p text:style-name="P200">Цель визита: получить общее представление о кандидате, оценить навыки и опыт, найти контактную информацию</text:p>
        </text:list-item>
        <text:list-item>
          <text:p text:style-name="P200">Ожидания: лаконичность, структурированность, удобная навигация, быстрая доступность блока с контактами и проектами. </text:p>
        </text:list-item>
        <text:list-item>
          <text:p text:style-name="P200">Влияние на сайт: важна простота, акценты на ключевых навыках и проектах, отсутствие «воды» и сложных интерфейсов</text:p>
        </text:list-item>
      </text:list>
      <text:p text:style-name="P197">2. Технические специалисты (Лид, СТО, разработчики)</text:p>
      <text:list text:style-name="L43">
        <text:list-item>
          <text:p text:style-name="P201"><text:soft-page-break/>Цель визита: оценить уровень профессионализма, стек технологий, качество реализованных проектов, стиль кода</text:p>
        </text:list-item>
        <text:list-item>
          <text:p text:style-name="P201">Ожидания: технические <text:s/>детали, ссылки на репозитории, описание задач в проектах, архитектурные решения</text:p>
        </text:list-item>
        <text:list-item>
          <text:p text:style-name="P201">Влияние на сайт: стоит предусмотреть отдельные технические описания, ссылки на GitHub</text:p>
        </text:list-item>
      </text:list>
      <text:p text:style-name="P248"><text:span text:style-name="T65"/></text:p>
      <text:p text:style-name="P203">3. Потенциальные заказчики</text:p>
      <text:list text:style-name="L44">
        <text:list-item>
          <text:p text:style-name="P249"><text:span text:style-name="T65">Цель визита: </text:span><text:span text:style-name="T81">понять, можно ли заказать разработку и каков уровень исполнителя</text:span></text:p>
        </text:list-item>
        <text:list-item>
          <text:p text:style-name="P204">Ожидания: понятный интерфейс, убедительная портфолио-страница, визуальные примеры работ, простая форма связи</text:p>
        </text:list-item>
        <text:list-item>
          <text:p text:style-name="P250"><text:span text:style-name="T65">Влияние на сайт: важно включить «живые» кейсы, красивые карточки проектов, прямую форму обратной связи.</text:span><text:span text:style-name="T82"/></text:p>
        </text:list-item>
      </text:list>
      <text:p text:style-name="P205"><text:tab/></text:p>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205"/>
      <text:p text:style-name="P205"/>
      <text:h text:style-name="P75" text:outline-level="3">3 Проектирование структуры сайта-портфолио</text:h>
      <text:p text:style-name="P257"><text:span text:style-name="T65"/></text:p>
      <text:p text:style-name="P257"><text:span text:style-name="T65"><text:tab/></text:span><text:span text:style-name="T83">На этапе проектирования структуры многостраничного сайта-портфолио предусматривается разработка иерархической схемы разделов и навигационных связей между ними. Предполагаемая структура будет состоять из следующих ключевых страниц:</text:span></text:p>
      <text:list text:style-name="L45">
        <text:list-item>
          <text:p text:style-name="P206">Главная страница</text:p>
        </text:list-item>
      </text:list>
      <text:p text:style-name="P207"><text:tab/>Задача: сформировать первое впечатление и предложить переход к остальным разделам.</text:p>
      <text:p text:style-name="P207"><text:tab/>Планируемое содержимое: приветственный блок с краткой самопрезентацией.</text:p>
      <text:p text:style-name="P251"><text:span text:style-name="T65"/></text:p>
      <text:list text:style-name="L46">
        <text:list-item>
          <text:p text:style-name="P208">Обо мне</text:p>
        </text:list-item>
      </text:list>
      <text:p text:style-name="P207"><text:tab/>Задача: дать подробную информацию о разработчике (обо мне)</text:p>
      <text:p text:style-name="P207"><text:tab/>Планируемое содержимое: блок «обо мне» с описанием личных качеств и интересов, профессиональный путь и раздел о профессиональных навыках с перечислением основных и дополнительных языков программирования и технологиях.</text:p>
      <text:p text:style-name="P251"><text:span text:style-name="T65"/></text:p>
      <text:list text:style-name="L47">
        <text:list-item>
          <text:p text:style-name="P209"><text:soft-page-break/>Проекты</text:p>
        </text:list-item>
      </text:list>
      <text:p text:style-name="P210"><text:tab/>Задача: продемонстрировать завершенные проекты</text:p>
      <text:p text:style-name="P252"><text:span text:style-name="T65"><text:tab/></text:span><text:span text:style-name="T83">Планируемое содержимое: </text:span><text:span text:style-name="T65">карточки проектов со ссылками на GitHub или на сами проекты, панель фильтрации по ключевым технологиям или языкам программирования.</text:span></text:p>
      <text:p text:style-name="P252"><text:span text:style-name="T65"/></text:p>
      <text:list text:style-name="L48">
        <text:list-item>
          <text:p text:style-name="P211">Контакты</text:p>
        </text:list-item>
      </text:list>
      <text:p text:style-name="P210"><text:tab/>Задача: обеспечить удобную обратную связь</text:p>
      <text:p text:style-name="P252"><text:span text:style-name="T65"><text:tab/></text:span><text:span text:style-name="T83">Планируемое содержимое: </text:span><text:span text:style-name="T65">форма для обратной связи, ссылки на профили в социальных сетях, номер телефона, электронная почта. </text:span></text:p>
      <text:p text:style-name="P252"><text:span text:style-name="T65"><text:tab/></text:span><text:span text:style-name="T84">Необходимо горизонтальное верхнее меню с навигацией по основным страницам и футер со ссылками на основные профили для потенциальных работодателей и заказчиков.</text:span></text:p>
      <text:p text:style-name="P105"><text:span text:style-name="T42"><text:tab/></text:span><text:span text:style-name="T4">Проектируемая структура, включающая разделы «</text:span><text:span text:style-name="T43">главная страница»</text:span><text:span text:style-name="T4">, «</text:span><text:span text:style-name="T43">обо мне»</text:span><text:span text:style-name="T4">, «</text:span><text:span text:style-name="T43">проекты»</text:span><text:span text:style-name="T4"> и «</text:span><text:span text:style-name="T43">контакты»</text:span><text:span text:style-name="T4">, обеспечивает </text:span><text:span text:style-name="Strong_20_Emphasis"><text:span text:style-name="T4">логичную навигацию</text:span></text:span><text:span text:style-name="T4">, </text:span><text:span text:style-name="Strong_20_Emphasis"><text:span text:style-name="T4">чёткое разделение контента</text:span></text:span><text:span text:style-name="T4"> и </text:span><text:span text:style-name="Strong_20_Emphasis"><text:span text:style-name="T4">удобство взаимодействия</text:span></text:span><text:span text:style-name="T4">. Единое меню и адаптивность гарантируют быстрое и комфортное перемещение между разделами, а наличие формы обратной связи на странице «</text:span><text:span text:style-name="T43">контакты»</text:span><text:span text:style-name="T4"> завершает пользовательский путь, превращая посетителя в потенциального клиента или работодателя.</text:span></text:p>
      <text:p text:style-name="P257"><text:span text:style-name="T65"/></text:p>
      <text:p text:style-name="P257"><text:span text:style-name="T65"/></text:p>
      <text:p text:style-name="P257"><text:span text:style-name="T65"/></text:p>
      <text:p text:style-name="P257"><text:span text:style-name="T65"/></text:p>
      <text:p text:style-name="P257"><text:span text:style-name="T65"/></text:p>
      <text:p text:style-name="P257"><text:span text:style-name="T65"/></text:p>
      <text:p text:style-name="P257"><text:span text:style-name="T65"/></text:p>
      <text:p text:style-name="P257"><text:soft-page-break/><text:span text:style-name="T65"/></text:p>
      <text:p text:style-name="P257"><text:span text:style-name="T65"/></text:p>
      <text:p text:style-name="P257"><text:span text:style-name="T65"/></text:p>
      <text:p text:style-name="P257"><text:span text:style-name="T65"/></text:p>
      <text:p text:style-name="P257"><text:span text:style-name="T65"/></text:p>
      <text:p text:style-name="P257"><text:span text:style-name="T65"/></text:p>
      <text:p text:style-name="P257"><text:span text:style-name="T65"/></text:p>
      <text:h text:style-name="P74" text:outline-level="3">4 Выбор макета</text:h>
      <text:p text:style-name="P257"><text:span text:style-name="T65"/></text:p>
      <text:p text:style-name="P257"><text:span text:style-name="T65"><text:tab/></text:span><text:span text:style-name="T85">Поскольку я обладаю навыками программирования, но не обладаю навыками дизайна, для разработки визуального решения будет выбран один из готовых бесплатных макетов на платформе Figma. Это позволит сосредоточиться на технической реализации, сохранив при этом современный и продуманный дизайн. Будут проанализированы 4 community шаблона.</text:span></text:p>
      <text:p text:style-name="P257"><text:span text:style-name="T85"/></text:p>
      <text:p text:style-name="P212">Критерии выбора шаблона</text:p>
      <text:list text:style-name="L49">
        <text:list-item>
          <text:p text:style-name="P213">Структурированность — логичное расположение блоков «приветствие», «обо мне», «навыки», «проекты».</text:p>
        </text:list-item>
        <text:list-item>
          <text:p text:style-name="P213">Минимализм — отсутствие избыточных декоративных элементов, подчеркивающих профессионализм.</text:p>
        </text:list-item>
        <text:list-item>
          <text:p text:style-name="P213">Адаптивность — готовая сетка, рассчитанная на разные разрешения. </text:p>
        </text:list-item>
        <text:list-item>
          <text:p text:style-name="P213">Визуальная читаемость — контрастные заголовки, удобочитаемые шрифты, четкая типографика.</text:p>
        </text:list-item>
      </text:list>
      <text:p text:style-name="P253"><text:span text:style-name="T65"/></text:p>
      <text:p text:style-name="P212">Анализ макетов</text:p>
      <text:p text:style-name="P253"><text:soft-page-break/><text:span text:style-name="T65"/></text:p>
      <text:list text:style-name="L50">
        <text:list-item>
          <text:p text:style-name="P214">Макет №1</text:p>
        </text:list-item>
      </text:list>
      <text:p text:style-name="P284"><text:span text:style-name="T65">Ссылка: </text:span><text:a xlink:type="simple" xlink:href="https://www.figma.com/design/0sOLD8DXBciRptTPCnWNnM/Portfolio-site--Community-?node-id=1-6" text:style-name="Internet_20_link" text:visited-style-name="Visited_20_Internet_20_Link"><text:span text:style-name="T65">макет №1</text:span></text:a></text:p>
      <text:p text:style-name="P215">Плюсы: выразительные акценты на блоке «Hero», динамические анимации при навигации, крупный шрифт для заголовков.</text:p>
      <text:p text:style-name="P215">Минусы: перегруженная цветовая палитра, сложная контактная форма, требующая дополнительной верстки, мало места для фильтрации проектов.</text:p>
      <text:list text:style-name="L51">
        <text:list-item>
          <text:p text:style-name="P216">Макет №2</text:p>
        </text:list-item>
      </text:list>
      <text:p text:style-name="P254"><text:span text:style-name="T65">Ссылка: </text:span><text:a xlink:type="simple" xlink:href="https://www.figma.com/design/bYqETMkjBhkT5SD3RsSuNQ/Portfolio-for-Developers-Concept-V.2.1--Community-?node-id=26532-1280" text:style-name="Internet_20_link" text:visited-style-name="Visited_20_Internet_20_Link"><text:span text:style-name="T65">макет №2</text:span></text:a></text:p>
      <text:p text:style-name="P215">Плюсы: четкая и простая структура, универсальная цветовая схема, лаконичная типографика, встроенный модуль фильтрации проектов, адаптивная сетка.</text:p>
      <text:p text:style-name="P215">Минусы: минимальная анимация.</text:p>
      <text:p text:style-name="P254"><text:span text:style-name="T65"/></text:p>
      <text:list text:style-name="L52">
        <text:list-item>
          <text:p text:style-name="P255"><text:span text:style-name="T65">Макет №3</text:span></text:p>
        </text:list-item>
      </text:list>
      <text:p text:style-name="P254"><text:span text:style-name="T65">Ссылка: </text:span><text:a xlink:type="simple" xlink:href="https://www.figma.com/design/pO4VtqLa87qwWafSGK5TV2/Web.Dev?node-id=2-2" text:style-name="Internet_20_link" text:visited-style-name="Visited_20_Internet_20_Link"><text:span text:style-name="T65">макет №3</text:span></text:a></text:p>
      <text:p text:style-name="P215">Плюсы: оригинальные иллюстрации, плавные переходы между разделами, блок «отзывы» и блок «блог».</text:p>
      <text:p text:style-name="P215">Минусы: избыточная графика, требующая ручной оптимизации, дизайн заточен под большой объем контента.</text:p>
      <text:list text:style-name="L53">
        <text:list-item>
          <text:p text:style-name="P217">Макет №4</text:p>
        </text:list-item>
      </text:list>
      <text:p text:style-name="P254"><text:span text:style-name="T65">Ссылка: </text:span><text:a xlink:type="simple" xlink:href="https://www.figma.com/design/QN7143odoA7Bmf18XFrGy2/Portfolio-Design--Community-?node-id=0-1" text:style-name="Internet_20_link" text:visited-style-name="Visited_20_Internet_20_Link"><text:span text:style-name="T65">макет №4</text:span></text:a></text:p>
      <text:p text:style-name="P215">Плюсы: свежий шрифтовой акцент, крупные изображения, выразительные карточки проектов</text:p>
      <text:p text:style-name="P215">Минусы: нет панели фильтрации проектов, мало пространства для описания навыков, ограниченная адаптивность.</text:p>
      <text:p text:style-name="P254"><text:soft-page-break/><text:span text:style-name="T65"/></text:p>
      <text:p text:style-name="P219">Выбор макета</text:p>
      <text:p text:style-name="P264"><text:span text:style-name="T65"/></text:p>
      <text:p text:style-name="P215"><text:tab/>Из рассмотренных шаблонов макет №2 наиболее соответствует поставленным критериям:</text:p>
      <text:list text:style-name="L54">
        <text:list-item>
          <text:p text:style-name="P218">Структурированность и полнота: включает именно три основных раздела (Hello, About, Projects) и дополнительный раздел Contact, без избыточных блоков.</text:p>
        </text:list-item>
        <text:list-item>
          <text:p text:style-name="P256"><text:span text:style-name="T65">Простота реализации: лаконичная цветовая схема и типографика позволяют быстро перенести макет в HTML и CSS </text:span><text:span text:style-name="T86">без сложных стилистических доработок.</text:span></text:p>
        </text:list-item>
        <text:list-item>
          <text:p text:style-name="P220">Функциональность: встроенный компонент фильтрации проектов упрощает разработку интерфейса раздела Projects и экономит время.</text:p>
        </text:list-item>
        <text:list-item>
          <text:p text:style-name="P106"><text:span text:style-name="T44">Адаптивность: готовая адаптивная сетка </text:span><text:span text:style-name="T65">на основе CSS Grid и Flexbox снижает риск ошибок при верстке под мобильные устройства.</text:span></text:p>
        </text:list-item>
      </text:list>
      <text:p text:style-name="P257"><text:span text:style-name="T65"/></text:p>
      <text:p text:style-name="P51"><text:span text:style-name="T4"><text:tab/>Таким образом, выбранный макет обеспечивает </text:span><text:span text:style-name="Strong_20_Emphasis"><text:span text:style-name="T4">баланс между визуальной привлекательностью и технической простотой</text:span></text:span><text:span text:style-name="T4">, что соответствует целям проекта и позволяет более эффективно приступить к практике вёрстки и программирования.</text:span></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oft-page-break/><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h text:style-name="P74" text:outline-level="3">5 Техническая реализация</text:h>
      <text:p text:style-name="P257"><text:span text:style-name="T65"/></text:p>
      <text:h text:style-name="P79" text:outline-level="4">Выбор основы и архитектуры</text:h>
      <text:p text:style-name="P221"/>
      <text:p text:style-name="P239"><text:span text:style-name="T108"><text:tab/></text:span><text:span text:style-name="T109">Основой для разработки выбран фреймворк Laravel и его выбор обосновывается следующими аргументами:</text:span></text:p>
      <text:list text:style-name="L55">
        <text:list-item>
          <text:p text:style-name="P222">Архитектурная модель MVC</text:p>
          <text:list>
            <text:list-item>
              <text:p text:style-name="P107"><text:span text:style-name="T45">Ч</text:span><text:span text:style-name="T46">еткость разделения обязанностей — Laravel реализует паттерн Model-View-Controller, что упрощает поддержку кода:</text:span></text:p>
              <text:list>
                <text:list-item>
                  <text:p text:style-name="P223">Модель отвечает за работу с базой данных</text:p>
                </text:list-item>
                <text:list-item>
                  <text:p text:style-name="P223">Контроллер управляет обработкой HTTP-запросов и логикой приложения</text:p>
                </text:list-item>
                <text:list-item>
                  <text:p text:style-name="P223">View отвечает за представление данных в HTML</text:p>
                </text:list-item>
              </text:list>
            </text:list-item>
            <text:list-item>
              <text:p text:style-name="P223">Такой подход позволяет быстро локализовать изменения и расширять функционал без «спагетти-кода»</text:p>
            </text:list-item>
          </text:list>
        </text:list-item>
        <text:list-item>
          <text:p text:style-name="P223">Встроенный ORM и миграции</text:p>
          <text:list>
            <text:list-item>
              <text:p text:style-name="P223"><text:soft-page-break/>Eloquent ORM предоставляет удобный и выразительный синтаксис для работы с базой данных, позволяя описывать связи «один-ко-многим», «многие-ко-многим» и т.д.</text:p>
            </text:list-item>
            <text:list-item>
              <text:p text:style-name="P223">Система миграций автоматизирует создание и обновление структуры базы данных</text:p>
            </text:list-item>
          </text:list>
        </text:list-item>
        <text:list-item>
          <text:p text:style-name="P223">Богатая экосистема и готовые решения</text:p>
          <text:list>
            <text:list-item>
              <text:p text:style-name="P223">Аутентификация и авторизация: готовые пакеты позволяют реализовать регистрацию и авторизацию прямо из коробки при необходимости их добавления на сайт</text:p>
            </text:list-item>
            <text:list-item>
              <text:p text:style-name="P223">Работа с почтой: встроенный интерфейс Mail и поддержка очередей упрощают отправку писем из формы обратной связи</text:p>
            </text:list-item>
            <text:list-item>
              <text:p text:style-name="P223">Планировщик задач и очереди дают возможность настроить рассылки, очистку временных данных и другое при необходимости</text:p>
            </text:list-item>
          </text:list>
        </text:list-item>
        <text:list-item>
          <text:p text:style-name="P223">Безопасность и валидация</text:p>
          <text:list>
            <text:list-item>
              <text:p text:style-name="P223">Laravel автоматически защищает от CSRF-атак</text:p>
            </text:list-item>
            <text:list-item>
              <text:p text:style-name="P223">Встроенные механизмы валидации запросов позволяют централизованно описывать правила</text:p>
            </text:list-item>
            <text:list-item>
              <text:p text:style-name="P237"><text:span text:style-name="T107">Фреймворк регулярно обновляется и реагирует на уязвимости</text:span></text:p>
            </text:list-item>
          </text:list>
        </text:list-item>
        <text:list-item>
          <text:p text:style-name="P223">Сообщество и документация</text:p>
          <text:list>
            <text:list-item>
              <text:p text:style-name="P224">Laravel обладает широким сообществом и качественной официальной документацией, что делает процесс решения возникающих проблем быстрым и надежным</text:p>
            </text:list-item>
            <text:list-item>
              <text:p text:style-name="P224">Наличие большого количества пакетов позволяет быстро интегрировать новую функциональность не изобретая того, что уже было изобретено</text:p>
            </text:list-item>
          </text:list>
        </text:list-item>
        <text:list-item>
          <text:p text:style-name="P224">Быстрое прототипирование и масштабируемость</text:p>
          <text:list>
            <text:list-item>
              <text:p text:style-name="P224"><text:soft-page-break/>Artisan CLI и готовые шаблоны упрощают генерацию кода</text:p>
            </text:list-item>
            <text:list-item>
              <text:p text:style-name="P224">Легкость настройки окружения через файл «.env» и поддержку разных драйверов СУБД делает проект гибким</text:p>
            </text:list-item>
          </text:list>
        </text:list-item>
      </text:list>
      <text:p text:style-name="P238"><text:span text:style-name="T107"/></text:p>
      <text:p text:style-name="P225"><text:tab/>Выбор Laravel обеспечивает стабильность, безопасность и скорость разработки. Позволяет использовать проверенные решения а также обеспечивает чистую архитектуру.</text:p>
      <text:p text:style-name="P225"/>
      <text:h text:style-name="P79" text:outline-level="4">Настройка среды разработки</text:h>
      <text:p text:style-name="P227"/>
      <text:p text:style-name="P228"><text:tab/>На начальном этапе реализации проекта сайта-портфолио была выполнена настройка локального окружения для работы с фраемворком Laravel и инструментов сборки.</text:p>
      <text:p text:style-name="P228"><text:tab/>В качестве платформы для разработки использовалась последняя стабильная версия Ubuntu Linux 24, которая представляет собой богатый набор пакетов и простую систему управления зависимостями.</text:p>
      <text:p text:style-name="P228"><text:tab/>Основным средством написания кода (IDE) был выбран Visual Studio Code, дополненный расширениями для работы с PHP, шаблонизатором Blade, HTML. Также IDE был дополнительно было установлено расширение Watch Sass для работы с SCSS и установлено расширение для работы с JavaScript и соответствующие сниппеты. </text:p>
      <text:p text:style-name="P228"><text:tab/><text:span text:style-name="T111">Версия PHP — 8.3.6, а также установлен Xdebug. </text:span></text:p>
      <text:p text:style-name="P108"><text:span text:style-name="T47"><text:tab/></text:span><text:span text:style-name="T48">Новый экземпляр фраемворка Laravel был создан командой «composer create-project laravel/laravel portfolio». Данный подход автоматически загрузил все необходимые на начальном этапе зависимости и позволил получить базовую структуру приложения Laravel.</text:span></text:p>
      <text:p text:style-name="P108"><text:soft-page-break/><text:span text:style-name="T48"><text:tab/>Для сборки клиентской части применялся Node.js (версия 18.x) и npm (версия 9.x). Инструментом построения ассетов выбрана интеграция </text:span><text:span text:style-name="Strong_20_Emphasis"><text:span text:style-name="T48">Laravel Vite</text:span></text:span><text:span text:style-name="T48">, которая в процессе разработки автоматически компилирует CSS и JavaScript, отражая правки в браузере без перезагрузки страницы.</text:span></text:p>
      <text:p text:style-name="P225"><text:tab/><text:span text:style-name="T111">Выбор СУБД остановился на SQLite — легкая файл-ориентированная СУБД, не требующая отдельного серверного процесса. Это решение позволило отказаться от сложной настройки MySQL и сконцентрироваться на логике приложения. </text:span></text:p>
      <text:p text:style-name="P225"/>
      <text:h text:style-name="P79" text:outline-level="4" text:is-list-header="true"><text:span text:style-name="T111">Реализация маршрутов</text:span></text:h>
      <text:p text:style-name="P226"/>
      <text:p text:style-name="P225"><text:tab/><text:span text:style-name="T111">В Laravel маршрутизация отвечает за связывание URL-адресов с методами контроллеров, обеспечивая обработку HTTP-запросов и формирование ответов.</text:span></text:p>
      <text:p text:style-name="P109"><text:span text:style-name="T49"><text:tab/></text:span><text:span text:style-name="T48">Главный маршрут - «/», перенаправляет на метод hello, контроллера PageController, который передает в представление данные для главной страницы «Hello». </text:span></text:p>
      <text:p text:style-name="P234"><text:tab/>Для страницы «About» был выбран маршрут «/about/{selectedMenu}», что позволяет динамически загружать основные две вкладки страницы: personal-info и professional-info, сохраняя URL семантически понятным.</text:p>
      <text:p text:style-name="P234"><text:tab/>Для обеспечения динамической подгрузки данных без перезагрузки страницы используются GET и PATCH запросы к методам ContentController:</text:p>
      <text:list xml:id="list1050074551" text:style-name="L58">
        <text:list-item>
          <text:p text:style-name="P110"><text:span text:style-name="Strong_20_Emphasis"><text:span text:style-name="Source_20_Text"><text:span text:style-name="T48">«/getContent/{selectedContentName}»</text:span></text:span></text:span><text:span text:style-name="T48"> – возвращает общие раздел</text:span><text:span text:style-name="T50">ы контента;</text:span></text:p>
        </text:list-item>
        <text:list-item text:style-override="L60">
          <text:p text:style-name="P130"><text:span text:style-name="Strong_20_Emphasis"><text:span text:style-name="Source_20_Text"><text:span text:style-name="T50">«/getContent/codes»</text:span></text:span></text:span><text:span text:style-name="T50"> – возвращает фрагменты кода (</text:span><text:span text:style-name="Source_20_Text"><text:span text:style-name="T50">codeSnippets</text:span></text:span><text:span text:style-name="T50">);</text:span></text:p>
        </text:list-item>
        <text:list-item text:style-override="L61">
          <text:p text:style-name="P131"><text:span text:style-name="Strong_20_Emphasis"><text:span text:style-name="Source_20_Text"><text:span text:style-name="T50">«/content/code-snippet/{id}»</text:span></text:span></text:span><text:span text:style-name="T50"> – обновляет рейтинг (количество «звёзд») для конкретного сниппета (метод </text:span><text:span text:style-name="Source_20_Text"><text:span text:style-name="T50">updateStars</text:span></text:span><text:span text:style-name="T50">).</text:span></text:p>
        </text:list-item>
      </text:list>
      <text:p text:style-name="P132"><text:soft-page-break/><text:span text:style-name="T50"><text:tab/>Патч-маршрут настроен через </text:span><text:span text:style-name="Source_20_Text"><text:span text:style-name="T50">Route::patch()</text:span></text:span><text:span text:style-name="T50">, что соответствует REST-конвенции для частичного обновления ресурса.</text:span></text:p>
      <text:p text:style-name="P229"/>
      <text:p text:style-name="P225"><text:tab/><text:span text:style-name="T112">Страница «/projects» рендерит основной шаблон списка проектов, а данные для сетки и панели фильтрации передаются асинхронно через два эндпоинта:</text:span></text:p>
      <text:list xml:id="list621267191" text:style-name="L62">
        <text:list-item>
          <text:p text:style-name="P111"><text:span text:style-name="Strong_20_Emphasis"><text:span text:style-name="Source_20_Text"><text:span text:style-name="T50">«/getProjectsData/projects»</text:span></text:span></text:span><text:span text:style-name="T50"> – JSON-массив проектов;</text:span></text:p>
        </text:list-item>
        <text:list-item text:style-override="L64">
          <text:p text:style-name="P112"><text:span text:style-name="Strong_20_Emphasis"><text:span text:style-name="Source_20_Text"><text:span text:style-name="T50">«/getProjectsData/languages»</text:span></text:span></text:span><text:span text:style-name="T50"> – JSON-массив языков и технологий для фильтрации.</text:span></text:p>
        </text:list-item>
      </text:list>
      <text:p text:style-name="P225"><text:tab/>Это разделение позволяет <text:span text:style-name="Strong_20_Emphasis"><text:span text:style-name="T101">отделить логику представления</text:span></text:span> (Blade-шаблон) от логики получения и обработки данных, что упрощает поддержку и расширение функциональности.</text:p>
      <text:p text:style-name="P225"/>
      <text:p text:style-name="P109"><text:span text:style-name="T49"><text:tab/>Маршрут «</text:span><text:span text:style-name="Source_20_Text"><text:span text:style-name="T49">GET /contact-me»</text:span></text:span><text:span text:style-name="T49"> отображает форму обратной связи. POST-запрос на «</text:span><text:span text:style-name="Source_20_Text"><text:span text:style-name="T49">/sendMail»</text:span></text:span><text:span text:style-name="T49"> обрабатывает «</text:span><text:span text:style-name="Source_20_Text"><text:span text:style-name="T49">MailController@sendMail»</text:span></text:span><text:span text:style-name="T49"> и назначается именем </text:span><text:span text:style-name="Source_20_Text"><text:span text:style-name="T49">contact.send</text:span></text:span><text:span text:style-name="T49">. Именованный маршрут позволяет генерировать URL в коде и шаблонах через хелпер </text:span><text:span text:style-name="Source_20_Text"><text:span text:style-name="T49">route('contact.send')</text:span></text:span><text:span text:style-name="T49">, обеспечивая гибкость при изменении структуры URL.</text:span></text:p>
      <text:p text:style-name="P109"><text:span text:style-name="T49"><text:tab/>Таким образом, маршрутизация спроектирована в соответствии с </text:span><text:span text:style-name="Strong_20_Emphasis"><text:span text:style-name="T49">REST-конвенциями</text:span></text:span><text:span text:style-name="T49"> и </text:span><text:span text:style-name="Strong_20_Emphasis"><text:span text:style-name="T49">принципами разделения ответственности</text:span></text:span><text:span text:style-name="T49">. Чёткое разделение статических и динамических маршрутов, использование параметризованных URL и именованных маршрутов создаёт гибкую, расширяемую архитектуру контроллеров, облегчающую дальнейшее масштабирование проекта.</text:span></text:p>
      <text:p text:style-name="P225"/>
      <text:h text:style-name="P79" text:outline-level="4">Шаблоны</text:h>
      <text:p text:style-name="P230"/>
      <text:p text:style-name="P231"><text:soft-page-break/><text:tab/>В Laravel для представления данных используется встроенный шаблонизатор Blade, позволяющий организовать разметку в виде отдельных файлов и компонентов. </text:p>
      <text:p text:style-name="P231"><text:tab/>В корневом каталоге шаблонов находятся основные страницы:</text:p>
      <text:list text:style-name="L65">
        <text:list-item>
          <text:p text:style-name="P232">welcome.blade.php — главная страница Hello</text:p>
        </text:list-item>
        <text:list-item>
          <text:p text:style-name="P232">about.blade.php — страница About</text:p>
        </text:list-item>
        <text:list-item>
          <text:p text:style-name="P232">projects.blade.php — страница Projects</text:p>
        </text:list-item>
        <text:list-item>
          <text:p text:style-name="P232">contact-me.blade.php — страница Contact</text:p>
        </text:list-item>
      </text:list>
      <text:p text:style-name="P231"><text:tab/>Каждый из этих файлов подключает общий макет и необходимые компоненты через директивы @include и @component, обеспечивающие единый стиль и структуру.</text:p>
      <text:p text:style-name="P231"><text:tab/>Также в корневом каталоге шаблонов находится шаблон для формирования электронного письма из формы обратной связи на странице Contact — mail.blade.php.</text:p>
      <text:p text:style-name="P225"><text:tab/><text:span text:style-name="T112">Корневой каталог шаблонов blade также содержит подкаталог components, который содержит частичные шаблоны, представляющие логические блоки интерфейса.</text:span></text:p>
      <text:p text:style-name="P225"/>
      <text:list text:style-name="L72">
        <text:list-item>
          <text:p text:style-name="P113"><text:span text:style-name="Strong_20_Emphasis"><text:span text:style-name="Source_20_Text"><text:span text:style-name="T50">head-menu.blade.php</text:span></text:span></text:span><text:span text:style-name="T50"> — навигационная панель с пунктами </text:span><text:span text:style-name="Strong_20_Emphasis"><text:span text:style-name="T50">Hello</text:span></text:span><text:span text:style-name="T50">, </text:span><text:span text:style-name="Strong_20_Emphasis"><text:span text:style-name="T50">About</text:span></text:span><text:span text:style-name="T50">, </text:span><text:span text:style-name="Strong_20_Emphasis"><text:span text:style-name="T50">Projects</text:span></text:span><text:span text:style-name="T50"> и </text:span><text:span text:style-name="Strong_20_Emphasis"><text:span text:style-name="T50">Contact</text:span></text:span><text:span text:style-name="T50">, подключаемая в шапке всех страниц.</text:span></text:p>
        </text:list-item>
      </text:list>
      <text:list text:style-name="L67">
        <text:list-item>
          <text:p text:style-name="P114"><text:span text:style-name="Strong_20_Emphasis"><text:span text:style-name="Source_20_Text"><text:span text:style-name="T50">footer.blade.php</text:span></text:span></text:span><text:span text:style-name="T50"> — нижний колонтитул, дублирующий основные ссылки и дополнительные данные.</text:span></text:p>
        </text:list-item>
      </text:list>
      <text:list text:style-name="L68">
        <text:list-item>
          <text:p text:style-name="P115"><text:span text:style-name="Strong_20_Emphasis"><text:span text:style-name="Source_20_Text"><text:span text:style-name="T50">personal-info.blade.php</text:span></text:span></text:span><text:span text:style-name="T50"> и </text:span><text:span text:style-name="Strong_20_Emphasis"><text:span text:style-name="Source_20_Text"><text:span text:style-name="T50">professional-info.blade.php</text:span></text:span></text:span><text:span text:style-name="T50"> — блоки для раздела About: первый выводит личные качества и интересы, второй — профессиональный путь и навыки.</text:span></text:p>
        </text:list-item>
      </text:list>
      <text:list text:style-name="L69">
        <text:list-item>
          <text:p text:style-name="P116"><text:soft-page-break/><text:span text:style-name="Strong_20_Emphasis"><text:span text:style-name="Source_20_Text"><text:span text:style-name="T50">education.blade.php</text:span></text:span></text:span><text:span text:style-name="T50"> — секция </text:span><text:span text:style-name="T51">вывода информации, передаваемой контроллерами, по выбору пользователя: интересы, образование и т.д.</text:span></text:p>
        </text:list-item>
      </text:list>
      <text:list text:style-name="L70">
        <text:list-item>
          <text:p text:style-name="P117"><text:span text:style-name="Strong_20_Emphasis"><text:span text:style-name="Source_20_Text"><text:span text:style-name="T50">code-snippet.blade.php</text:span></text:span></text:span><text:span text:style-name="T50"> — компонент карточки сниппета кода с визуализацией рейтинга «звёзд» и кнопками взаимодействия.</text:span></text:p>
        </text:list-item>
      </text:list>
      <text:list text:style-name="L71">
        <text:list-item>
          <text:p text:style-name="P118"><text:span text:style-name="Strong_20_Emphasis"><text:span text:style-name="Source_20_Text"><text:span text:style-name="T50">contacts-details-block.blade.php</text:span></text:span></text:span><text:span text:style-name="T50"> — отображает набор ссылок и контактов в боковом блоке страниц.</text:span></text:p>
        </text:list-item>
      </text:list>
      <text:p text:style-name="P225"/>
      <text:p text:style-name="P109"><text:span text:style-name="T50">Разбиение на </text:span><text:span text:style-name="Strong_20_Emphasis"><text:span text:style-name="T50">мелкие компоненты</text:span></text:span><text:span text:style-name="T50"> и </text:span><text:span text:style-name="Strong_20_Emphasis"><text:span text:style-name="T50">основные страницы</text:span></text:span><text:span text:style-name="T50"> позволяет:</text:span></text:p>
      <text:list text:style-name="L73">
        <text:list-item>
          <text:p text:style-name="P119"><text:span text:style-name="Strong_20_Emphasis"><text:span text:style-name="T50">Сократить дублирование кода</text:span></text:span><text:span text:style-name="T50">: общий меню и подвал описываются единожды.</text:span></text:p>
        </text:list-item>
        <text:list-item>
          <text:p text:style-name="P119"><text:span text:style-name="Strong_20_Emphasis"><text:span text:style-name="T50">Упростить поддержку</text:span></text:span><text:span text:style-name="T50">: изменение разметки одного компонента автоматически отражается везде, где он используется.</text:span></text:p>
        </text:list-item>
        <text:list-item>
          <text:p text:style-name="P119"><text:span text:style-name="Strong_20_Emphasis"><text:span text:style-name="T50">Гибко наращивать функционал</text:span></text:span><text:span text:style-name="T50">: новые информационные блоки добавляются как отдельные файлы без затрагивания существующих.</text:span></text:p>
        </text:list-item>
      </text:list>
      <text:p text:style-name="P109"><text:span text:style-name="T50">Таким образом, архитектура Blade-шаблонов в проекте соответствует принципам </text:span><text:span text:style-name="Strong_20_Emphasis"><text:span text:style-name="T50">DRY (Don't Repeat Yourself)</text:span></text:span><text:span text:style-name="T50"> и </text:span><text:span text:style-name="Strong_20_Emphasis"><text:span text:style-name="T50">Separation of Concerns</text:span></text:span><text:span text:style-name="T50">, делая представление данных </text:span><text:span text:style-name="Strong_20_Emphasis"><text:span text:style-name="T50">модульным</text:span></text:span><text:span text:style-name="T50">, </text:span><text:span text:style-name="Strong_20_Emphasis"><text:span text:style-name="T50">расширяемым</text:span></text:span><text:span text:style-name="T50"> и </text:span><text:span text:style-name="Strong_20_Emphasis"><text:span text:style-name="T50">удобным для совместной разработки</text:span></text:span><text:span text:style-name="T50">.</text:span></text:p>
      <text:p text:style-name="P225"/>
      <text:h text:style-name="P79" text:outline-level="4">Контроллеры</text:h>
      <text:p text:style-name="P226"/>
      <text:p text:style-name="P225"><text:tab/>В <text:span text:style-name="T113">Laravel контроллеры выступают связующим звеном между маршрутами и представлениями, централизуя логику обработки запросов и подготовки данных для отображения. </text:span></text:p>
      <text:p text:style-name="P109"><text:span text:style-name="T49"><text:tab/></text:span><text:span text:style-name="T51">В проекте выделены три основных контроллера: PageController, ContentController и MailController. Каждый из контроллеров отвечает за четко </text:span><text:soft-page-break/><text:span text:style-name="T51">ограниченный набор функциональных задач, что соответствует принципу </text:span><text:span text:style-name="Strong_20_Emphasis"><text:span text:style-name="T51">Separation of Concerns</text:span></text:span><text:span text:style-name="T51"> и архитектуре </text:span><text:span text:style-name="Strong_20_Emphasis"><text:span text:style-name="T51">MVC</text:span></text:span><text:span text:style-name="T51">.</text:span></text:p>
      <text:p text:style-name="P233"><text:tab/>Контроллер PageController обрабатывает маршруты страниц и формы обратной связи. Его методы имеют следующий смысл:</text:p>
      <text:list text:style-name="L74">
        <text:list-item>
          <text:p text:style-name="P235">hello() - возвращает шаблон welcome.blade.php, содержащий главный экран и навигацию</text:p>
        </text:list-item>
        <text:list-item>
          <text:p text:style-name="P235">about($selectedMenu) — получает параметр вкладки и извлекает все записи сниппетов кода из модели CodeSnippet, после чего передает эти данные представлению about.blade.php. Такой подход позволяет динамически переключать разделы страницы About без дублирования кода</text:p>
        </text:list-item>
        <text:list-item>
          <text:p text:style-name="P235">Projects() - возвращает представление projects.blade.php, в котором реализована загрузка данных о проектах</text:p>
        </text:list-item>
        <text:list-item>
          <text:p text:style-name="P235">contactMe() - отображает страницу обратной связи из шаблона contact-me.blade.php</text:p>
        </text:list-item>
      </text:list>
      <text:p text:style-name="P225"><text:tab/>Таким образом, PageController управляет исключительно рендерингом базовых страниц и передачей начальных наборов данных.</text:p>
      <text:p text:style-name="P225"/>
      <text:p text:style-name="P225"><text:tab/><text:span text:style-name="T114">Контроллер ContentController обслуживает динамические AJAX-запросы, обеспечивая асинхронную подгрузку контента и обновление пользовательских метрик:</text:span></text:p>
      <text:list text:style-name="L75">
        <text:list-item>
          <text:p text:style-name="P120"><text:span text:style-name="Source_20_Text"><text:span text:style-name="T52">getContentView($selectedContentName) —</text:span></text:span><text:span text:style-name="T52"> формирует фрагмент HTML из текстового содержимого, разделяя большой текст на части (метод </text:span><text:span text:style-name="Source_20_Text"><text:span text:style-name="T52">separateTextToArray</text:span></text:span><text:span text:style-name="T52">) для реализации псевдо-комментариев в коде по требованию дизайн-макета. Результат возвращается в виде включаемого Blade-шаблона.</text:span></text:p>
        </text:list-item>
        <text:list-item>
          <text:p text:style-name="P120"><text:soft-page-break/><text:span text:style-name="Source_20_Text"><text:span text:style-name="T52">CodeSnippets() - </text:span></text:span><text:span text:style-name="T52">возвращает JSON-массив всех сниппетов кода, используемый на странице About для визуализации примеров кода.</text:span></text:p>
        </text:list-item>
        <text:list-item>
          <text:p text:style-name="P120"><text:span text:style-name="Source_20_Text"><text:span text:style-name="T52">updateStars($id) — </text:span></text:span><text:span text:style-name="T52">принимает PATCH-запрос для инкрементации счётчика «звёзд» у конкретного сниппета. Операция осуществляется через Eloquent и возвращает обновлённое значение.</text:span></text:p>
        </text:list-item>
        <text:list-item>
          <text:p text:style-name="P120"><text:span text:style-name="Source_20_Text"><text:span text:style-name="T52">getProjects()</text:span></text:span><text:span text:style-name="T52"> и </text:span><text:span text:style-name="Source_20_Text"><text:span text:style-name="T52">getLanguages() - </text:span></text:span><text:span text:style-name="T52">предоставляют данные о проектах и языках программирования в JSON-формате, что используется на стороне клиента для построения и фильтрации сетки проектов.</text:span></text:p>
        </text:list-item>
      </text:list>
      <text:p text:style-name="P109"><text:span text:style-name="T52"><text:tab/>Такое разграничение позволяет вывести бизнес-логику работы с данными из представлений и делает приложение более гибким и расширяемым.</text:span></text:p>
      <text:p text:style-name="P109"><text:span text:style-name="T52"/></text:p>
      <text:p text:style-name="P268"><text:span text:style-name="T4"><text:tab/>Контроллер MailController отвечает за отправку сообщений из формы обратной связи:</text:span></text:p>
      <text:list text:style-name="L76">
        <text:list-item>
          <text:p text:style-name="P121"><text:span text:style-name="Source_20_Text"><text:span text:style-name="T52">sendMail(Request $request) — </text:span></text:span><text:span text:style-name="T52">выполняет валидацию полей (</text:span><text:span text:style-name="Source_20_Text"><text:span text:style-name="T52">name</text:span></text:span><text:span text:style-name="T52">, </text:span><text:span text:style-name="Source_20_Text"><text:span text:style-name="T52">email</text:span></text:span><text:span text:style-name="T52">, </text:span><text:span text:style-name="Source_20_Text"><text:span text:style-name="T52">message</text:span></text:span><text:span text:style-name="T52">), логирует входящие данные и направляет их в конструкцию почты </text:span><text:span text:style-name="Source_20_Text"><text:span text:style-name="T52">ContactMail</text:span></text:span><text:span text:style-name="T52">. Почта отправляется на заранее заданный адрес с помощью фасада </text:span><text:span text:style-name="Source_20_Text"><text:span text:style-name="T52">Mail</text:span></text:span><text:span text:style-name="T52">. По завершении пользователь перенаправляется на главную страницу.</text:span></text:p>
        </text:list-item>
      </text:list>
      <text:p text:style-name="P122"><text:span text:style-name="T52"><text:tab/>Использование отдельного контроллера для почтовой логики упрощает модульное тестирование и замену механизма отправки писем без изменения маршрутов или шаблонов.</text:span></text:p>
      <text:p text:style-name="P122"><text:span text:style-name="T52"/></text:p>
      <text:p text:style-name="P122"><text:span text:style-name="T52"><text:tab/>Организация контроллеров в проекте отражает </text:span><text:span text:style-name="Strong_20_Emphasis"><text:span text:style-name="T52">чёткое разделение ответственности</text:span></text:span><text:span text:style-name="T52">: PageController — рендеринг страниц, ContentController — асинхронная работа с контентом, MailController — почтовая логика. Такой подход обеспечивает </text:span><text:span text:style-name="Strong_20_Emphasis"><text:span text:style-name="T52">прозрачность кода</text:span></text:span><text:span text:style-name="T52">, </text:span><text:span text:style-name="Strong_20_Emphasis"><text:span text:style-name="T52">легкость поддержки</text:span></text:span><text:span text:style-name="T52"> и </text:span><text:soft-page-break/><text:span text:style-name="Strong_20_Emphasis"><text:span text:style-name="T52">масштабируемость</text:span></text:span><text:span text:style-name="T52"> проекта, позволяя в будущем добавлять новые контроллеры или методы без риска затронуть уже отлаженную функциональность.</text:span></text:p>
      <text:p text:style-name="P122"><text:span text:style-name="T52"/></text:p>
      <text:h text:style-name="P79" text:outline-level="4"><text:span text:style-name="T52">М</text:span><text:span text:style-name="T4">одели и миграции</text:span></text:h>
      <text:p text:style-name="P57"><text:span text:style-name="T4"/></text:p>
      <text:p text:style-name="P51"><text:span text:style-name="T4"><text:tab/></text:span><text:span text:style-name="T53">В реализации серверной части важным этапом является создание моделей Eloquent и соответствующих миграций, которые определяют структуру базы данных. В данном проекте используются четыре основные модели: CodeSnippet, Language, Project и User. Каждая модель отображает свою таблицу <text:s/>и инкапсулирует логику работы с базой данных.</text:span></text:p>
      <text:p text:style-name="P51"><text:span text:style-name="T53"/></text:p>
      <text:p text:style-name="P51"><text:span text:style-name="T53"><text:tab/>Модель CodeSnipppet связана с таблицей codes и отвечает за хранение фрагментов кода и их рейтинга. В качестве массово заполняемых полей определено поле code, а рейтинг увеличивается динамически методами контроллера. Миграция для этой модели создает таблицу codes с полями id, code, stars, а также стандартные поля временных меток создания и обновления.</text:span></text:p>
      <text:p text:style-name="P51"><text:span text:style-name="T53"><text:tab/>Такой подход обеспечивает простую и расширяемую схему для демонстрации примеров кода с возможностью оценки.</text:span></text:p>
      <text:p text:style-name="P51"><text:span text:style-name="T53"/></text:p>
      <text:p text:style-name="P51"><text:span text:style-name="T53"><text:tab/>Модель Language имеет одно поле — name, отражающее название технологии. Дополнительно в ней реализован метод projects(), исполняющий функцию Eloquent, позволяющий выбирать все проекты, в JSON-поле которых содержится конкретный идентификатор языка. Миграция для модели создает таблицу language с полями id, name и стандартными полями временных меток. </text:span></text:p>
      <text:p text:style-name="P51"><text:span text:style-name="T53"><text:tab/>Такой дизайн облегчает добавление новых технологий и их связывание с проектами через простую JSON-структуру.</text:span></text:p>
      <text:p text:style-name="P51"><text:span text:style-name="T53"/></text:p>
      <text:p text:style-name="P51"><text:soft-page-break/><text:span text:style-name="T53"><text:tab/></text:span><text:span text:style-name="T54">Модель Project описывает реализованные проекты. Для массового заполнения определены поля name, link, image, description, languages. Поле languages приводится к типу Array с помощью свойства $casts, что позволяет работать с ним как с массивом. Соответствующая миграция создает таблицу projects, где:</text:span></text:p>
      <text:list text:style-name="L78">
        <text:list-item>
          <text:p text:style-name="P270"><text:span text:style-name="T4">languages хранится как JSON-колонка, содержащая массив индентификаторов технологий, с помощью которых реализованы представляемые проекты</text:span></text:p>
        </text:list-item>
        <text:list-item>
          <text:p text:style-name="P270"><text:span text:style-name="T4">Остальные поля — строковые и текстовые в зависимости <text:s/>от объема данных</text:span></text:p>
        </text:list-item>
      </text:list>
      <text:p text:style-name="P271"><text:span text:style-name="T4"><text:tab/>Метод languageModels() в модели получает соответствующие объекты Language, преобразуя массив идентификаторов в соответствующие полноценные модели.</text:span></text:p>
      <text:p text:style-name="P271"><text:span text:style-name="T4"/></text:p>
      <text:p text:style-name="P123"><text:span text:style-name="T54"><text:tab/>Модель Users унаследована от </text:span><text:span text:style-name="T4">Authenticatable</text:span><text:span text:style-name="T54"> и используется исключительно для админ-панели Filament. Помимо стандартных атрибутов name, email, password, она получает булево поле is_admin, которое добавляется в миграции add_is_admin_to_users_table. Это поле контролирует доступ к административному интерфейсу через реализацию метода canAccessPanel().</text:span></text:p>
      <text:p text:style-name="P123"><text:span text:style-name="T54"/></text:p>
      <text:p text:style-name="P123"><text:span text:style-name="T54"><text:tab/>Сочетание моделей и миграций в проекте демонстрирует </text:span><text:span text:style-name="Strong_20_Emphasis"><text:span text:style-name="T54">гибкий и расширяемый</text:span></text:span><text:span text:style-name="T54"> подход к хранению данных: использование JSON-полей для отношений «многие-ко-многим» упрощает структуру, а встроенные средства Eloquent и миграций гарантируют надёжность и воспроизводимость схемы базы данных. Такой дизайн способствует быстрому развитию проекта и лёгкому добавлению новых сущностей.</text:span></text:p>
      <text:p text:style-name="P123"><text:span text:style-name="T54"/></text:p>
      <text:h text:style-name="P79" text:outline-level="4"><text:soft-page-break/><text:span text:style-name="T54">А</text:span><text:span text:style-name="T4">дминистративная панель</text:span></text:h>
      <text:p text:style-name="P51"><text:span text:style-name="T53"/></text:p>
      <text:p text:style-name="P51"><text:span text:style-name="T53"><text:tab/></text:span><text:span text:style-name="T55">Для удобного управления данными сниппетов кода, технологий и проектов была интегрирована административная панель на основе Filament — современного набора инструментов для Laravel, позволяющего быстро создавать админ-интерфейсы без громоздкой конфигурации.</text:span></text:p>
      <text:p text:style-name="P51"><text:span text:style-name="T55"><text:tab/>Изначально рассматривалась панель Voyager, но при ее использовании возникли проблемы: в полях связей (Relationship) выводились лишь идентификаторы записей, а не читабельные названия, что затрудняло работу. Кроме того, панель Voyager давно не обновляется, что создавало риски несовместимости с текущими версиями Laravel и PHP. Filament же предлагает активную поддержку, легко настраиваемые ресурсы и семантический вывод полей. </text:span></text:p>
      <text:p text:style-name="P51"><text:span text:style-name="T55"><text:tab/>В классе AdminPanelProvider определяется единый «панель-провайдер»:</text:span></text:p>
      <text:list text:style-name="L79">
        <text:list-item>
          <text:p text:style-name="P124"><text:span text:style-name="T55">Панель доступна по пути «/admin» и защищена middleware </text:span><text:span text:style-name="T4">Authenticate</text:span><text:span text:style-name="T55">, позволяющим только администраторам, то есть пользователям с флагом is_admin, войти в интерфейс.</text:span></text:p>
        </text:list-item>
        <text:list-item>
          <text:p text:style-name="P124"><text:span text:style-name="T55">Через метод </text:span><text:span text:style-name="T4">discoverResources</text:span><text:span text:style-name="T55">() динамически регистрируются все ресурсы.</text:span></text:p>
        </text:list-item>
        <text:list-item>
          <text:p text:style-name="P124"><text:span text:style-name="T55">Цветовая схема панели (преимущественно янтарная) задается через </text:span><text:span text:style-name="T4">-colors([ 'primary' =&gt; Color::Amber ])</text:span><text:span text:style-name="T55">.</text:span></text:p>
        </text:list-item>
        <text:list-item>
          <text:p text:style-name="P272"><text:span text:style-name="T4">В административную панель были встроены стандартные виджеты записи и информации о Filament.</text:span></text:p>
        </text:list-item>
      </text:list>
      <text:p text:style-name="P273"><text:span text:style-name="T4"><text:tab/>В каждой папке ресурсов имеются три ресурса: </text:span></text:p>
      <text:list text:style-name="L81">
        <text:list-item>
          <text:p text:style-name="P125"><text:span text:style-name="Strong_20_Emphasis"><text:span text:style-name="T55">CodeSnippetResource</text:span></text:span></text:p>
        </text:list-item>
      </text:list>
      <text:list text:style-name="L80">
        <text:list-item>
          <text:list>
            <text:list-item>
              <text:p text:style-name="P126"><text:soft-page-break/><text:span text:style-name="Strong_20_Emphasis"><text:span text:style-name="T55">Форма</text:span></text:span><text:span text:style-name="T55"> (</text:span><text:span text:style-name="Source_20_Text"><text:span text:style-name="T55">form()</text:span></text:span><text:span text:style-name="T55">): единое поле </text:span><text:span text:style-name="Source_20_Text"><text:span text:style-name="T55">RichEditor</text:span></text:span><text:span text:style-name="T55"> для редактирования кода со стандартным набором кнопок (жирный, курсив, списки, блок кода и др.).</text:span></text:p>
            </text:list-item>
            <text:list-item>
              <text:p text:style-name="P126"><text:span text:style-name="Strong_20_Emphasis"><text:span text:style-name="T55">Таблица</text:span></text:span><text:span text:style-name="T55"> (</text:span><text:span text:style-name="Source_20_Text"><text:span text:style-name="T55">table()</text:span></text:span><text:span text:style-name="T55">): колонки </text:span><text:span text:style-name="Source_20_Text"><text:span text:style-name="T55">id</text:span></text:span><text:span text:style-name="T55">, фрагмент кода, количество «звёзд» и дата создания. Сортировка доступна по </text:span><text:span text:style-name="Source_20_Text"><text:span text:style-name="T55">id</text:span></text:span><text:span text:style-name="T55"> и </text:span><text:span text:style-name="Source_20_Text"><text:span text:style-name="T55">stars</text:span></text:span><text:span text:style-name="T55">.</text:span></text:p>
            </text:list-item>
          </text:list>
        </text:list-item>
        <text:list-item>
          <text:p text:style-name="P126"><text:span text:style-name="Strong_20_Emphasis"><text:span text:style-name="T55">LanguageResource</text:span></text:span></text:p>
          <text:list>
            <text:list-item>
              <text:p text:style-name="P126"><text:span text:style-name="Strong_20_Emphasis"><text:span text:style-name="T55">Форма</text:span></text:span><text:span text:style-name="T55">: простое текстовое поле </text:span><text:span text:style-name="Source_20_Text"><text:span text:style-name="T55">name</text:span></text:span><text:span text:style-name="T55">.</text:span></text:p>
            </text:list-item>
            <text:list-item>
              <text:p text:style-name="P126"><text:span text:style-name="Strong_20_Emphasis"><text:span text:style-name="T55">Таблица</text:span></text:span><text:span text:style-name="T55">: колонки </text:span><text:span text:style-name="Source_20_Text"><text:span text:style-name="T55">id</text:span></text:span><text:span text:style-name="T55">, </text:span><text:span text:style-name="Source_20_Text"><text:span text:style-name="T55">name</text:span></text:span><text:span text:style-name="T55"> (поиск по названию), дата создания. Реализованы действия редактирования и массового удаления.</text:span></text:p>
            </text:list-item>
          </text:list>
        </text:list-item>
        <text:list-item>
          <text:p text:style-name="P126"><text:span text:style-name="Strong_20_Emphasis"><text:span text:style-name="T55">ProjectResource</text:span></text:span></text:p>
          <text:list>
            <text:list-item>
              <text:p text:style-name="P126"><text:span text:style-name="Strong_20_Emphasis"><text:span text:style-name="T55">Форма</text:span></text:span><text:span text:style-name="T55">: поля </text:span><text:span text:style-name="Source_20_Text"><text:span text:style-name="T55">name</text:span></text:span><text:span text:style-name="T55">, </text:span><text:span text:style-name="Source_20_Text"><text:span text:style-name="T55">link</text:span></text:span><text:span text:style-name="T55"> (URL), загрузка изображения, </text:span><text:span text:style-name="Source_20_Text"><text:span text:style-name="T55">description</text:span></text:span><text:span text:style-name="T55"> и множественный </text:span><text:span text:style-name="Source_20_Text"><text:span text:style-name="T55">Select</text:span></text:span><text:span text:style-name="T55"> для выбора языков (поле JSON).</text:span></text:p>
            </text:list-item>
            <text:list-item>
              <text:p text:style-name="P126"><text:span text:style-name="Strong_20_Emphasis"><text:span text:style-name="T55">Таблица</text:span></text:span><text:span text:style-name="T55">: отображаются </text:span><text:span text:style-name="Source_20_Text"><text:span text:style-name="T55">id</text:span></text:span><text:span text:style-name="T55">, </text:span><text:span text:style-name="Source_20_Text"><text:span text:style-name="T55">name</text:span></text:span><text:span text:style-name="T55">, JSON-поле </text:span><text:span text:style-name="Source_20_Text"><text:span text:style-name="T55">languages</text:span></text:span><text:span text:style-name="T55"> как строка, дата создания. Поддерживается редактирование и массовое удаление.</text:span></text:p>
            </text:list-item>
          </text:list>
        </text:list-item>
      </text:list>
      <text:p text:style-name="P100"><text:span text:style-name="T55"/></text:p>
      <text:p text:style-name="P100"><text:span text:style-name="T55"><text:tab/></text:span><text:span text:style-name="T56">Каждый ресурс автоматически генерирует страницы списка, создания и редактирования, что избавляет от необходимости вручную писать логику.</text:span></text:p>
      <text:p text:style-name="P99"><text:span text:style-name="T56"><text:tab/>Таким образом, Filament позволил оперативно развернуть полный административный интерфейс, удовлетворяя всем требованиям проекта и избежав недостатков устаревших решений.</text:span></text:p>
      <text:p text:style-name="P100"><text:span text:style-name="T55"><text:tab/></text:span><text:span text:style-name="T57">В проекте присутствует класс LogRequestMiddleware, который подключен к конфигурации Filament. Этот middleware перехватывает все запросы к администраторской панели и сохраняет их параметры в логи. </text:span></text:p>
      <text:p text:style-name="P274"><text:span text:style-name="T4">Это позволяет:</text:span></text:p>
      <text:list text:style-name="L82">
        <text:list-item>
          <text:p text:style-name="P275"><text:span text:style-name="T4">Отслеживать активность администратора</text:span></text:p>
        </text:list-item>
        <text:list-item>
          <text:p text:style-name="P275"><text:soft-page-break/><text:span text:style-name="T4">Диагностировать некорректные или подозрительные запросы</text:span></text:p>
        </text:list-item>
        <text:list-item>
          <text:p text:style-name="P127"><text:span text:style-name="T57">Быстро находить и исправлять ошибки при взаимодействии с ресурсами</text:span></text:p>
          <text:p text:style-name="P285"><text:span text:style-name="T57"/></text:p>
        </text:list-item>
      </text:list>
      <text:h text:style-name="P79" text:outline-level="4">Кэширование данных</text:h>
      <text:p text:style-name="P57"/>
      <text:p text:style-name="P276"><text:tab/><text:span text:style-name="T115">Для оптимизации скорости загрузки и снижения нагрузки на базу данных было реализовано кэширование данных о проектах. Первоначально все проекты подгружались с использованием </text:span><text:span text:style-name="T116">стандартного запроса к базе данных: «$projects = Project::all();».</text:span></text:p>
      <text:p text:style-name="P276"><text:tab/><text:span text:style-name="T116">Однако, при большом количестве записей это может приводить к увеличению времени отклика. Поэтому был внедрен механизм кэширования с использованием встроенного фасада Cache Laravel. В результате при первом обращении результат сохраняется в кэш на сутки, либо обновляется автоматически при любом изменении данных.</text:span></text:p>
      <text:p text:style-name="P276"><text:tab/><text:span text:style-name="T116">Таким образом, при повторных запросах данные возвращаются напрямую из кэша без обращения к базе данных, что значительно ускоряет работу сайта.</text:span></text:p>
      <text:p text:style-name="P276"><text:tab/><text:span text:style-name="T116">Для обеспечении актуальности данных реализована автоматическая очистка кэша при сохранении, обновлении или удалении проектов. Это достигается через модельные события saved и deleted в модели Project. Это гарантирует, что кэш никогда не устаревает и при изменении данных пользователю всегда предоставляется актуальная информация.</text:span></text:p>
      <text:p text:style-name="P276"/>
      <text:h text:style-name="P78" text:outline-level="4">JavaScript</text:h>
      <text:p text:style-name="P277"><text:tab/></text:p>
      <text:p text:style-name="P277"><text:tab/>Для обеспечения динамического поведения, интерактивности и отзывчивого пользовательского интерфейса в проекте активно применяется <text:soft-page-break/>JavaScript. Скрипты разделены по логике и ответственностям, а также организованы в модульной структуре в каталоге public/js. Такой подход позволяет легко поддерживать и масштабировать клиентскую часть проекта. </text:p>
      <text:p text:style-name="P277"><text:tab/>Многие действия выполняются без перезагрузки страницы. Например, при выставлении рейтинга кода, отправляется PATCH-запрос с помощью fetch, после чего обновляется количество звезд прямо на странице. </text:p>
      <text:p text:style-name="P277"><text:tab/>Файл contact-me.js реализует двустороннюю визуальную связь между полями формы и кодоподобным отображением этих данных. Также реализована логика активации кнопки отправки при заполнении всех полей, без использования сторонних библиотек. </text:p>
      <text:p text:style-name="P277"><text:tab/>Скрипты footer.js и head-menu.js реагируют на изменение ширины экрана. Например, при <text:s/>узком экране скрывается основное меню и появляется кнопка раскрытия. </text:p>
      <text:p text:style-name="P277"><text:tab/>Файлы info-functions.js, personal-info.js, professional-info.js реализуют универсальный механизм табов, позволяющий подгружать отображать контент по нажатию кнопок. Это позволяет пользователю гибко перемещаться между разделами и не перегружать страницу большим объемом информации. </text:p>
      <text:p text:style-name="P277"><text:tab/>Файл project.js отвечает за загрузку и отображение проектов, а также их фильтрацию по языкам программирования. При загрузке все данные запрашиваются через API, после чего в DOM добавляется сгенерированная HTML-разметка. Фильтрация происходит без повторных запросов, а данные кэшируются в JS-памяти. </text:p>
      <text:p text:style-name="P277"><text:tab/>Функции из info-functions.js реализованы в виде экспортируемых модулей, что позволяет использовать их в разных частях интерфейса. Это делает архитектуру JavaScript-кода более чистой, расширяемой и соответствующей принципам DRY.</text:p>
      <text:p text:style-name="P128"><text:span text:style-name="T117"><text:tab/>JavaScript в проекте не просто добавляет интерактивности, но играет ключевую роль в UX, адаптивности, фильтрации и загрузке данных. Это делает сайт динамичным, отзывчивым и удобным для пользователя. Код организован в </text:span><text:soft-page-break/><text:span text:style-name="T117">модульной структуре, использует современные API браузера (например, </text:span><text:span text:style-name="Source_20_Text"><text:span text:style-name="T117">fetch</text:span></text:span><text:span text:style-name="T117">, </text:span><text:span text:style-name="Source_20_Text"><text:span text:style-name="T117">matchMedia</text:span></text:span><text:span text:style-name="T117">), а также отделяет бизнес-логику от визуальной, что соответствует лучшим практикам клиентской разработки.</text:span></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77" text:outline-level="3"><text:soft-page-break/>6 Тестирование и отладка</text:h>
      <text:p text:style-name="P88"/>
      <text:p text:style-name="P88"><text:tab/><text:span text:style-name="T118">После завершения основной </text:span><text:span text:style-name="T119">разработки и настройки административной панели, важным этапом стало тестирование и отладка проекта. Цель этого этапа — убедиться, что сайт функционирует стабильно, корректно и без критических ошибок на разных устройствах и в различных условиях эксплуатации. </text:span></text:p>
      <text:p text:style-name="P88"><text:tab/></text:p>
      <text:h text:style-name="P78" text:outline-level="4">Основные задачи тестирования</text:h>
      <text:p text:style-name="P89"/>
      <text:list text:style-name="L84">
        <text:list-item>
          <text:p text:style-name="P91">Кроссбраузерность<text:line-break/>Интерфейс сайта проверялся в современных браузерах (Google Chrome, Mozila Firefox, Yandex) на предмет корректного отображения стилей, работы анимаций, скриптов и элементов управления. </text:p>
        </text:list-item>
        <text:list-item>
          <text:p text:style-name="P91">Адаптивность<text:line-break/>Особое внимание уделялось отображению интерфейса на мобильных устройствах и экранах с различным разрешением. Проверялось, в частности, корректная работа выпадающего меню и отображение карточек проектов на маленьких экранах.</text:p>
        </text:list-item>
        <text:list-item>
          <text:p text:style-name="P91">Функциональность JavaScript<text:line-break/>Выполнялась проверка:</text:p>
          <text:list>
            <text:list-item>
              <text:p text:style-name="P91">Работоспособности вкладок в разделах About</text:p>
            </text:list-item>
            <text:list-item>
              <text:p text:style-name="P91">Корректность фильтрации проектов по технологиям</text:p>
            </text:list-item>
            <text:list-item>
              <text:p text:style-name="P91">Реакция кнопки «отправить» на заполненные и пустые поля формы</text:p>
            </text:list-item>
            <text:list-item>
              <text:p text:style-name="P91">AJAX-запросов без перезагрузки страницы</text:p>
            </text:list-item>
          </text:list>
        </text:list-item>
        <text:list-item>
          <text:p text:style-name="P91">Проверка API и кэширования<text:line-break/>После реализации кэширования проектов на сервере проводилась проверка:</text:p>
          <text:list>
            <text:list-item>
              <text:p text:style-name="P91">Возврата актуальных данных из кэша</text:p>
            </text:list-item>
            <text:list-item>
              <text:p text:style-name="P91">Автоматического сброса кэша при обновлении проектов</text:p>
            </text:list-item>
            <text:list-item>
              <text:p text:style-name="P91"><text:soft-page-break/>Корректной серриализации полей languages и отображение их на клиенте</text:p>
            </text:list-item>
          </text:list>
        </text:list-item>
        <text:list-item>
          <text:p text:style-name="P91">Проверка административной панели<text:line-break/>Тестировалась работа создания, редактирования и удаления записей в административной панели:</text:p>
          <text:list>
            <text:list-item>
              <text:p text:style-name="P91">Проектов с множественными языками</text:p>
            </text:list-item>
            <text:list-item>
              <text:p text:style-name="P91">Сниппетов с форматированным кодом</text:p>
            </text:list-item>
            <text:list-item>
              <text:p text:style-name="P91">Валидность форм и правильность отображения связанных данных</text:p>
            </text:list-item>
          </text:list>
        </text:list-item>
      </text:list>
      <text:p text:style-name="P90"/>
      <text:h text:style-name="P78" text:outline-level="4">Методы и средства отладки</text:h>
      <text:p text:style-name="P269"/>
      <text:list text:style-name="L85">
        <text:list-item>
          <text:p text:style-name="P92">Инструменты разработчика браузера использовались для анализа сетевых запросов, отслеживания ошибок JavaScript, профилирования DOM-структуры и контроля адаптивности интерфейса через эмуляцию устройств</text:p>
        </text:list-item>
        <text:list-item>
          <text:p text:style-name="P92">Консоль браузера помогала оперативно выявлять ошибки скриптов и предупреждения, например, при некорректной работе событий или недоступности API</text:p>
        </text:list-item>
        <text:list-item>
          <text:p text:style-name="P92">Laravel Debugbar и логирование использовались для отладки серверной логики — например, правил доступа к панели администратора</text:p>
        </text:list-item>
      </text:list>
      <text:p text:style-name="P93"/>
      <text:h text:style-name="P78" text:outline-level="4" text:is-list-header="true">Примеры найденных и устраненных ошибок</text:h>
      <text:p text:style-name="P269"/>
      <text:list text:style-name="L86">
        <text:list-item>
          <text:p text:style-name="P94">При изначальной реализации отображения сниппетов возникали ошибки при отсутствии meta тега с csrf токеном, что мешало работе PATCH-запросов</text:p>
        </text:list-item>
        <text:list-item>
          <text:p text:style-name="P94">На мобильных устройствах кнопка меню была недоступна из за наложения стилей. Проблема была устранена через media query и перераспределение слоев</text:p>
        </text:list-item>
        <text:list-item>
          <text:p text:style-name="P95"><text:soft-page-break/><text:span text:style-name="T120">Кнопка </text:span><text:span text:style-name="T122">«submit-message» не активировалась, даже если поля были заполнены. Выявлена ошибка в логике активации и устранена с помощью дополнительной функции updateSubmitButtonStyle</text:span></text:p>
        </text:list-item>
      </text:list>
      <text:p text:style-name="P96"><text:span text:style-name="T122"/></text:p>
      <text:p text:style-name="P86"><text:span text:style-name="T122"><text:tab/>Этап тестирования и отладки позволил выявить и устранить критические и мелкие ошибки как в клиентской части (JavaScript, верстка), так и в серверной логике (Laravel, кэширование, API). Благодаря этому сайт стал стабильным, адаптивным и удобным в использовании на различных устройствах. Проведённое тестирование также подтвердило корректную работу административной панели и механизмов взаимодействия с базой данных. Этот этап стал важным завершающим шагом перед публикацией проекта.</text:span></text:p>
      <text:p text:style-name="P86"><text:span text:style-name="T122"/></text:p>
      <text:h text:style-name="P77" text:outline-level="3"><text:span text:style-name="T122">7 </text:span><text:span text:style-name="T121">Публикация</text:span></text:h>
      <text:p text:style-name="P269"><text:span text:style-name="T121"/></text:p>
      <text:p text:style-name="Standard"><text:tab/><text:span text:style-name="T120">Цель публикации — сделать веб-сайт доступным для пользователей через интернет. Это включает в себя перенос файлов проекта на сервер, настройку окружения, запуск необходимых служб и проверку работоспособности ресурса в продакшене.</text:span></text:p>
      <text:p text:style-name="Standard"/>
      <text:p text:style-name="Standard"><text:tab/><text:span text:style-name="T123">Для публикации был выбран VPS-хостинг на платформе Hostland, предоставляющий полный доступ к серверу и зарегистрирован домен alexvinportfolio.ru.</text:span></text:p>
      <text:p text:style-name="Standard"><text:tab/><text:span text:style-name="T123">При развертывании проекта установлен стек: PHP, Nginx, MySQL, Composer и Git. Проект клонировался с Git репозитория с помощью команды: «git clone </text:span><text:a xlink:type="simple" xlink:href="https://github.com/AlexanderTsaricov/protfolio" text:style-name="Internet_20_link" text:visited-style-name="Visited_20_Internet_20_Link"><text:span text:style-name="T123">https://github.com/AlexanderTsaricov/protfolio</text:span></text:a><text:span text:style-name="T123">». Для загрузки обновлений в дальнейшем используется команда «git pull». </text:span></text:p>
      <text:p text:style-name="Standard"><text:tab/><text:span text:style-name="T123">При настройке окружения создан и настроен .env файл с параметрами подключения к базе данных, путями и секретами. Также были выполнены миграции базы данных и настроено кэширование конфигурации.</text:span></text:p>
      <text:p text:style-name="Standard"><text:soft-page-break/></text:p>
      <text:p text:style-name="Standard"><text:tab/><text:span text:style-name="T123">Был настроен веб-сервер Nginx для раздачи файлов из директории public. Обеспечен доступ к изображениям и JavaScript-файлам, а также проверена работа административной панели.</text:span></text:p>
      <text:p text:style-name="Standard"><text:tab/><text:span text:style-name="T123">Были установлены корректные права на директории storage и cahce, а также отключен режим отладки в .env файле. </text:span></text:p>
      <text:p text:style-name="Standard"><text:tab/><text:span text:style-name="T123">После вышеуказанных действий была проверена корректная загрузка проекта по доменному имени и проверены все основные страницы.</text:span></text:p>
      <text:p text:style-name="Standard"><text:tab/>В результате этапа публикации проект был успешно размещён на сервере и стал доступен по адресу <text:a xlink:type="simple" xlink:href="https://alexvinportfolio.ru/" office:target-frame-name="_new" xlink:show="replace" text:style-name="Internet_20_link" text:visited-style-name="Visited_20_Internet_20_Link">alexvinportfolio.ru</text:a>. Были обеспечены стабильная работа, безопасность и производительность сайта в продакшене. Благодаря использованию Git обновление проекта занимает считанные секунды и не требует ручного копирования файлов.</text:p>
      <text:h text:style-name="P56" text:outline-level="2">Источники <text:span text:style-name="T106">и ссылки</text:span></text:h>
      <text:p text:style-name="P13"/>
      <text:list text:style-name="L56">
        <text:list-item>
          <text:p text:style-name="P81"><text:span text:style-name="T110">ChatGPT - </text:span><text:a xlink:type="simple" xlink:href="https://chatgpt.com/" text:style-name="Internet_20_link" text:visited-style-name="Visited_20_Internet_20_Link"><text:span text:style-name="T110">https://chatgpt.com/</text:span></text:a></text:p>
        </text:list-item>
        <text:list-item>
          <text:p text:style-name="P81"><text:span text:style-name="T110">Архитектурные портфолио - </text:span><text:a xlink:type="simple" xlink:href="https://metaeducation.ru/" text:style-name="Internet_20_link" text:visited-style-name="Visited_20_Internet_20_Link"><text:span text:style-name="T110">https://metaeducation.ru/</text:span></text:a></text:p>
        </text:list-item>
        <text:list-item>
          <text:p text:style-name="P84"><text:span text:style-name="T91">Макет №1</text:span><text:span text:style-name="T92"> - </text:span><text:a xlink:type="simple" xlink:href="https://www.figma.com/design/0sOLD8DXBciRptTPCnWNnM/Portfolio-site--Community-?node-id=1-6" text:style-name="Internet_20_link" text:visited-style-name="Visited_20_Internet_20_Link"><text:span text:style-name="T92">https://www.figma.com/design/0sOLD8DXBciRptTPCnWNnM/Portfolio-site--Community-?node-id=1-6</text:span></text:a></text:p>
        </text:list-item>
        <text:list-item>
          <text:p text:style-name="P82"><text:span text:style-name="T102">Макет №2 - </text:span><text:a xlink:type="simple" xlink:href="https://www.figma.com/design/bYqETMkjBhkT5SD3RsSuNQ/Portfolio-for-Developers-Concept-V.2.1--Community-?node-id=26532-1280" text:style-name="Internet_20_link" text:visited-style-name="Visited_20_Internet_20_Link">https://www.figma.com/design/bYqETMkjBhkT5SD3RsSuNQ/Portfolio-for-Developers-Concept-V.2.1--Community-?node-id=26532-1280</text:a></text:p>
        </text:list-item>
        <text:list-item>
          <text:p text:style-name="P85"><text:span text:style-name="T93">Макет №3 - </text:span><text:a xlink:type="simple" xlink:href="https://www.figma.com/design/pO4VtqLa87qwWafSGK5TV2/Web.Dev?node-id=2-2" text:style-name="Internet_20_link" text:visited-style-name="Visited_20_Internet_20_Link">https://www.figma.com/design/pO4VtqLa87qwWafSGK5TV2/Web.Dev?node-id=2-2</text:a></text:p>
        </text:list-item>
        <text:list-item>
          <text:p text:style-name="P85"><text:span text:style-name="T106">Макет №4 - </text:span><text:a xlink:type="simple" xlink:href="https://www.figma.com/design/QN7143odoA7Bmf18XFrGy2/Portfolio-Design--Community-?node-id=0-1" text:style-name="Internet_20_link" text:visited-style-name="Visited_20_Internet_20_Link">https://www.figma.com/design/QN7143odoA7Bmf18XFrGy2/Portfolio-Design--Community-?node-id=0-1</text:a></text:p>
        </text:list-item>
        <text:list-item>
          <text:p text:style-name="P87">Проект в GitHub - <text:a xlink:type="simple" xlink:href="https://github.com/AlexanderTsaricov/protfolio" text:style-name="Internet_20_link" text:visited-style-name="Visited_20_Internet_20_Link">https://github.com/AlexanderTsaricov/protfolio</text:a></text:p>
          <text:p text:style-name="P8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Жирный" style:font-family-generic="roman" style:font-pitch="variable"/>
    <style:font-face style:name="Times New Roman2" svg:font-family="'Times New Roman'" style:font-adornments="Жирный курсив" style:font-family-generic="roman" style:font-pitch="variable"/>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1" fo:font-family="'Times New Roman'" style:font-style-name="Жирный"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2" fo:font-family="'Times New Roman'" style:font-style-name="Жирный курсив"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Жирный" style:font-family-generic="roman" style:font-pitch="variable"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 fo:font-family="'Times New Roman'" style:font-family-generic="roman"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7:53:53.700624743</meta:creation-date>
    <dc:date>2025-06-24T20:52:05.008119953</dc:date>
    <meta:editing-duration>PT11H42M1S</meta:editing-duration>
    <meta:editing-cycles>58</meta:editing-cycles>
    <meta:generator>LibreOffice/24.2.7.2$Linux_X86_64 LibreOffice_project/420$Build-2</meta:generator>
    <meta:document-statistic meta:table-count="0" meta:image-count="0" meta:object-count="0" meta:page-count="81" meta:paragraph-count="755" meta:word-count="11519" meta:character-count="90762" meta:non-whitespace-character-count="79576"/>
  </office:meta>
</office:document-meta>
</file>